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05mm"/>
    </style:style>
    <style:style style:name="co2" style:family="table-column">
      <style:table-column-properties fo:break-before="auto" style:column-width="44.66mm"/>
    </style:style>
    <style:style style:name="co3" style:family="table-column">
      <style:table-column-properties fo:break-before="auto" style:column-width="20.69mm"/>
    </style:style>
    <style:style style:name="co4" style:family="table-column">
      <style:table-column-properties fo:break-before="auto" style:column-width="12.24mm"/>
    </style:style>
    <style:style style:name="co5" style:family="table-column">
      <style:table-column-properties fo:break-before="auto" style:column-width="12.52mm"/>
    </style:style>
    <style:style style:name="co6" style:family="table-column">
      <style:table-column-properties fo:break-before="auto" style:column-width="11.69mm"/>
    </style:style>
    <style:style style:name="co7" style:family="table-column">
      <style:table-column-properties fo:break-before="auto" style:column-width="15.79mm"/>
    </style:style>
    <style:style style:name="co8" style:family="table-column">
      <style:table-column-properties fo:break-before="auto" style:column-width="55mm"/>
    </style:style>
    <style:style style:name="co9" style:family="table-column">
      <style:table-column-properties fo:break-before="auto" style:column-width="53.38mm"/>
    </style:style>
    <style:style style:name="co10" style:family="table-column">
      <style:table-column-properties fo:break-before="auto" style:column-width="232.02mm"/>
    </style:style>
    <style:style style:name="co11" style:family="table-column">
      <style:table-column-properties fo:break-before="auto" style:column-width="326.21mm"/>
    </style:style>
    <style:style style:name="co12" style:family="table-column">
      <style:table-column-properties fo:break-before="auto" style:column-width="114.64mm"/>
    </style:style>
    <style:style style:name="co13" style:family="table-column">
      <style:table-column-properties fo:break-before="auto" style:column-width="53.34mm"/>
    </style:style>
    <style:style style:name="co14" style:family="table-column">
      <style:table-column-properties fo:break-before="auto" style:column-width="206.96mm"/>
    </style:style>
    <style:style style:name="co15" style:family="table-column">
      <style:table-column-properties fo:break-before="auto" style:column-width="22.58mm"/>
    </style:style>
    <style:style style:name="co16" style:family="table-column">
      <style:table-column-properties fo:break-before="auto" style:column-width="35.12mm"/>
    </style:style>
    <style:style style:name="co17" style:family="table-column">
      <style:table-column-properties fo:break-before="auto" style:column-width="25.05mm"/>
    </style:style>
    <style:style style:name="co18" style:family="table-column">
      <style:table-column-properties fo:break-before="auto" style:column-width="33.76mm"/>
    </style:style>
    <style:style style:name="co19" style:family="table-column">
      <style:table-column-properties fo:break-before="auto" style:column-width="18.5mm"/>
    </style:style>
    <style:style style:name="co20" style:family="table-column">
      <style:table-column-properties fo:break-before="auto" style:column-width="37.31mm"/>
    </style:style>
    <style:style style:name="co21" style:family="table-column">
      <style:table-column-properties fo:break-before="auto" style:column-width="19.05mm"/>
    </style:style>
    <style:style style:name="co22" style:family="table-column">
      <style:table-column-properties fo:break-before="auto" style:column-width="46.57mm"/>
    </style:style>
    <style:style style:name="co23" style:family="table-column">
      <style:table-column-properties fo:break-before="auto" style:column-width="20.73mm"/>
    </style:style>
    <style:style style:name="co24" style:family="table-column">
      <style:table-column-properties fo:break-before="auto" style:column-width="183.55mm"/>
    </style:style>
    <style:style style:name="co25" style:family="table-column">
      <style:table-column-properties fo:break-before="auto" style:column-width="17.43mm"/>
    </style:style>
    <style:style style:name="co26" style:family="table-column">
      <style:table-column-properties fo:break-before="auto" style:column-width="54.19mm"/>
    </style:style>
    <style:style style:name="co27" style:family="table-column">
      <style:table-column-properties fo:break-before="auto" style:column-width="58.81mm"/>
    </style:style>
    <style:style style:name="co28" style:family="table-column">
      <style:table-column-properties fo:break-before="auto" style:column-width="77.88mm"/>
    </style:style>
    <style:style style:name="co29" style:family="table-column">
      <style:table-column-properties fo:break-before="auto" style:column-width="121.44mm"/>
    </style:style>
    <style:style style:name="co30" style:family="table-column">
      <style:table-column-properties fo:break-before="auto" style:column-width="113.82mm"/>
    </style:style>
    <style:style style:name="co31" style:family="table-column">
      <style:table-column-properties fo:break-before="auto" style:column-width="21.5mm"/>
    </style:style>
    <style:style style:name="co32" style:family="table-column">
      <style:table-column-properties fo:break-before="auto" style:column-width="32.07mm"/>
    </style:style>
    <style:style style:name="co33" style:family="table-column">
      <style:table-column-properties fo:break-before="auto" style:column-width="19.88mm"/>
    </style:style>
    <style:style style:name="co34" style:family="table-column">
      <style:table-column-properties fo:break-before="auto" style:column-width="89.57mm"/>
    </style:style>
    <style:style style:name="co35" style:family="table-column">
      <style:table-column-properties fo:break-before="auto" style:column-width="24.04mm"/>
    </style:style>
    <style:style style:name="co36" style:family="table-column">
      <style:table-column-properties fo:break-before="auto" style:column-width="29.95mm"/>
    </style:style>
    <style:style style:name="co37" style:family="table-column">
      <style:table-column-properties fo:break-before="auto" style:column-width="39.76mm"/>
    </style:style>
    <style:style style:name="co38" style:family="table-column">
      <style:table-column-properties fo:break-before="auto" style:column-width="31.86mm"/>
    </style:style>
    <style:style style:name="co39" style:family="table-column">
      <style:table-column-properties fo:break-before="auto" style:column-width="13.3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00cccc" fo:border="0.74pt solid #000000" style:shrink-to-fit="false"/>
      <style:text-properties fo:font-weight="bold" style:font-weight-asian="bold" style:font-weight-complex="bold"/>
    </style:style>
    <style:style style:name="ce3" style:family="table-cell" style:parent-style-name="Default">
      <style:table-cell-properties fo:border="0.74pt solid #000000" style:shrink-to-fit="true"/>
    </style:style>
    <style:style style:name="ce7" style:family="table-cell" style:parent-style-name="Default">
      <style:table-cell-properties fo:background-color="transparent" fo:border="0.74pt solid #000000" style:shrink-to-fit="true"/>
    </style:style>
    <style:style style:name="ce239" style:family="table-cell" style:parent-style-name="Default">
      <style:table-cell-properties fo:background-color="#ffffff" fo:border="0.74pt solid #000000" style:shrink-to-fit="false"/>
      <style:text-properties fo:font-weight="bold" style:font-weight-asian="bold" style:font-weight-complex="bold"/>
    </style:style>
    <style:style style:name="ce2" style:family="table-cell" style:parent-style-name="Default">
      <style:table-cell-properties fo:background-color="#e6e6ff" fo:border="0.74pt solid #000000" style:shrink-to-fit="false"/>
      <style:text-properties fo:font-weight="bold" style:font-weight-asian="bold" style:font-weight-complex="bold"/>
    </style:style>
    <style:style style:name="ce6" style:family="table-cell" style:parent-style-name="Default">
      <style:table-cell-properties fo:background-color="#e6e6ff" fo:border="0.74pt solid #000000"/>
    </style:style>
    <style:style style:name="ce10" style:family="table-cell" style:parent-style-name="Default">
      <style:table-cell-properties fo:background-color="#e6e6ff" fo:border="0.74pt solid #000000" style:shrink-to-fit="true"/>
    </style:style>
    <style:style style:name="ce11" style:family="table-cell" style:parent-style-name="Default">
      <style:table-cell-properties fo:background-color="#e6e6e6" fo:border="0.74pt solid #000000" style:shrink-to-fit="false"/>
      <style:text-properties fo:font-weight="bold" style:font-weight-asian="bold" style:font-weight-complex="bold"/>
    </style:style>
    <style:style style:name="ce14" style:family="table-cell" style:parent-style-name="Default">
      <style:table-cell-properties fo:background-color="#e6e6e6" fo:border="0.74pt solid #000000"/>
    </style:style>
    <style:style style:name="ce15" style:family="table-cell" style:parent-style-name="Default">
      <style:table-cell-properties fo:background-color="#e6e6e6" fo:border="0.74pt solid #000000" style:shrink-to-fit="true"/>
    </style:style>
    <style:style style:name="ce18" style:family="table-cell" style:parent-style-name="Default">
      <style:table-cell-properties fo:background-color="#99ccff" fo:border="0.74pt solid #000000" style:shrink-to-fit="false"/>
      <style:text-properties fo:font-weight="bold" style:font-weight-asian="bold" style:font-weight-complex="bold"/>
    </style:style>
    <style:style style:name="ce19" style:family="table-cell" style:parent-style-name="Default">
      <style:table-cell-properties fo:background-color="#99ccff" fo:border="0.74pt solid #000000"/>
    </style:style>
    <style:style style:name="ce22" style:family="table-cell" style:parent-style-name="Default">
      <style:table-cell-properties fo:background-color="#99ccff" fo:border="0.74pt solid #000000" style:shrink-to-fit="true"/>
    </style:style>
    <style:style style:name="ce41" style:family="table-cell" style:parent-style-name="Default">
      <style:table-cell-properties style:shrink-to-fit="true"/>
      <style:map style:condition="cell-content()=&quot;Interrupts&quot;" style:apply-style-name="Red_20_bg" style:base-cell-address="'Master Action List'.M2"/>
      <style:map style:condition="cell-content()=&quot;Follows&quot;" style:apply-style-name="Light_20_orange_20_bg" style:base-cell-address="'Master Action List'.M2"/>
      <style:map style:condition="cell-content()=&quot;Buffered&quot;" style:apply-style-name="Yellow_20_bg" style:base-cell-address="'Master Action List'.M2"/>
      <style:map style:condition="cell-content()=&quot;Combined&quot;" style:apply-style-name="Light_20_blue_20_bg" style:base-cell-address="'Master Action List'.M2"/>
      <style:map style:condition="cell-content()=&quot;Special&quot;" style:apply-style-name="Green_20_bg" style:base-cell-address="'Master Action List'.M2"/>
      <style:map style:condition="cell-content()=&quot;Prerequisite&quot;" style:apply-style-name="Blue_20_bg" style:base-cell-address="'Master Action List'.M2"/>
      <style:map style:condition="cell-content()=&quot;Unpossible?&quot;" style:apply-style-name="Light_20_gray_20_bg" style:base-cell-address="'Master Action List'.M2"/>
      <style:map style:condition="cell-content()=&quot;§§§&quot;" style:apply-style-name="Dark_20_gray_20_bg" style:base-cell-address="'Master Action List'.M2"/>
      <style:map style:condition="cell-content()=&quot;???&quot;" style:apply-style-name="Purple_20_bg" style:base-cell-address="'Master Action List'.M2"/>
      <style:map style:condition="cell-content()=&quot;No effect&quot;" style:apply-style-name="Light_20_gray_20_bg" style:base-cell-address="'Master Action List'.M2"/>
    </style:style>
    <style:style style:name="ce61" style:family="table-cell" style:parent-style-name="Default">
      <style:table-cell-properties style:shrink-to-fit="true"/>
      <style:map style:condition="cell-content()=&quot;Interrupts&quot;" style:apply-style-name="Red_20_bg" style:base-cell-address="'Master Action List'.M3"/>
      <style:map style:condition="cell-content()=&quot;Follows&quot;" style:apply-style-name="Light_20_orange_20_bg" style:base-cell-address="'Master Action List'.M3"/>
      <style:map style:condition="cell-content()=&quot;Buffered&quot;" style:apply-style-name="Yellow_20_bg" style:base-cell-address="'Master Action List'.M3"/>
      <style:map style:condition="cell-content()=&quot;Combined&quot;" style:apply-style-name="Light_20_blue_20_bg" style:base-cell-address="'Master Action List'.M3"/>
      <style:map style:condition="cell-content()=&quot;Special&quot;" style:apply-style-name="Green_20_bg" style:base-cell-address="'Master Action List'.M3"/>
      <style:map style:condition="cell-content()=&quot;Prerequisite&quot;" style:apply-style-name="Blue_20_bg" style:base-cell-address="'Master Action List'.M3"/>
      <style:map style:condition="cell-content()=&quot;Unpossible?&quot;" style:apply-style-name="Light_20_gray_20_bg" style:base-cell-address="'Master Action List'.M3"/>
      <style:map style:condition="cell-content()=&quot;§§§&quot;" style:apply-style-name="Dark_20_gray_20_bg" style:base-cell-address="'Master Action List'.M3"/>
      <style:map style:condition="cell-content()=&quot;???&quot;" style:apply-style-name="Purple_20_bg" style:base-cell-address="'Master Action List'.M3"/>
      <style:map style:condition="cell-content()=&quot;No effect&quot;" style:apply-style-name="Light_20_gray_20_bg" style:base-cell-address="'Master Action List'.M3"/>
    </style:style>
    <style:style style:name="ce44" style:family="table-cell" style:parent-style-name="Default">
      <style:table-cell-properties style:shrink-to-fit="true"/>
      <style:map style:condition="cell-content()=&quot;Interrupts&quot;" style:apply-style-name="Red_20_bg" style:base-cell-address="'Master Action List'.M9"/>
      <style:map style:condition="cell-content()=&quot;Follows&quot;" style:apply-style-name="Light_20_orange_20_bg" style:base-cell-address="'Master Action List'.M9"/>
      <style:map style:condition="cell-content()=&quot;Buffered&quot;" style:apply-style-name="Yellow_20_bg" style:base-cell-address="'Master Action List'.M9"/>
      <style:map style:condition="cell-content()=&quot;Combined&quot;" style:apply-style-name="Light_20_blue_20_bg" style:base-cell-address="'Master Action List'.M9"/>
      <style:map style:condition="cell-content()=&quot;Special&quot;" style:apply-style-name="Green_20_bg" style:base-cell-address="'Master Action List'.M9"/>
      <style:map style:condition="cell-content()=&quot;Prerequisite&quot;" style:apply-style-name="Blue_20_bg" style:base-cell-address="'Master Action List'.M9"/>
      <style:map style:condition="cell-content()=&quot;Unpossible?&quot;" style:apply-style-name="Light_20_gray_20_bg" style:base-cell-address="'Master Action List'.M9"/>
      <style:map style:condition="cell-content()=&quot;§§§&quot;" style:apply-style-name="Dark_20_gray_20_bg" style:base-cell-address="'Master Action List'.M9"/>
      <style:map style:condition="cell-content()=&quot;???&quot;" style:apply-style-name="Purple_20_bg" style:base-cell-address="'Master Action List'.M9"/>
      <style:map style:condition="cell-content()=&quot;No effect&quot;" style:apply-style-name="Light_20_gray_20_bg" style:base-cell-address="'Master Action List'.M9"/>
    </style:style>
    <style:style style:name="ce46" style:family="table-cell" style:parent-style-name="Default">
      <style:table-cell-properties style:shrink-to-fit="true"/>
      <style:map style:condition="cell-content()=&quot;Interrupts&quot;" style:apply-style-name="Red_20_bg" style:base-cell-address="'Master Action List'.M13"/>
      <style:map style:condition="cell-content()=&quot;Follows&quot;" style:apply-style-name="Light_20_orange_20_bg" style:base-cell-address="'Master Action List'.M13"/>
      <style:map style:condition="cell-content()=&quot;Buffered&quot;" style:apply-style-name="Yellow_20_bg" style:base-cell-address="'Master Action List'.M13"/>
      <style:map style:condition="cell-content()=&quot;Combined&quot;" style:apply-style-name="Light_20_blue_20_bg" style:base-cell-address="'Master Action List'.M13"/>
      <style:map style:condition="cell-content()=&quot;Special&quot;" style:apply-style-name="Green_20_bg" style:base-cell-address="'Master Action List'.M13"/>
      <style:map style:condition="cell-content()=&quot;Prerequisite&quot;" style:apply-style-name="Blue_20_bg" style:base-cell-address="'Master Action List'.M13"/>
      <style:map style:condition="cell-content()=&quot;Unpossible?&quot;" style:apply-style-name="Light_20_gray_20_bg" style:base-cell-address="'Master Action List'.M13"/>
      <style:map style:condition="cell-content()=&quot;§§§&quot;" style:apply-style-name="Dark_20_gray_20_bg" style:base-cell-address="'Master Action List'.M13"/>
      <style:map style:condition="cell-content()=&quot;???&quot;" style:apply-style-name="Purple_20_bg" style:base-cell-address="'Master Action List'.M13"/>
      <style:map style:condition="cell-content()=&quot;No effect&quot;" style:apply-style-name="Light_20_gray_20_bg" style:base-cell-address="'Master Action List'.M13"/>
    </style:style>
    <style:style style:name="ce47" style:family="table-cell" style:parent-style-name="Default">
      <style:table-cell-properties style:shrink-to-fit="true"/>
      <style:map style:condition="cell-content()=&quot;Interrupts&quot;" style:apply-style-name="Red_20_bg" style:base-cell-address="'Master Action List'.M18"/>
      <style:map style:condition="cell-content()=&quot;Follows&quot;" style:apply-style-name="Light_20_orange_20_bg" style:base-cell-address="'Master Action List'.M18"/>
      <style:map style:condition="cell-content()=&quot;Buffered&quot;" style:apply-style-name="Yellow_20_bg" style:base-cell-address="'Master Action List'.M18"/>
      <style:map style:condition="cell-content()=&quot;Combined&quot;" style:apply-style-name="Light_20_blue_20_bg" style:base-cell-address="'Master Action List'.M18"/>
      <style:map style:condition="cell-content()=&quot;Special&quot;" style:apply-style-name="Green_20_bg" style:base-cell-address="'Master Action List'.M18"/>
      <style:map style:condition="cell-content()=&quot;Prerequisite&quot;" style:apply-style-name="Blue_20_bg" style:base-cell-address="'Master Action List'.M18"/>
      <style:map style:condition="cell-content()=&quot;Unpossible?&quot;" style:apply-style-name="Light_20_gray_20_bg" style:base-cell-address="'Master Action List'.M18"/>
      <style:map style:condition="cell-content()=&quot;§§§&quot;" style:apply-style-name="Dark_20_gray_20_bg" style:base-cell-address="'Master Action List'.M18"/>
      <style:map style:condition="cell-content()=&quot;???&quot;" style:apply-style-name="Purple_20_bg" style:base-cell-address="'Master Action List'.M18"/>
      <style:map style:condition="cell-content()=&quot;No effect&quot;" style:apply-style-name="Light_20_gray_20_bg" style:base-cell-address="'Master Action List'.M18"/>
    </style:style>
    <style:style style:name="ce247" style:family="table-cell" style:parent-style-name="Default">
      <style:table-cell-properties style:shrink-to-fit="true"/>
      <style:text-properties fo:font-weight="bold" style:font-weight-asian="bold" style:font-weight-complex="bold"/>
      <style:map style:condition="cell-content()=&quot;Interrupts&quot;" style:apply-style-name="Red_20_bg" style:base-cell-address="'Master Action List'.M3"/>
      <style:map style:condition="cell-content()=&quot;Follows&quot;" style:apply-style-name="Light_20_orange_20_bg" style:base-cell-address="'Master Action List'.M3"/>
      <style:map style:condition="cell-content()=&quot;Buffered&quot;" style:apply-style-name="Yellow_20_bg" style:base-cell-address="'Master Action List'.M3"/>
      <style:map style:condition="cell-content()=&quot;Combined&quot;" style:apply-style-name="Light_20_blue_20_bg" style:base-cell-address="'Master Action List'.M3"/>
      <style:map style:condition="cell-content()=&quot;Special&quot;" style:apply-style-name="Green_20_bg" style:base-cell-address="'Master Action List'.M3"/>
      <style:map style:condition="cell-content()=&quot;Prerequisite&quot;" style:apply-style-name="Blue_20_bg" style:base-cell-address="'Master Action List'.M3"/>
      <style:map style:condition="cell-content()=&quot;Unpossible?&quot;" style:apply-style-name="Light_20_gray_20_bg" style:base-cell-address="'Master Action List'.M3"/>
      <style:map style:condition="cell-content()=&quot;§§§&quot;" style:apply-style-name="Dark_20_gray_20_bg" style:base-cell-address="'Master Action List'.M3"/>
      <style:map style:condition="cell-content()=&quot;???&quot;" style:apply-style-name="Purple_20_bg" style:base-cell-address="'Master Action List'.M3"/>
      <style:map style:condition="cell-content()=&quot;No effect&quot;" style:apply-style-name="Light_20_gray_20_bg" style:base-cell-address="'Master Action List'.M3"/>
    </style:style>
    <style:style style:name="ce95" style:family="table-cell" style:parent-style-name="Default">
      <style:text-properties fo:font-weight="bold" style:font-weight-asian="bold" style:font-weight-complex="bold"/>
    </style:style>
    <style:style style:name="ce51" style:family="table-cell" style:parent-style-name="Default">
      <style:table-cell-properties style:shrink-to-fit="true"/>
      <style:text-properties fo:font-style="italic" fo:font-weight="normal" style:font-style-asian="italic" style:font-weight-asian="normal" style:font-style-complex="italic" style:font-weight-complex="normal"/>
      <style:map style:condition="cell-content()=&quot;Interrupts&quot;" style:apply-style-name="Red_20_bg" style:base-cell-address="'Master Action List'.M3"/>
      <style:map style:condition="cell-content()=&quot;Follows&quot;" style:apply-style-name="Light_20_orange_20_bg" style:base-cell-address="'Master Action List'.M3"/>
      <style:map style:condition="cell-content()=&quot;Buffered&quot;" style:apply-style-name="Yellow_20_bg" style:base-cell-address="'Master Action List'.M3"/>
      <style:map style:condition="cell-content()=&quot;Combined&quot;" style:apply-style-name="Light_20_blue_20_bg" style:base-cell-address="'Master Action List'.M3"/>
      <style:map style:condition="cell-content()=&quot;Special&quot;" style:apply-style-name="Green_20_bg" style:base-cell-address="'Master Action List'.M3"/>
      <style:map style:condition="cell-content()=&quot;Prerequisite&quot;" style:apply-style-name="Blue_20_bg" style:base-cell-address="'Master Action List'.M3"/>
      <style:map style:condition="cell-content()=&quot;Unpossible?&quot;" style:apply-style-name="Light_20_gray_20_bg" style:base-cell-address="'Master Action List'.M3"/>
      <style:map style:condition="cell-content()=&quot;§§§&quot;" style:apply-style-name="Dark_20_gray_20_bg" style:base-cell-address="'Master Action List'.M3"/>
      <style:map style:condition="cell-content()=&quot;???&quot;" style:apply-style-name="Purple_20_bg" style:base-cell-address="'Master Action List'.M3"/>
      <style:map style:condition="cell-content()=&quot;No effect&quot;" style:apply-style-name="Light_20_gray_20_bg" style:base-cell-address="'Master Action List'.M3"/>
    </style:style>
    <style:style style:name="ce57" style:family="table-cell" style:parent-style-name="Default">
      <style:table-cell-properties style:shrink-to-fit="true"/>
    </style:style>
    <style:style style:name="ce139" style:family="table-cell" style:parent-style-name="Default">
      <style:table-cell-properties style:shrink-to-fit="false"/>
    </style:style>
    <style:style style:name="ce32" style:family="table-cell" style:parent-style-name="Default">
      <style:table-cell-properties fo:border="0.06pt solid #000000"/>
    </style:style>
    <style:style style:name="ce64" style:family="table-cell" style:parent-style-name="Default">
      <style:table-cell-properties fo:background-color="#ffffcc" fo:border="0.06pt solid #000000"/>
    </style:style>
    <style:style style:name="ce65" style:family="table-cell" style:parent-style-name="Default">
      <style:table-cell-properties fo:background-color="#00ff00" fo:border="0.06pt solid #000000"/>
    </style:style>
    <style:style style:name="ce66" style:family="table-cell" style:parent-style-name="Default">
      <style:table-cell-properties fo:background-color="transparent" fo:border="0.06pt solid #000000"/>
    </style:style>
    <style:style style:name="ce62" style:family="table-cell" style:parent-style-name="Default">
      <style:table-cell-properties fo:border-bottom="0.74pt solid #000000" fo:background-color="#e6e6ff" fo:border-left="0.74pt solid #000000" fo:border-right="none" style:shrink-to-fit="false" fo:border-top="0.74pt solid #000000"/>
      <style:text-properties fo:font-weight="bold" style:font-weight-asian="bold" style:font-weight-complex="bold"/>
    </style:style>
    <style:style style:name="ce70"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67" style:family="table-cell" style:parent-style-name="Default">
      <style:table-cell-properties fo:border-bottom="0.74pt solid #000000" fo:background-color="#e6e6ff" fo:border-left="none" fo:border-right="0.74pt solid #000000" style:shrink-to-fit="false" fo:border-top="0.74pt solid #000000"/>
      <style:text-properties fo:font-weight="bold" style:font-weight-asian="bold" style:font-weight-complex="bold"/>
    </style:style>
    <style:style style:name="ce78"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69"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75"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76"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80"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81"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40" style:family="table-cell" style:parent-style-name="Default">
      <style:table-cell-properties fo:border-bottom="0.74pt solid #000000" fo:background-color="#e6e6ff" fo:border-left="none" fo:border-right="0.74pt solid #000000" style:shrink-to-fit="false" fo:border-top="0.74pt solid #000000"/>
      <style:text-properties fo:font-weight="bold" style:font-weight-asian="bold" style:font-weight-complex="bold"/>
    </style:style>
    <style:style style:name="ce9" style:family="table-cell" style:parent-style-name="Default">
      <style:table-cell-properties style:shrink-to-fit="true"/>
    </style:style>
    <style:style style:name="ce87"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88" style:family="table-cell" style:parent-style-name="Default">
      <style:table-cell-properties style:shrink-to-fit="true"/>
      <style:text-properties fo:font-weight="bold" style:font-weight-asian="bold" style:font-weight-complex="bold"/>
      <style:map style:condition="cell-content()=&quot;Cancels&quot;" style:apply-style-name="Red_20_bg" style:base-cell-address="Mechanics.N3"/>
      <style:map style:condition="cell-content()=&quot;Follows&quot;" style:apply-style-name="Light_20_orange_20_bg" style:base-cell-address="Mechanics.N3"/>
      <style:map style:condition="cell-content()=&quot;Buffers&quot;" style:apply-style-name="Yellow_20_bg" style:base-cell-address="Mechanics.N3"/>
      <style:map style:condition="cell-content()=&quot;Mutual&quot;" style:apply-style-name="Light_20_blue_20_bg" style:base-cell-address="Mechanics.N3"/>
      <style:map style:condition="cell-content()=&quot;Special&quot;" style:apply-style-name="Green_20_bg" style:base-cell-address="Mechanics.N3"/>
      <style:map style:condition="cell-content()=&quot;Prereq&quot;" style:apply-style-name="Blue_20_bg" style:base-cell-address="Mechanics.N3"/>
      <style:map style:condition="cell-content()=&quot;Impossible?&quot;" style:apply-style-name="Light_20_gray_20_bg" style:base-cell-address="Mechanics.N3"/>
      <style:map style:condition="cell-content()=&quot;§§§&quot;" style:apply-style-name="Dark_20_gray_20_bg" style:base-cell-address="Mechanics.N3"/>
      <style:map style:condition="cell-content()=&quot;???&quot;" style:apply-style-name="Purple_20_bg" style:base-cell-address="Mechanics.N3"/>
      <style:map style:condition="cell-content()=&quot;No effect&quot;" style:apply-style-name="Light_20_gray_20_bg" style:base-cell-address="Mechanics.N3"/>
    </style:style>
    <style:style style:name="ce98" style:family="table-cell" style:parent-style-name="Default">
      <style:table-cell-properties style:shrink-to-fit="true"/>
      <style:map style:condition="cell-content()=&quot;Cancels&quot;" style:apply-style-name="Red_20_bg" style:base-cell-address="Mechanics.N3"/>
      <style:map style:condition="cell-content()=&quot;Follows&quot;" style:apply-style-name="Light_20_orange_20_bg" style:base-cell-address="Mechanics.N3"/>
      <style:map style:condition="cell-content()=&quot;Buffers&quot;" style:apply-style-name="Yellow_20_bg" style:base-cell-address="Mechanics.N3"/>
      <style:map style:condition="cell-content()=&quot;Mutual&quot;" style:apply-style-name="Light_20_blue_20_bg" style:base-cell-address="Mechanics.N3"/>
      <style:map style:condition="cell-content()=&quot;Special&quot;" style:apply-style-name="Green_20_bg" style:base-cell-address="Mechanics.N3"/>
      <style:map style:condition="cell-content()=&quot;Prereq&quot;" style:apply-style-name="Blue_20_bg" style:base-cell-address="Mechanics.N3"/>
      <style:map style:condition="cell-content()=&quot;Impossible?&quot;" style:apply-style-name="Light_20_gray_20_bg" style:base-cell-address="Mechanics.N3"/>
      <style:map style:condition="cell-content()=&quot;§§§&quot;" style:apply-style-name="Dark_20_gray_20_bg" style:base-cell-address="Mechanics.N3"/>
      <style:map style:condition="cell-content()=&quot;???&quot;" style:apply-style-name="Purple_20_bg" style:base-cell-address="Mechanics.N3"/>
      <style:map style:condition="cell-content()=&quot;No effect&quot;" style:apply-style-name="Light_20_gray_20_bg" style:base-cell-address="Mechanics.N3"/>
    </style:style>
    <style:style style:name="ce99" style:family="table-cell" style:parent-style-name="Default">
      <style:map style:condition="cell-content()=&quot;Cancels&quot;" style:apply-style-name="Red_20_bg" style:base-cell-address="Mechanics.N3"/>
      <style:map style:condition="cell-content()=&quot;Follows&quot;" style:apply-style-name="Light_20_orange_20_bg" style:base-cell-address="Mechanics.N3"/>
      <style:map style:condition="cell-content()=&quot;Buffers&quot;" style:apply-style-name="Yellow_20_bg" style:base-cell-address="Mechanics.N3"/>
      <style:map style:condition="cell-content()=&quot;Mutual&quot;" style:apply-style-name="Light_20_blue_20_bg" style:base-cell-address="Mechanics.N3"/>
      <style:map style:condition="cell-content()=&quot;Special&quot;" style:apply-style-name="Green_20_bg" style:base-cell-address="Mechanics.N3"/>
      <style:map style:condition="cell-content()=&quot;Prereq&quot;" style:apply-style-name="Blue_20_bg" style:base-cell-address="Mechanics.N3"/>
      <style:map style:condition="cell-content()=&quot;Impossible?&quot;" style:apply-style-name="Light_20_gray_20_bg" style:base-cell-address="Mechanics.N3"/>
      <style:map style:condition="cell-content()=&quot;§§§&quot;" style:apply-style-name="Dark_20_gray_20_bg" style:base-cell-address="Mechanics.N3"/>
      <style:map style:condition="cell-content()=&quot;???&quot;" style:apply-style-name="Purple_20_bg" style:base-cell-address="Mechanics.N3"/>
      <style:map style:condition="cell-content()=&quot;No effect&quot;" style:apply-style-name="Light_20_gray_20_bg" style:base-cell-address="Mechanics.N3"/>
    </style:style>
    <style:style style:name="ce106" style:family="table-cell" style:parent-style-name="Default">
      <style:table-cell-properties style:shrink-to-fit="true"/>
      <style:text-properties fo:font-style="italic" style:font-style-asian="italic" style:font-style-complex="italic"/>
      <style:map style:condition="cell-content()=&quot;Cancels&quot;" style:apply-style-name="Red_20_bg" style:base-cell-address="Mechanics.N3"/>
      <style:map style:condition="cell-content()=&quot;Follows&quot;" style:apply-style-name="Light_20_orange_20_bg" style:base-cell-address="Mechanics.N3"/>
      <style:map style:condition="cell-content()=&quot;Buffers&quot;" style:apply-style-name="Yellow_20_bg" style:base-cell-address="Mechanics.N3"/>
      <style:map style:condition="cell-content()=&quot;Mutual&quot;" style:apply-style-name="Light_20_blue_20_bg" style:base-cell-address="Mechanics.N3"/>
      <style:map style:condition="cell-content()=&quot;Special&quot;" style:apply-style-name="Green_20_bg" style:base-cell-address="Mechanics.N3"/>
      <style:map style:condition="cell-content()=&quot;Prereq&quot;" style:apply-style-name="Blue_20_bg" style:base-cell-address="Mechanics.N3"/>
      <style:map style:condition="cell-content()=&quot;Impossible?&quot;" style:apply-style-name="Light_20_gray_20_bg" style:base-cell-address="Mechanics.N3"/>
      <style:map style:condition="cell-content()=&quot;§§§&quot;" style:apply-style-name="Dark_20_gray_20_bg" style:base-cell-address="Mechanics.N3"/>
      <style:map style:condition="cell-content()=&quot;???&quot;" style:apply-style-name="Purple_20_bg" style:base-cell-address="Mechanics.N3"/>
      <style:map style:condition="cell-content()=&quot;No effect&quot;" style:apply-style-name="Light_20_gray_20_bg" style:base-cell-address="Mechanics.N3"/>
    </style:style>
    <style:style style:name="ce131" style:family="table-cell" style:parent-style-name="Default">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151" style:family="table-cell" style:parent-style-name="Default">
      <style:table-cell-properties style:shrink-to-fit="true"/>
      <style:map style:condition="cell-content()=&quot;Cancels&quot;" style:apply-style-name="Red_20_bg" style:base-cell-address="Mechanics.D2"/>
      <style:map style:condition="cell-content()=&quot;Follows&quot;" style:apply-style-name="Light_20_orange_20_bg" style:base-cell-address="Mechanics.D2"/>
      <style:map style:condition="cell-content()=&quot;Buffers&quot;" style:apply-style-name="Yellow_20_bg" style:base-cell-address="Mechanics.D2"/>
      <style:map style:condition="cell-content()=&quot;Mutual&quot;" style:apply-style-name="Light_20_blue_20_bg" style:base-cell-address="Mechanics.D2"/>
      <style:map style:condition="cell-content()=&quot;Special&quot;" style:apply-style-name="Green_20_bg" style:base-cell-address="Mechanics.D2"/>
      <style:map style:condition="cell-content()=&quot;Prereq&quot;" style:apply-style-name="Blue_20_bg" style:base-cell-address="Mechanics.D2"/>
      <style:map style:condition="cell-content()=&quot;Impossible?&quot;" style:apply-style-name="Light_20_gray_20_bg" style:base-cell-address="Mechanics.D2"/>
      <style:map style:condition="cell-content()=&quot;§§§&quot;" style:apply-style-name="Dark_20_gray_20_bg" style:base-cell-address="Mechanics.D2"/>
      <style:map style:condition="cell-content()=&quot;???&quot;" style:apply-style-name="Purple_20_bg" style:base-cell-address="Mechanics.D2"/>
      <style:map style:condition="cell-content()=&quot;No effect&quot;" style:apply-style-name="Light_20_gray_20_bg" style:base-cell-address="Mechanics.D2"/>
    </style:style>
    <style:style style:name="ce8" style:family="table-cell" style:parent-style-name="Default">
      <style:table-cell-properties fo:background-color="#00cccc"/>
      <style:text-properties fo:font-weight="bold" style:font-weight-asian="bold" style:font-weight-complex="bold"/>
    </style:style>
    <style:style style:name="ce84" style:family="table-cell" style:parent-style-name="Default">
      <style:table-cell-properties fo:background-color="#e6e6ff"/>
    </style:style>
    <style:style style:name="ce85" style:family="table-cell" style:parent-style-name="Default">
      <style:table-cell-properties fo:background-color="#e6e6e6"/>
    </style:style>
    <style:style style:name="ce86" style:family="table-cell" style:parent-style-name="Default">
      <style:table-cell-properties fo:background-color="#00b8ff"/>
    </style:style>
    <style:style style:name="ce291" style:family="table-cell" style:parent-style-name="Default">
      <style:table-cell-properties fo:background-color="#00cccc"/>
    </style:style>
    <style:style style:name="ce200" style:family="table-cell" style:parent-style-name="Default">
      <style:table-cell-properties fo:background-color="#00cccc" fo:border="0.74pt solid #000000" style:shrink-to-fit="true"/>
      <style:text-properties fo:font-weight="bold" style:font-weight-asian="bold" style:font-weight-complex="bold"/>
    </style:style>
    <style:style style:name="ce212" style:family="table-cell" style:parent-style-name="Default">
      <style:table-cell-properties fo:background-color="#00ae00" fo:border="0.74pt solid #000000" style:shrink-to-fit="true"/>
    </style:style>
    <style:style style:name="ce215" style:family="table-cell" style:parent-style-name="Default">
      <style:text-properties fo:font-style="italic" fo:font-weight="normal" style:font-style-asian="italic" style:font-weight-asian="normal" style:font-style-complex="italic" style:font-weight-complex="normal"/>
    </style:style>
    <style:style style:name="ce96" style:family="table-cell" style:parent-style-name="Default">
      <style:text-properties fo:font-style="italic" style:font-style-asian="italic" style:font-style-complex="italic"/>
    </style:style>
    <style:style style:name="ce12" style:family="table-cell" style:parent-style-name="Default">
      <style:table-cell-properties fo:background-color="transparent"/>
    </style:style>
    <style:style style:name="ce16" style:family="table-cell" style:parent-style-name="Default">
      <style:table-cell-properties fo:background-color="#cccccc"/>
    </style:style>
    <style:style style:name="ce17" style:family="table-cell" style:parent-style-name="Default">
      <style:table-cell-properties fo:background-color="#0000ff"/>
    </style:style>
    <style:style style:name="ce20" style:family="table-cell" style:parent-style-name="Default">
      <style:table-cell-properties fo:background-color="#99ccff"/>
    </style:style>
    <style:style style:name="ce21" style:family="table-cell" style:parent-style-name="Default">
      <style:table-cell-properties fo:background-color="#00ae00"/>
    </style:style>
    <style:style style:name="ce23" style:family="table-cell" style:parent-style-name="Default">
      <style:table-cell-properties fo:background-color="#ff8080"/>
    </style:style>
    <style:style style:name="ce24" style:family="table-cell" style:parent-style-name="Default">
      <style:table-cell-properties fo:background-color="#ff9966"/>
    </style:style>
    <style:style style:name="ce28" style:family="table-cell" style:parent-style-name="Default">
      <style:table-cell-properties fo:background-color="#ffff00"/>
    </style:style>
    <style:style style:name="ce29" style:family="table-cell" style:parent-style-name="Default">
      <style:table-cell-properties fo:background-color="#9966cc"/>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fi" fo:country="FI"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0" style:family="table-cell" style:parent-style-name="Default">
      <style:table-cell-properties fo:background-color="#00cccc" fo:border="0.06pt solid #000000"/>
      <style:text-properties fo:font-weight="bold" style:font-weight-asian="bold" style:font-weight-complex="bold"/>
    </style:style>
    <style:style style:name="ce249" style:family="table-cell" style:parent-style-name="Default">
      <style:table-cell-properties fo:background-color="#ffffcc"/>
    </style:style>
    <style:style style:name="ce250" style:family="table-cell" style:parent-style-name="Default">
      <style:table-cell-properties fo:background-color="#00ff00"/>
    </style:style>
    <style:style style:name="ce243" style:family="table-cell" style:parent-style-name="Default">
      <style:table-cell-properties fo:background-color="#00cccc" fo:border="0.06pt solid #000000"/>
    </style:style>
  </office:automatic-styles>
  <office:body>
    <office:spreadsheet>
      <table:calculation-settings table:automatic-find-labels="false"/>
      <table:content-validations>
        <table:content-validation table:name="val1" table:condition="of:cell-content-is-in-list([$Reactions.$A$2:$Reactions.$A$15])" table:allow-empty-cell="true" table:display-list="unsorted" table:base-cell-address="Mechanics.D97"/>
        <table:content-validation table:name="val2" table:condition="of:cell-content-is-in-list([$'Master Action List'.$B$3:$'Master Action List'.$B$54])" table:allow-empty-cell="true" table:display-list="unsorted" table:base-cell-address="Mechanics.E2"/>
        <table:content-validation table:name="val3" table:condition="of:cell-content-is-in-list([$Reactions.$A$2:$Reactions.$A$15])" table:allow-empty-cell="true" table:display-list="unsorted" table:base-cell-address="Mechanics.F97"/>
        <table:content-validation table:name="val4" table:condition="of:cell-content-is-in-list([$'Master Action List'.$B$3:$'Master Action List'.$B$54])" table:allow-empty-cell="true" table:display-list="unsorted" table:base-cell-address="Mechanics.G2"/>
        <table:content-validation table:name="val5" table:condition="of:cell-content-is-in-list(#REF!)" table:allow-empty-cell="true" table:display-list="unsorted" table:base-cell-address="'Master Action List'.J332"/>
        <table:content-validation table:name="val6" table:condition="of:cell-content-is-in-list([$'Master Action List'.$B$3:$'Master Action List'.$B$54])" table:allow-empty-cell="true" table:display-list="unsorted" table:base-cell-address="Mechanics.I2"/>
        <table:content-validation table:name="val7" table:condition="of:cell-content-is-in-list([$'Master Action List'.$B$3:$'Master Action List'.$B$54])" table:allow-empty-cell="true" table:display-list="unsorted" table:base-cell-address="Mechanics.K2"/>
        <table:content-validation table:name="val8" table:base-cell-address="Mechanics.N1">
          <table:error-message table:message-type="stop" table:display="true"/>
        </table:content-validation>
        <table:content-validation table:name="val9" table:condition="of:cell-content-is-in-list([$Reactions.$A$2:$Reactions.$A$15])" table:allow-empty-cell="true" table:display-list="unsorted" table:base-cell-address="'Modifier List'.B1">
          <table:error-message table:message-type="stop" table:display="true"/>
        </table:content-validation>
        <table:content-validation table:name="val10" table:condition="of:cell-content-is-in-list([$Reactions.$A$2:$Reactions.$A$15])" table:allow-empty-cell="true" table:display-list="unsorted" table:base-cell-address="'Modifier List'.D1">
          <table:error-message table:message-type="stop" table:display="true"/>
        </table:content-validation>
        <table:content-validation table:name="val11" table:condition="of:cell-content-is-in-list([$Reactions.$A$2:$Reactions.$A$15])" table:allow-empty-cell="true" table:display-list="unsorted" table:base-cell-address="'Modifier List'.F1">
          <table:error-message table:message-type="stop" table:display="true"/>
        </table:content-validation>
        <table:content-validation table:name="val12" table:condition="of:cell-content-is-in-list([$Reactions.$A$2:$Reactions.$A$15])" table:allow-empty-cell="true" table:display-list="unsorted" table:base-cell-address="'Modifier List'.H1">
          <table:error-message table:message-type="stop" table:display="true"/>
        </table:content-validation>
        <table:content-validation table:name="val13" table:condition="of:cell-content-is-in-list([$Reactions.$A$2:$Reactions.$A$15])" table:allow-empty-cell="true" table:display-list="unsorted" table:base-cell-address="'Modifier List'.J1">
          <table:error-message table:message-type="stop" table:display="true"/>
        </table:content-validation>
        <table:content-validation table:name="val14" table:condition="of:cell-content-is-in-list([$Reactions.$A$2:$Reactions.$A$15])" table:allow-empty-cell="true" table:display-list="unsorted" table:base-cell-address="'Modifier List'.L1">
          <table:error-message table:message-type="stop" table:display="true"/>
        </table:content-validation>
      </table:content-validations>
      <table:table table:name="Master Action List"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4" table:default-cell-style-name="ce10"/>
        <table:table-column table:style-name="co5" table:default-cell-style-name="ce10"/>
        <table:table-column table:style-name="co6" table:default-cell-style-name="ce15"/>
        <table:table-column table:style-name="co4" table:default-cell-style-name="ce22"/>
        <table:table-column table:style-name="co4"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57"/>
        <table:table-column table:style-name="co11" table:number-columns-repeated="2" table:default-cell-style-name="ce57"/>
        <table:table-column table:style-name="co12" table:default-cell-style-name="ce57"/>
        <table:table-column table:style-name="co13" table:default-cell-style-name="ce57"/>
        <table:table-column table:style-name="co14" table:default-cell-style-name="ce57"/>
        <table:table-column table:style-name="co15" table:number-columns-repeated="874" table:default-cell-style-name="ce57"/>
        <table:table-row table:style-name="ro1">
          <table:table-cell table:style-name="ce25" office:value-type="string" calcext:value-type="string">
            <text:p>Input List</text:p>
          </table:table-cell>
          <table:table-cell table:style-name="ce25" office:value-type="string" calcext:value-type="string">
            <text:p>Animation Name</text:p>
          </table:table-cell>
          <table:table-cell table:style-name="ce25" office:value-type="string" calcext:value-type="string">
            <text:p>Type</text:p>
          </table:table-cell>
          <table:table-cell table:style-name="ce239" office:value-type="string" calcext:value-type="string">
            <text:p>DEFA</text:p>
          </table:table-cell>
          <table:table-cell table:style-name="ce2" office:value-type="string" calcext:value-type="string">
            <text:p>RAGE</text:p>
          </table:table-cell>
          <table:table-cell table:style-name="ce2" office:value-type="string" calcext:value-type="string">
            <text:p>THING</text:p>
          </table:table-cell>
          <table:table-cell table:style-name="ce11" office:value-type="string" calcext:value-type="string">
            <text:p>LAM</text:p>
          </table:table-cell>
          <table:table-cell table:style-name="ce18" office:value-type="string" calcext:value-type="string">
            <text:p>BLAM</text:p>
          </table:table-cell>
          <table:table-cell table:style-name="ce25" office:value-type="string" calcext:value-type="string">
            <text:p>Phase</text:p>
          </table:table-cell>
          <table:table-cell table:style-name="ce25" office:value-type="string" calcext:value-type="string">
            <text:p>Frames</text:p>
          </table:table-cell>
          <table:table-cell table:style-name="ce25" office:value-type="string" calcext:value-type="string">
            <text:p>Full Name</text:p>
          </table:table-cell>
          <table:table-cell table:style-name="ce25" office:value-type="string" calcext:value-type="string">
            <text:p>In-game description</text:p>
          </table:table-cell>
          <table:table-cell table:style-name="ce2" office:value-type="string" calcext:value-type="string">
            <text:p>Notes 1</text:p>
          </table:table-cell>
          <table:table-cell table:style-name="ce2" office:value-type="string" calcext:value-type="string">
            <text:p>Notes 2</text:p>
          </table:table-cell>
          <table:table-cell table:style-name="ce2" office:value-type="string" calcext:value-type="string">
            <text:p>Notes 3</text:p>
          </table:table-cell>
          <table:table-cell table:style-name="ce2" office:value-type="string" calcext:value-type="string">
            <text:p>Limitations</text:p>
          </table:table-cell>
          <table:table-cell table:style-name="ce2" office:value-type="string" calcext:value-type="string">
            <text:p>Full / Official name</text:p>
          </table:table-cell>
          <table:table-cell table:style-name="ce2" office:value-type="string" calcext:value-type="string">
            <text:p>In-game description</text:p>
          </table:table-cell>
          <table:table-cell table:style-name="ce139" table:number-columns-repeated="874"/>
        </table:table-row>
        <table:table-row table:style-name="ro1">
          <table:table-cell office:value-type="string" calcext:value-type="string">
            <text:p>Default</text:p>
          </table:table-cell>
          <table:table-cell office:value-type="string" calcext:value-type="string">
            <text:p>Attack s1</text:p>
          </table:table-cell>
          <table:table-cell/>
          <table:table-cell office:value-type="string" calcext:value-type="string">
            <text:p>X</text:p>
          </table:table-cell>
          <table:table-cell table:style-name="ce6" table:number-columns-repeated="2"/>
          <table:table-cell table:style-name="ce14"/>
          <table:table-cell table:style-name="ce19"/>
          <table:table-cell office:value-type="float" office:value="0" calcext:value-type="float">
            <text:p>0</text:p>
          </table:table-cell>
          <table:table-cell table:number-columns-repeated="3"/>
          <table:table-cell table:style-name="ce4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1</text:p>
          </table:table-cell>
          <table:table-cell/>
          <table:table-cell office:value-type="string" calcext:value-type="string">
            <text:p>X</text:p>
          </table:table-cell>
          <table:table-cell table:style-name="ce6" table:number-columns-repeated="2"/>
          <table:table-cell table:style-name="ce14"/>
          <table:table-cell table:style-name="ce19"/>
          <table:table-cell office:value-type="float" office:value="1" calcext:value-type="float">
            <text:p>1</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1</text:p>
          </table:table-cell>
          <table:table-cell/>
          <table:table-cell office:value-type="string" calcext:value-type="string">
            <text:p>X</text:p>
          </table:table-cell>
          <table:table-cell table:style-name="ce6" office:value-type="string" calcext:value-type="string">
            <text:p>X</text:p>
          </table:table-cell>
          <table:table-cell table:style-name="ce6"/>
          <table:table-cell table:style-name="ce14"/>
          <table:table-cell table:style-name="ce19"/>
          <table:table-cell office:value-type="float" office:value="2" calcext:value-type="float">
            <text:p>2</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1</text:p>
          </table:table-cell>
          <table:table-cell/>
          <table:table-cell office:value-type="string" calcext:value-type="string">
            <text:p>X</text:p>
          </table:table-cell>
          <table:table-cell table:style-name="ce6" office:value-type="string" calcext:value-type="string">
            <text:p>X</text:p>
          </table:table-cell>
          <table:table-cell table:style-name="ce6"/>
          <table:table-cell table:style-name="ce14"/>
          <table:table-cell table:style-name="ce19"/>
          <table:table-cell office:value-type="float" office:value="3" calcext:value-type="float">
            <text:p>3</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1</text:p>
          </table:table-cell>
          <table:table-cell table:number-columns-repeated="2"/>
          <table:table-cell table:style-name="ce6" office:value-type="string" calcext:value-type="string">
            <text:p>X</text:p>
          </table:table-cell>
          <table:table-cell table:style-name="ce6"/>
          <table:table-cell table:style-name="ce14"/>
          <table:table-cell table:style-name="ce19"/>
          <table:table-cell office:value-type="float" office:value="4" calcext:value-type="float">
            <text:p>4</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1 &lt;S b&gt;</text:p>
          </table:table-cell>
          <table:table-cell office:value-type="string" calcext:value-type="string">
            <text:p>Buffer test</text:p>
          </table:table-cell>
          <table:table-cell office:value-type="string" calcext:value-type="string">
            <text:p>X</text:p>
          </table:table-cell>
          <table:table-cell table:style-name="ce6" table:number-columns-repeated="2"/>
          <table:table-cell table:style-name="ce14"/>
          <table:table-cell table:style-name="ce19"/>
          <table:table-cell office:value-type="float" office:value="2" calcext:value-type="float">
            <text:p>2</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1 &lt;T b&gt;</text:p>
          </table:table-cell>
          <table:table-cell office:value-type="string" calcext:value-type="string">
            <text:p>Buffer test</text:p>
          </table:table-cell>
          <table:table-cell office:value-type="string" calcext:value-type="string">
            <text:p>X</text:p>
          </table:table-cell>
          <table:table-cell table:style-name="ce6" table:number-columns-repeated="2"/>
          <table:table-cell table:style-name="ce14"/>
          <table:table-cell table:style-name="ce19"/>
          <table:table-cell office:value-type="float" office:value="2" calcext:value-type="float">
            <text:p>2</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2</text:p>
          </table:table-cell>
          <table:table-cell table:number-columns-repeated="2"/>
          <table:table-cell table:style-name="ce6" table:number-columns-repeated="2"/>
          <table:table-cell table:style-name="ce14"/>
          <table:table-cell table:style-name="ce19"/>
          <table:table-cell office:value-type="float" office:value="0" calcext:value-type="float">
            <text:p>0</text:p>
          </table:table-cell>
          <table:table-cell table:number-columns-repeated="3"/>
          <table:table-cell table:style-name="ce44"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2</text:p>
          </table:table-cell>
          <table:table-cell table:number-columns-repeated="2"/>
          <table:table-cell table:style-name="ce6" table:number-columns-repeated="2"/>
          <table:table-cell table:style-name="ce14"/>
          <table:table-cell table:style-name="ce19"/>
          <table:table-cell office:value-type="float" office:value="1" calcext:value-type="float">
            <text:p>1</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2</text:p>
          </table:table-cell>
          <table:table-cell table:number-columns-repeated="2"/>
          <table:table-cell table:style-name="ce6" table:number-columns-repeated="2"/>
          <table:table-cell table:style-name="ce14"/>
          <table:table-cell table:style-name="ce19"/>
          <table:table-cell office:value-type="float" office:value="2" calcext:value-type="float">
            <text:p>2</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2</text:p>
          </table:table-cell>
          <table:table-cell table:number-columns-repeated="2"/>
          <table:table-cell table:style-name="ce6" table:number-columns-repeated="2"/>
          <table:table-cell table:style-name="ce14"/>
          <table:table-cell table:style-name="ce19"/>
          <table:table-cell office:value-type="float" office:value="3" calcext:value-type="float">
            <text:p>3</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3</text:p>
          </table:table-cell>
          <table:table-cell table:number-columns-repeated="2"/>
          <table:table-cell table:style-name="ce6" table:number-columns-repeated="2"/>
          <table:table-cell table:style-name="ce14"/>
          <table:table-cell table:style-name="ce19"/>
          <table:table-cell office:value-type="float" office:value="0" calcext:value-type="float">
            <text:p>0</text:p>
          </table:table-cell>
          <table:table-cell table:number-columns-repeated="3"/>
          <table:table-cell table:style-name="ce46"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3</text:p>
          </table:table-cell>
          <table:table-cell table:number-columns-repeated="2"/>
          <table:table-cell table:style-name="ce6" table:number-columns-repeated="2"/>
          <table:table-cell table:style-name="ce14"/>
          <table:table-cell table:style-name="ce19"/>
          <table:table-cell office:value-type="float" office:value="1" calcext:value-type="float">
            <text:p>1</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3</text:p>
          </table:table-cell>
          <table:table-cell table:number-columns-repeated="2"/>
          <table:table-cell table:style-name="ce6" table:number-columns-repeated="2"/>
          <table:table-cell table:style-name="ce14"/>
          <table:table-cell table:style-name="ce19"/>
          <table:table-cell office:value-type="float" office:value="2" calcext:value-type="float">
            <text:p>2</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3</text:p>
          </table:table-cell>
          <table:table-cell table:number-columns-repeated="2"/>
          <table:table-cell table:style-name="ce6" table:number-columns-repeated="2"/>
          <table:table-cell table:style-name="ce14"/>
          <table:table-cell table:style-name="ce19"/>
          <table:table-cell office:value-type="float" office:value="3" calcext:value-type="float">
            <text:p>3</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3</text:p>
          </table:table-cell>
          <table:table-cell table:number-columns-repeated="2"/>
          <table:table-cell table:style-name="ce6" table:number-columns-repeated="2"/>
          <table:table-cell table:style-name="ce14"/>
          <table:table-cell table:style-name="ce19"/>
          <table:table-cell office:value-type="float" office:value="4" calcext:value-type="float">
            <text:p>4</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4</text:p>
          </table:table-cell>
          <table:table-cell table:number-columns-repeated="2"/>
          <table:table-cell table:style-name="ce6" table:number-columns-repeated="2"/>
          <table:table-cell table:style-name="ce14"/>
          <table:table-cell table:style-name="ce19"/>
          <table:table-cell office:value-type="float" office:value="0" calcext:value-type="float">
            <text:p>0</text:p>
          </table:table-cell>
          <table:table-cell table:number-columns-repeated="3"/>
          <table:table-cell table:style-name="ce47"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4</text:p>
          </table:table-cell>
          <table:table-cell table:number-columns-repeated="2"/>
          <table:table-cell table:style-name="ce6" table:number-columns-repeated="2"/>
          <table:table-cell table:style-name="ce14"/>
          <table:table-cell table:style-name="ce19"/>
          <table:table-cell office:value-type="float" office:value="1" calcext:value-type="float">
            <text:p>1</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4</text:p>
          </table:table-cell>
          <table:table-cell table:number-columns-repeated="2"/>
          <table:table-cell table:style-name="ce6" table:number-columns-repeated="2"/>
          <table:table-cell table:style-name="ce14"/>
          <table:table-cell table:style-name="ce19"/>
          <table:table-cell office:value-type="float" office:value="2" calcext:value-type="float">
            <text:p>2</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4</text:p>
          </table:table-cell>
          <table:table-cell table:number-columns-repeated="2"/>
          <table:table-cell table:style-name="ce6" table:number-columns-repeated="2"/>
          <table:table-cell table:style-name="ce14"/>
          <table:table-cell table:style-name="ce19"/>
          <table:table-cell office:value-type="float" office:value="3" calcext:value-type="float">
            <text:p>3</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Default</text:p>
          </table:table-cell>
          <table:table-cell office:value-type="string" calcext:value-type="string">
            <text:p>Attack s4</text:p>
          </table:table-cell>
          <table:table-cell table:number-columns-repeated="2"/>
          <table:table-cell table:style-name="ce6" table:number-columns-repeated="2"/>
          <table:table-cell table:style-name="ce14"/>
          <table:table-cell table:style-name="ce19"/>
          <table:table-cell office:value-type="float" office:value="4" calcext:value-type="float">
            <text:p>4</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Water</text:p>
          </table:table-cell>
          <table:table-cell office:value-type="string" calcext:value-type="string">
            <text:p>Swim</text:p>
          </table:table-cell>
          <table:table-cell table:number-columns-repeated="2"/>
          <table:table-cell table:style-name="ce6" table:number-columns-repeated="2"/>
          <table:table-cell table:style-name="ce14"/>
          <table:table-cell table:style-name="ce19"/>
          <table:table-cell office:value-type="float" office:value="1" calcext:value-type="float">
            <text:p>1</text:p>
          </table:table-cell>
          <table:table-cell table:number-columns-repeated="3"/>
          <table:table-cell table:style-name="ce61" table:number-columns-repeated="106"/>
          <table:table-cell table:number-columns-repeated="774"/>
        </table:table-row>
        <table:table-row table:style-name="ro1">
          <table:table-cell office:value-type="string" calcext:value-type="string">
            <text:p>Water</text:p>
          </table:table-cell>
          <table:table-cell office:value-type="string" calcext:value-type="string">
            <text:p>Rush</text:p>
          </table:table-cell>
          <table:table-cell table:number-columns-repeated="2"/>
          <table:table-cell table:style-name="ce6" table:number-columns-repeated="2"/>
          <table:table-cell table:style-name="ce14"/>
          <table:table-cell table:style-name="ce19"/>
          <table:table-cell office:value-type="float" office:value="1" calcext:value-type="float">
            <text:p>1</text:p>
          </table:table-cell>
          <table:table-cell table:number-columns-repeated="3"/>
          <table:table-cell table:style-name="ce61" table:number-columns-repeated="106"/>
          <table:table-cell table:number-columns-repeated="774"/>
        </table:table-row>
        <table:table-row table:style-name="ro1" table:number-rows-repeated="3">
          <table:table-cell table:number-columns-repeated="4"/>
          <table:table-cell table:style-name="ce6" table:number-columns-repeated="2"/>
          <table:table-cell table:style-name="ce14"/>
          <table:table-cell table:style-name="ce19"/>
          <table:table-cell table:number-columns-repeated="4"/>
          <table:table-cell table:style-name="ce61" table:number-columns-repeated="106"/>
          <table:table-cell table:number-columns-repeated="774"/>
        </table:table-row>
        <table:table-row table:style-name="ro1" table:number-rows-repeated="2">
          <table:table-cell table:number-columns-repeated="12"/>
          <table:table-cell table:style-name="ce61" table:number-columns-repeated="106"/>
          <table:table-cell table:number-columns-repeated="774"/>
        </table:table-row>
        <table:table-row table:style-name="ro1">
          <table:table-cell table:number-columns-repeated="12"/>
          <table:table-cell table:style-name="ce247" office:value-type="string" calcext:value-type="string">
            <text:p>Specialties of this sheet:</text:p>
          </table:table-cell>
          <table:table-cell table:style-name="ce61" table:number-columns-repeated="105"/>
          <table:table-cell table:number-columns-repeated="774"/>
        </table:table-row>
        <table:table-row table:style-name="ro1">
          <table:table-cell table:style-name="ce7" table:number-columns-repeated="4"/>
          <table:table-cell table:number-columns-repeated="8"/>
          <table:table-cell table:style-name="ce61" table:number-columns-repeated="106"/>
          <table:table-cell table:number-columns-repeated="774"/>
        </table:table-row>
        <table:table-row table:style-name="ro1">
          <table:table-cell table:style-name="ce7" table:number-columns-repeated="4"/>
          <table:table-cell table:number-columns-repeated="8"/>
          <table:table-cell table:style-name="ce61" office:value-type="string" calcext:value-type="string">
            <text:p>Columns about modifiers shouldn’t be possible to modify? They’re added or removed from Modifier List instead?</text:p>
          </table:table-cell>
          <table:table-cell table:style-name="ce61" table:number-columns-repeated="105"/>
          <table:table-cell table:number-columns-repeated="774"/>
        </table:table-row>
        <table:table-row table:style-name="ro1">
          <table:table-cell table:style-name="ce7" table:number-columns-repeated="4"/>
          <table:table-cell table:number-columns-repeated="8"/>
          <table:table-cell table:style-name="ce61" office:value-type="string" calcext:value-type="string">
            <text:p>Alternatively, modifiers can be added or deleted as columns here and the Modifier List sheet is ONLY used for rules.</text:p>
          </table:table-cell>
          <table:table-cell table:style-name="ce61" table:number-columns-repeated="105"/>
          <table:table-cell table:number-columns-repeated="774"/>
        </table:table-row>
        <table:table-row table:style-name="ro1">
          <table:table-cell table:number-columns-repeated="12"/>
          <table:table-cell table:style-name="ce61" table:number-columns-repeated="106"/>
          <table:table-cell table:number-columns-repeated="774"/>
        </table:table-row>
        <table:table-row table:style-name="ro1">
          <table:table-cell table:number-columns-repeated="12"/>
          <table:table-cell table:style-name="ce61" office:value-type="string" calcext:value-type="string">
            <text:p>Is Data Validation needed? Should Column A should get data validation from Input List, just to ensure compatibility?</text:p>
          </table:table-cell>
          <table:table-cell table:style-name="ce61" table:number-columns-repeated="105"/>
          <table:table-cell table:number-columns-repeated="774"/>
        </table:table-row>
        <table:table-row table:style-name="ro1">
          <table:table-cell table:number-columns-repeated="12"/>
          <table:table-cell table:style-name="ce61" table:number-columns-repeated="106"/>
          <table:table-cell table:number-columns-repeated="774"/>
        </table:table-row>
        <table:table-row table:style-name="ro1">
          <table:table-cell table:number-columns-repeated="12"/>
          <table:table-cell table:style-name="ce61" office:value-type="string" calcext:value-type="string">
            <text:p>The Modifiers columns should get their color and other info from the sheet Modifier List?</text:p>
          </table:table-cell>
          <table:table-cell table:style-name="ce61" table:number-columns-repeated="105"/>
          <table:table-cell table:number-columns-repeated="774"/>
        </table:table-row>
        <table:table-row table:style-name="ro1">
          <table:table-cell table:number-columns-repeated="12"/>
          <table:table-cell table:style-name="ce61" table:number-columns-repeated="106"/>
          <table:table-cell table:number-columns-repeated="774"/>
        </table:table-row>
        <table:table-row table:style-name="ro1">
          <table:table-cell table:number-columns-repeated="12"/>
          <table:table-cell table:style-name="ce61" office:value-type="string" calcext:value-type="string">
            <text:p>Data about variations of ”phase 0” is utilized in the Simultaneous testing sheet.</text:p>
          </table:table-cell>
          <table:table-cell table:style-name="ce61" table:number-columns-repeated="105"/>
          <table:table-cell table:number-columns-repeated="774"/>
        </table:table-row>
        <table:table-row table:style-name="ro1" table:number-rows-repeated="2">
          <table:table-cell table:number-columns-repeated="12"/>
          <table:table-cell table:style-name="ce61" table:number-columns-repeated="106"/>
          <table:table-cell table:number-columns-repeated="774"/>
        </table:table-row>
        <table:table-row table:style-name="ro1">
          <table:table-cell table:number-columns-repeated="12"/>
          <table:table-cell table:style-name="ce95" office:value-type="string" calcext:value-type="string">
            <text:p>Different functions:</text:p>
          </table:table-cell>
          <table:table-cell table:style-name="ce61" table:number-columns-repeated="105"/>
          <table:table-cell table:number-columns-repeated="774"/>
        </table:table-row>
        <table:table-row table:style-name="ro1">
          <table:table-cell table:number-columns-repeated="12"/>
          <table:table-cell table:style-name="ce61" table:number-columns-repeated="106"/>
          <table:table-cell table:number-columns-repeated="774"/>
        </table:table-row>
        <table:table-row table:style-name="ro1">
          <table:table-cell table:number-columns-repeated="12"/>
          <table:table-cell table:style-name="ce51" office:value-type="string" calcext:value-type="string">
            <text:p>”Add / remove / move phases”</text:p>
          </table:table-cell>
          <table:table-cell table:style-name="ce61" table:number-columns-repeated="105"/>
          <table:table-cell table:number-columns-repeated="774"/>
        </table:table-row>
        <table:table-row table:style-name="ro1">
          <table:table-cell table:number-columns-repeated="12"/>
          <table:table-cell table:style-name="ce61" table:number-columns-repeated="106"/>
          <table:table-cell table:number-columns-repeated="774"/>
        </table:table-row>
        <table:table-row table:style-name="ro1">
          <table:table-cell table:number-columns-repeated="12"/>
          <table:table-cell table:style-name="ce61" office:value-type="string" calcext:value-type="string">
            <text:p>1. you’d have to be able to contextually select a phase of an animation and be able to delete / add / move it.</text:p>
          </table:table-cell>
          <table:table-cell table:style-name="ce61" table:number-columns-repeated="105"/>
          <table:table-cell table:number-columns-repeated="774"/>
        </table:table-row>
        <table:table-row table:style-name="ro1">
          <table:table-cell table:number-columns-repeated="12"/>
          <table:table-cell table:style-name="ce61" office:value-type="string" calcext:value-type="string">
            <text:p>2. refresh Mechanics sheet just to make sure everything matches.</text:p>
          </table:table-cell>
          <table:table-cell table:style-name="ce61" table:number-columns-repeated="105"/>
          <table:table-cell table:number-columns-repeated="774"/>
        </table:table-row>
        <table:table-row table:style-name="ro1">
          <table:table-cell table:number-columns-repeated="12"/>
          <table:table-cell table:style-name="ce61" office:value-type="string" calcext:value-type="string">
            <text:p>3. make changes to Mechanics sheet to the corresponding phase.</text:p>
          </table:table-cell>
          <table:table-cell table:style-name="ce61" table:number-columns-repeated="105"/>
          <table:table-cell table:number-columns-repeated="774"/>
        </table:table-row>
        <table:table-row table:style-name="ro1" table:number-rows-repeated="2">
          <table:table-cell table:number-columns-repeated="12"/>
          <table:table-cell table:style-name="ce61" table:number-columns-repeated="106"/>
          <table:table-cell table:number-columns-repeated="774"/>
        </table:table-row>
        <table:table-row table:style-name="ro1">
          <table:table-cell table:number-columns-repeated="12"/>
          <table:table-cell table:style-name="ce51" office:value-type="string" calcext:value-type="string">
            <text:p>”Refresh”</text:p>
          </table:table-cell>
          <table:table-cell table:style-name="ce61" table:number-columns-repeated="105"/>
          <table:table-cell table:number-columns-repeated="774"/>
        </table:table-row>
        <table:table-row table:style-name="ro1">
          <table:table-cell table:number-columns-repeated="12"/>
          <table:table-cell table:style-name="ce61" table:number-columns-repeated="106"/>
          <table:table-cell table:number-columns-repeated="774"/>
        </table:table-row>
        <table:table-row table:style-name="ro1">
          <table:table-cell table:number-columns-repeated="12"/>
          <table:table-cell table:style-name="ce61" office:value-type="string" calcext:value-type="string">
            <text:p>1. this function is only needed if modifiers are added from the Modifier List. OR if the user would want to refresh all other Sheets from this Sheet.</text:p>
          </table:table-cell>
          <table:table-cell table:style-name="ce61" table:number-columns-repeated="105"/>
          <table:table-cell table:number-columns-repeated="774"/>
        </table:table-row>
        <table:table-row table:style-name="ro1" table:number-rows-repeated="1954">
          <table:table-cell table:number-columns-repeated="12"/>
          <table:table-cell table:style-name="ce61" table:number-columns-repeated="106"/>
          <table:table-cell table:number-columns-repeated="774"/>
        </table:table-row>
        <table:table-row table:style-name="ro1" table:number-rows-repeated="1046568">
          <table:table-cell table:number-columns-repeated="892"/>
        </table:table-row>
        <table:table-row table:style-name="ro1">
          <table:table-cell table:number-columns-repeated="892"/>
        </table:table-row>
        <calcext:conditional-formats>
          <calcext:conditional-format calcext:target-range-address="'Master Action List'.N28:'Master Action List'.DN2007 'Master Action List'.M28:'Master Action List'.M41 'Master Action List'.M43:'Master Action List'.M2007 'Master Action List'.M3:'Master Action List'.DN8 'Master Action List'.M19:'Master Action List'.DN27 'Master Action List'.M10:'Master Action List'.DN12 'Master Action List'.M14:'Master Action List'.DN17">
            <calcext:condition calcext:apply-style-name="Red bg" calcext:value="=&quot;Interrupts&quot;" calcext:base-cell-address="'Master Action List'.M3"/>
            <calcext:condition calcext:apply-style-name="Light orange bg" calcext:value="=&quot;Follows&quot;" calcext:base-cell-address="'Master Action List'.M3"/>
            <calcext:condition calcext:apply-style-name="Yellow bg" calcext:value="=&quot;Buffered&quot;" calcext:base-cell-address="'Master Action List'.M3"/>
            <calcext:condition calcext:apply-style-name="Light blue bg" calcext:value="=&quot;Combined&quot;" calcext:base-cell-address="'Master Action List'.M3"/>
            <calcext:condition calcext:apply-style-name="Green bg" calcext:value="=&quot;Special&quot;" calcext:base-cell-address="'Master Action List'.M3"/>
            <calcext:condition calcext:apply-style-name="Blue bg" calcext:value="=&quot;Prerequisite&quot;" calcext:base-cell-address="'Master Action List'.M3"/>
            <calcext:condition calcext:apply-style-name="Light gray bg" calcext:value="=&quot;Unpossible?&quot;" calcext:base-cell-address="'Master Action List'.M3"/>
            <calcext:condition calcext:apply-style-name="Dark gray bg" calcext:value="=&quot;§§§&quot;" calcext:base-cell-address="'Master Action List'.M3"/>
            <calcext:condition calcext:apply-style-name="Dark gray bg" calcext:value="contains-text(&quot;!!&quot;)" calcext:base-cell-address="'Master Action List'.M3"/>
            <calcext:condition calcext:apply-style-name="Purple bg" calcext:value="=&quot;???&quot;" calcext:base-cell-address="'Master Action List'.M3"/>
            <calcext:condition calcext:apply-style-name="Light gray bg" calcext:value="=&quot;No effect&quot;" calcext:base-cell-address="'Master Action List'.M3"/>
          </calcext:conditional-format>
          <calcext:conditional-format calcext:target-range-address="'Master Action List'.M2:'Master Action List'.DN2">
            <calcext:condition calcext:apply-style-name="Red bg" calcext:value="=&quot;Interrupts&quot;" calcext:base-cell-address="'Master Action List'.M2"/>
            <calcext:condition calcext:apply-style-name="Light orange bg" calcext:value="=&quot;Follows&quot;" calcext:base-cell-address="'Master Action List'.M2"/>
            <calcext:condition calcext:apply-style-name="Yellow bg" calcext:value="=&quot;Buffered&quot;" calcext:base-cell-address="'Master Action List'.M2"/>
            <calcext:condition calcext:apply-style-name="Light blue bg" calcext:value="=&quot;Combined&quot;" calcext:base-cell-address="'Master Action List'.M2"/>
            <calcext:condition calcext:apply-style-name="Green bg" calcext:value="=&quot;Special&quot;" calcext:base-cell-address="'Master Action List'.M2"/>
            <calcext:condition calcext:apply-style-name="Blue bg" calcext:value="=&quot;Prerequisite&quot;" calcext:base-cell-address="'Master Action List'.M2"/>
            <calcext:condition calcext:apply-style-name="Light gray bg" calcext:value="=&quot;Unpossible?&quot;" calcext:base-cell-address="'Master Action List'.M2"/>
            <calcext:condition calcext:apply-style-name="Dark gray bg" calcext:value="=&quot;§§§&quot;" calcext:base-cell-address="'Master Action List'.M2"/>
            <calcext:condition calcext:apply-style-name="Dark gray bg" calcext:value="contains-text(&quot;!!&quot;)" calcext:base-cell-address="'Master Action List'.M2"/>
            <calcext:condition calcext:apply-style-name="Purple bg" calcext:value="=&quot;???&quot;" calcext:base-cell-address="'Master Action List'.M2"/>
            <calcext:condition calcext:apply-style-name="Light gray bg" calcext:value="=&quot;No effect&quot;" calcext:base-cell-address="'Master Action List'.M2"/>
          </calcext:conditional-format>
          <calcext:conditional-format calcext:target-range-address="'Master Action List'.M9:'Master Action List'.DN9">
            <calcext:condition calcext:apply-style-name="Red bg" calcext:value="=&quot;Interrupts&quot;" calcext:base-cell-address="'Master Action List'.M9"/>
            <calcext:condition calcext:apply-style-name="Light orange bg" calcext:value="=&quot;Follows&quot;" calcext:base-cell-address="'Master Action List'.M9"/>
            <calcext:condition calcext:apply-style-name="Yellow bg" calcext:value="=&quot;Buffered&quot;" calcext:base-cell-address="'Master Action List'.M9"/>
            <calcext:condition calcext:apply-style-name="Light blue bg" calcext:value="=&quot;Combined&quot;" calcext:base-cell-address="'Master Action List'.M9"/>
            <calcext:condition calcext:apply-style-name="Green bg" calcext:value="=&quot;Special&quot;" calcext:base-cell-address="'Master Action List'.M9"/>
            <calcext:condition calcext:apply-style-name="Blue bg" calcext:value="=&quot;Prerequisite&quot;" calcext:base-cell-address="'Master Action List'.M9"/>
            <calcext:condition calcext:apply-style-name="Light gray bg" calcext:value="=&quot;Unpossible?&quot;" calcext:base-cell-address="'Master Action List'.M9"/>
            <calcext:condition calcext:apply-style-name="Dark gray bg" calcext:value="=&quot;§§§&quot;" calcext:base-cell-address="'Master Action List'.M9"/>
            <calcext:condition calcext:apply-style-name="Dark gray bg" calcext:value="contains-text(&quot;!!&quot;)" calcext:base-cell-address="'Master Action List'.M9"/>
            <calcext:condition calcext:apply-style-name="Purple bg" calcext:value="=&quot;???&quot;" calcext:base-cell-address="'Master Action List'.M9"/>
            <calcext:condition calcext:apply-style-name="Light gray bg" calcext:value="=&quot;No effect&quot;" calcext:base-cell-address="'Master Action List'.M9"/>
          </calcext:conditional-format>
          <calcext:conditional-format calcext:target-range-address="'Master Action List'.M13:'Master Action List'.DN13">
            <calcext:condition calcext:apply-style-name="Red bg" calcext:value="=&quot;Interrupts&quot;" calcext:base-cell-address="'Master Action List'.M13"/>
            <calcext:condition calcext:apply-style-name="Light orange bg" calcext:value="=&quot;Follows&quot;" calcext:base-cell-address="'Master Action List'.M13"/>
            <calcext:condition calcext:apply-style-name="Yellow bg" calcext:value="=&quot;Buffered&quot;" calcext:base-cell-address="'Master Action List'.M13"/>
            <calcext:condition calcext:apply-style-name="Light blue bg" calcext:value="=&quot;Combined&quot;" calcext:base-cell-address="'Master Action List'.M13"/>
            <calcext:condition calcext:apply-style-name="Green bg" calcext:value="=&quot;Special&quot;" calcext:base-cell-address="'Master Action List'.M13"/>
            <calcext:condition calcext:apply-style-name="Blue bg" calcext:value="=&quot;Prerequisite&quot;" calcext:base-cell-address="'Master Action List'.M13"/>
            <calcext:condition calcext:apply-style-name="Light gray bg" calcext:value="=&quot;Unpossible?&quot;" calcext:base-cell-address="'Master Action List'.M13"/>
            <calcext:condition calcext:apply-style-name="Dark gray bg" calcext:value="=&quot;§§§&quot;" calcext:base-cell-address="'Master Action List'.M13"/>
            <calcext:condition calcext:apply-style-name="Dark gray bg" calcext:value="contains-text(&quot;!!&quot;)" calcext:base-cell-address="'Master Action List'.M13"/>
            <calcext:condition calcext:apply-style-name="Purple bg" calcext:value="=&quot;???&quot;" calcext:base-cell-address="'Master Action List'.M13"/>
            <calcext:condition calcext:apply-style-name="Light gray bg" calcext:value="=&quot;No effect&quot;" calcext:base-cell-address="'Master Action List'.M13"/>
          </calcext:conditional-format>
          <calcext:conditional-format calcext:target-range-address="'Master Action List'.M18:'Master Action List'.DN18">
            <calcext:condition calcext:apply-style-name="Red bg" calcext:value="=&quot;Interrupts&quot;" calcext:base-cell-address="'Master Action List'.M18"/>
            <calcext:condition calcext:apply-style-name="Light orange bg" calcext:value="=&quot;Follows&quot;" calcext:base-cell-address="'Master Action List'.M18"/>
            <calcext:condition calcext:apply-style-name="Yellow bg" calcext:value="=&quot;Buffered&quot;" calcext:base-cell-address="'Master Action List'.M18"/>
            <calcext:condition calcext:apply-style-name="Light blue bg" calcext:value="=&quot;Combined&quot;" calcext:base-cell-address="'Master Action List'.M18"/>
            <calcext:condition calcext:apply-style-name="Green bg" calcext:value="=&quot;Special&quot;" calcext:base-cell-address="'Master Action List'.M18"/>
            <calcext:condition calcext:apply-style-name="Blue bg" calcext:value="=&quot;Prerequisite&quot;" calcext:base-cell-address="'Master Action List'.M18"/>
            <calcext:condition calcext:apply-style-name="Light gray bg" calcext:value="=&quot;Unpossible?&quot;" calcext:base-cell-address="'Master Action List'.M18"/>
            <calcext:condition calcext:apply-style-name="Dark gray bg" calcext:value="=&quot;§§§&quot;" calcext:base-cell-address="'Master Action List'.M18"/>
            <calcext:condition calcext:apply-style-name="Dark gray bg" calcext:value="contains-text(&quot;!!&quot;)" calcext:base-cell-address="'Master Action List'.M18"/>
            <calcext:condition calcext:apply-style-name="Purple bg" calcext:value="=&quot;???&quot;" calcext:base-cell-address="'Master Action List'.M18"/>
            <calcext:condition calcext:apply-style-name="Light gray bg" calcext:value="=&quot;No effect&quot;" calcext:base-cell-address="'Master Action List'.M18"/>
          </calcext:conditional-format>
        </calcext:conditional-formats>
      </table:table>
      <table:table table:name="Mechanics" table:style-name="ta1">
        <office:forms form:automatic-focus="false" form:apply-design-mode="false"/>
        <table:table-column table:style-name="co16" table:default-cell-style-name="ce3"/>
        <table:table-column table:style-name="co17" table:default-cell-style-name="ce3"/>
        <table:table-column table:style-name="co18" table:default-cell-style-name="ce3"/>
        <table:table-column table:style-name="co19" table:default-cell-style-name="ce57"/>
        <table:table-column table:style-name="co20" table:default-cell-style-name="ce57"/>
        <table:table-column table:style-name="co19" table:default-cell-style-name="ce57"/>
        <table:table-column table:style-name="co20" table:default-cell-style-name="ce57"/>
        <table:table-column table:style-name="co21" table:default-cell-style-name="ce57"/>
        <table:table-column table:style-name="co20" table:default-cell-style-name="ce57"/>
        <table:table-column table:style-name="co19" table:default-cell-style-name="ce57"/>
        <table:table-column table:style-name="co22" table:default-cell-style-name="ce57"/>
        <table:table-column table:style-name="co23" table:default-cell-style-name="ce57"/>
        <table:table-column table:style-name="co22" table:default-cell-style-name="ce9"/>
        <table:table-column table:style-name="co24" table:default-cell-style-name="ce57"/>
        <table:table-column table:style-name="co11" table:number-columns-repeated="2" table:default-cell-style-name="ce57"/>
        <table:table-column table:style-name="co12" table:default-cell-style-name="ce57"/>
        <table:table-column table:style-name="co13" table:default-cell-style-name="ce57"/>
        <table:table-column table:style-name="co14" table:default-cell-style-name="ce57"/>
        <table:table-column table:style-name="co15" table:number-columns-repeated="874" table:default-cell-style-name="ce57"/>
        <table:table-row table:style-name="ro1">
          <table:table-cell table:style-name="ce25" office:value-type="string" calcext:value-type="string">
            <text:p>Animation Name</text:p>
          </table:table-cell>
          <table:table-cell table:style-name="ce25" office:value-type="string" calcext:value-type="string">
            <text:p>Modifiers</text:p>
          </table:table-cell>
          <table:table-cell table:style-name="ce25" office:value-type="string" calcext:value-type="string">
            <text:p>Input to Compare</text:p>
          </table:table-cell>
          <table:table-cell table:style-name="ce62" table:content-validation-name="val1"/>
          <table:table-cell table:style-name="ce67" table:content-validation-name="val2" office:value-type="string" calcext:value-type="string">
            <text:p>Phase 1 result</text:p>
          </table:table-cell>
          <table:table-cell table:style-name="ce62" table:content-validation-name="val3"/>
          <table:table-cell table:style-name="ce67" table:content-validation-name="val4" office:value-type="string" calcext:value-type="string">
            <text:p>Phase 2 result</text:p>
          </table:table-cell>
          <table:table-cell table:style-name="ce62" table:content-validation-name="val1"/>
          <table:table-cell table:style-name="ce67" table:content-validation-name="val6" office:value-type="string" calcext:value-type="string">
            <text:p>Phase 3 result</text:p>
          </table:table-cell>
          <table:table-cell table:style-name="ce62" table:content-validation-name="val1"/>
          <table:table-cell table:style-name="ce67" table:content-validation-name="val7" office:value-type="string" calcext:value-type="string">
            <text:p>Phase 4 result</text:p>
          </table:table-cell>
          <table:table-cell table:style-name="ce62" table:content-validation-name="val1"/>
          <table:table-cell table:style-name="ce40" table:content-validation-name="val5" office:value-type="string" calcext:value-type="string">
            <text:p>Phase 5 result</text:p>
          </table:table-cell>
          <table:table-cell table:style-name="ce2" table:content-validation-name="val8" office:value-type="string" calcext:value-type="string">
            <text:p>Notes 1</text:p>
          </table:table-cell>
          <table:table-cell table:style-name="ce2" office:value-type="string" calcext:value-type="string">
            <text:p>Notes 2</text:p>
          </table:table-cell>
          <table:table-cell table:style-name="ce2" office:value-type="string" calcext:value-type="string">
            <text:p>Notes 3</text:p>
          </table:table-cell>
          <table:table-cell table:style-name="ce2" office:value-type="string" calcext:value-type="string">
            <text:p>Limitations</text:p>
          </table:table-cell>
          <table:table-cell table:style-name="ce2" office:value-type="string" calcext:value-type="string">
            <text:p>Full / Official name</text:p>
          </table:table-cell>
          <table:table-cell table:style-name="ce2" office:value-type="string" calcext:value-type="string">
            <text:p>In-game description</text:p>
          </table:table-cell>
          <table:table-cell table:style-name="ce139" table:number-columns-repeated="874"/>
        </table:table-row>
        <table:table-row table:style-name="ro1">
          <table:table-cell office:value-type="string" calcext:value-type="string">
            <text:p>Attack s1</text:p>
          </table:table-cell>
          <table:table-cell/>
          <table:table-cell table:style-name="ce32" office:value-type="string" calcext:value-type="string">
            <text:p>Letting go of input</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87"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ove</text:p>
          </table:table-cell>
          <table:table-cell table:style-name="ce70" table:content-validation-name="val1" office:value-type="string" calcext:value-type="string">
            <text:p>No effect</text:p>
          </table:table-cell>
          <table:table-cell table:style-name="ce78" table:content-validation-name="val2"/>
          <table:table-cell table:style-name="ce70" table:content-validation-name="val1" office:value-type="string" calcext:value-type="string">
            <text:p>Cancels</text:p>
          </table:table-cell>
          <table:table-cell table:style-name="ce75" table:content-validation-name="val4" office:value-type="string" calcext:value-type="string">
            <text:p>Run</text:p>
          </table:table-cell>
          <table:table-cell table:style-name="ce70" table:content-validation-name="val1" office:value-type="string" calcext:value-type="string">
            <text:p>Cancels</text:p>
          </table:table-cell>
          <table:table-cell table:style-name="ce80" table:content-validation-name="val6" office:value-type="string" calcext:value-type="string">
            <text:p>Run</text:p>
          </table:table-cell>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88" table:content-validation-name="val8" office:value-type="string" calcext:value-type="string">
            <text:p>Specialties of this sheet:</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Roll (Forward)</text:p>
          </table:table-cell>
          <table:table-cell table:style-name="ce70" table:content-validation-name="val1" office:value-type="string" calcext:value-type="string">
            <text:p>Cancels</text:p>
          </table:table-cell>
          <table:table-cell table:style-name="ce78" table:content-validation-name="val2" office:value-type="string" calcext:value-type="string">
            <text:p>Roll</text:p>
          </table:table-cell>
          <table:table-cell table:style-name="ce70" table:content-validation-name="val1" office:value-type="string" calcext:value-type="string">
            <text:p>Cancels</text:p>
          </table:table-cell>
          <table:table-cell table:style-name="ce75" table:content-validation-name="val4" office:value-type="string" calcext:value-type="string">
            <text:p>Roll</text:p>
          </table:table-cell>
          <table:table-cell table:style-name="ce70" table:content-validation-name="val1" office:value-type="string" calcext:value-type="string">
            <text:p>Cancels</text:p>
          </table:table-cell>
          <table:table-cell table:style-name="ce80" table:content-validation-name="val6" office:value-type="string" calcext:value-type="string">
            <text:p>Roll</text:p>
          </table:table-cell>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Roll (Left)</text:p>
          </table:table-cell>
          <table:table-cell table:style-name="ce70" table:content-validation-name="val1" office:value-type="string" calcext:value-type="string">
            <text:p>Cancels</text:p>
          </table:table-cell>
          <table:table-cell table:style-name="ce78" table:content-validation-name="val2" office:value-type="string" calcext:value-type="string">
            <text:p>Roll</text:p>
          </table:table-cell>
          <table:table-cell table:style-name="ce70" table:content-validation-name="val1" office:value-type="string" calcext:value-type="string">
            <text:p>Cancels</text:p>
          </table:table-cell>
          <table:table-cell table:style-name="ce75" table:content-validation-name="val4" office:value-type="string" calcext:value-type="string">
            <text:p>Roll</text:p>
          </table:table-cell>
          <table:table-cell table:style-name="ce70" table:content-validation-name="val1" office:value-type="string" calcext:value-type="string">
            <text:p>Cancels</text:p>
          </table:table-cell>
          <table:table-cell table:style-name="ce80" table:content-validation-name="val6" office:value-type="string" calcext:value-type="string">
            <text:p>Roll</text:p>
          </table:table-cell>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9" table:content-validation-name="val8" office:value-type="string" calcext:value-type="string">
            <text:p>...It should be impossible to edit columns A – C since they’re handled / generated from Master Animation List?</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Roll (Right)</text:p>
          </table:table-cell>
          <table:table-cell table:style-name="ce70" table:content-validation-name="val1" office:value-type="string" calcext:value-type="string">
            <text:p>Cancels</text:p>
          </table:table-cell>
          <table:table-cell table:style-name="ce78" table:content-validation-name="val2" office:value-type="string" calcext:value-type="string">
            <text:p>Roll</text:p>
          </table:table-cell>
          <table:table-cell table:style-name="ce70" table:content-validation-name="val1" office:value-type="string" calcext:value-type="string">
            <text:p>Cancels</text:p>
          </table:table-cell>
          <table:table-cell table:style-name="ce75" table:content-validation-name="val4" office:value-type="string" calcext:value-type="string">
            <text:p>Roll</text:p>
          </table:table-cell>
          <table:table-cell table:style-name="ce70" table:content-validation-name="val1" office:value-type="string" calcext:value-type="string">
            <text:p>Cancels</text:p>
          </table:table-cell>
          <table:table-cell table:style-name="ce80" table:content-validation-name="val6" office:value-type="string" calcext:value-type="string">
            <text:p>Roll</text:p>
          </table:table-cell>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9" table:content-validation-name="val8" office:value-type="string" calcext:value-type="string">
            <text:p>- The code should add some marking on the unused phases of the animation for clarity. (see column K)</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Roll (Back)</text:p>
          </table:table-cell>
          <table:table-cell table:style-name="ce70" table:content-validation-name="val1" office:value-type="string" calcext:value-type="string">
            <text:p>Cancels</text:p>
          </table:table-cell>
          <table:table-cell table:style-name="ce78" table:content-validation-name="val2" office:value-type="string" calcext:value-type="string">
            <text:p>Roll</text:p>
          </table:table-cell>
          <table:table-cell table:style-name="ce70" table:content-validation-name="val1" office:value-type="string" calcext:value-type="string">
            <text:p>Cancels</text:p>
          </table:table-cell>
          <table:table-cell table:style-name="ce75" table:content-validation-name="val4" office:value-type="string" calcext:value-type="string">
            <text:p>Roll</text:p>
          </table:table-cell>
          <table:table-cell table:style-name="ce70" table:content-validation-name="val1" office:value-type="string" calcext:value-type="string">
            <text:p>Cancels</text:p>
          </table:table-cell>
          <table:table-cell table:style-name="ce80" table:content-validation-name="val6" office:value-type="string" calcext:value-type="string">
            <text:p>Roll</text:p>
          </table:table-cell>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9" table:content-validation-name="val8" office:value-type="string" calcext:value-type="string">
            <text:p><text:s text:c="4"/>This is accomplished by cross-referencing the Phases number from Master Animation List.</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Weapon Switch</text:p>
          </table:table-cell>
          <table:table-cell table:style-name="ce70" table:content-validation-name="val1" office:value-type="string" calcext:value-type="string">
            <text:p>Cancels</text:p>
          </table:table-cell>
          <table:table-cell table:style-name="ce78" table:content-validation-name="val2" office:value-type="string" calcext:value-type="string">
            <text:p>Switch animation</text:p>
          </table:table-cell>
          <table:table-cell table:style-name="ce70" table:content-validation-name="val1" office:value-type="string" calcext:value-type="string">
            <text:p>Cancels</text:p>
          </table:table-cell>
          <table:table-cell table:style-name="ce75" table:content-validation-name="val4" office:value-type="string" calcext:value-type="string">
            <text:p>Switch animation</text:p>
          </table:table-cell>
          <table:table-cell table:style-name="ce70" table:content-validation-name="val1" office:value-type="string" calcext:value-type="string">
            <text:p>Cancels</text:p>
          </table:table-cell>
          <table:table-cell table:style-name="ce80" table:content-validation-name="val6" office:value-type="string" calcext:value-type="string">
            <text:p>Switch animation</text:p>
          </table:table-cell>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9" table:content-validation-name="val8" office:value-type="string" calcext:value-type="string">
            <text:p>- Code should automatically apply conditional formatting based on the rules in Reactions sheet.</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Jump (Result 1)</text:p>
          </table:table-cell>
          <table:table-cell table:style-name="ce70" table:content-validation-name="val1" office:value-type="string" calcext:value-type="string">
            <text:p>Cancels</text:p>
          </table:table-cell>
          <table:table-cell table:style-name="ce78" table:content-validation-name="val2" office:value-type="string" calcext:value-type="string">
            <text:p>Jump (Ground)</text:p>
          </table:table-cell>
          <table:table-cell table:style-name="ce70" table:content-validation-name="val1" office:value-type="string" calcext:value-type="string">
            <text:p>Cancels</text:p>
          </table:table-cell>
          <table:table-cell table:style-name="ce75" table:content-validation-name="val4" office:value-type="string" calcext:value-type="string">
            <text:p>Jump (Ground)</text:p>
          </table:table-cell>
          <table:table-cell table:style-name="ce70" table:content-validation-name="val1" office:value-type="string" calcext:value-type="string">
            <text:p>Cancels</text:p>
          </table:table-cell>
          <table:table-cell table:style-name="ce80" table:content-validation-name="val6" office:value-type="string" calcext:value-type="string">
            <text:p>Jump (Ground)</text:p>
          </table:table-cell>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9"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Jump (Result 2)</text:p>
          </table:table-cell>
          <table:table-cell table:style-name="ce70" table:content-validation-name="val1" office:value-type="string" calcext:value-type="string">
            <text:p>Cancels</text:p>
          </table:table-cell>
          <table:table-cell table:style-name="ce78" table:content-validation-name="val2" office:value-type="string" calcext:value-type="string">
            <text:p>Idle (Airborne)</text:p>
          </table:table-cell>
          <table:table-cell table:style-name="ce70" table:content-validation-name="val1" office:value-type="string" calcext:value-type="string">
            <text:p>Cancels</text:p>
          </table:table-cell>
          <table:table-cell table:style-name="ce75" table:content-validation-name="val4" office:value-type="string" calcext:value-type="string">
            <text:p>Idle (Airborne)</text:p>
          </table:table-cell>
          <table:table-cell table:style-name="ce70" table:content-validation-name="val1" office:value-type="string" calcext:value-type="string">
            <text:p>Cancels</text:p>
          </table:table-cell>
          <table:table-cell table:style-name="ce80" table:content-validation-name="val6" office:value-type="string" calcext:value-type="string">
            <text:p>Idle (Airborne)</text:p>
          </table:table-cell>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9" table:content-validation-name="val8" office:value-type="string" calcext:value-type="string">
            <text:p>Data validation makes it easier to fill the table. For each interaction, first column validates from Reactions. Second column validates from column A.</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elee (S)</text:p>
          </table:table-cell>
          <table:table-cell table:style-name="ce70" table:content-validation-name="val1" office:value-type="string" calcext:value-type="string">
            <text:p>Buffers</text:p>
          </table:table-cell>
          <table:table-cell table:style-name="ce78" table:content-validation-name="val2" office:value-type="string" calcext:value-type="string">
            <text:p>Attack s2</text:p>
          </table:table-cell>
          <table:table-cell table:style-name="ce70" table:content-validation-name="val1" office:value-type="string" calcext:value-type="string">
            <text:p>Buffers</text:p>
          </table:table-cell>
          <table:table-cell table:style-name="ce75" table:content-validation-name="val4" office:value-type="string" calcext:value-type="string">
            <text:p>Attack s2</text:p>
          </table:table-cell>
          <table:table-cell table:style-name="ce70" table:content-validation-name="val1" office:value-type="string" calcext:value-type="string">
            <text:p>Buffers</text:p>
          </table:table-cell>
          <table:table-cell table:style-name="ce80" table:content-validation-name="val6" office:value-type="string" calcext:value-type="string">
            <text:p>Attack s2</text:p>
          </table:table-cell>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9" table:content-validation-name="val8" office:value-type="string" calcext:value-type="string">
            <text:p>Validation should not be strict because it’s sometimes necessary to add variation tags to the animations?</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elee (S) (Long)</text:p>
          </table:table-cell>
          <table:table-cell table:style-name="ce70" table:content-validation-name="val1" office:value-type="string" calcext:value-type="string">
            <text:p>Buffers</text:p>
          </table:table-cell>
          <table:table-cell table:style-name="ce78" table:content-validation-name="val2" office:value-type="string" calcext:value-type="string">
            <text:p>Attack s2</text:p>
          </table:table-cell>
          <table:table-cell table:style-name="ce70" table:content-validation-name="val1" office:value-type="string" calcext:value-type="string">
            <text:p>Buffers</text:p>
          </table:table-cell>
          <table:table-cell table:style-name="ce75" table:content-validation-name="val4" office:value-type="string" calcext:value-type="string">
            <text:p>Attack s2</text:p>
          </table:table-cell>
          <table:table-cell table:style-name="ce70" table:content-validation-name="val1" office:value-type="string" calcext:value-type="string">
            <text:p>Buffers</text:p>
          </table:table-cell>
          <table:table-cell table:style-name="ce80" table:content-validation-name="val6" office:value-type="string" calcext:value-type="string">
            <text:p>Attack s2</text:p>
          </table:table-cell>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elee (T)</text:p>
          </table:table-cell>
          <table:table-cell table:style-name="ce70" table:content-validation-name="val1" office:value-type="string" calcext:value-type="string">
            <text:p>Buffers</text:p>
          </table:table-cell>
          <table:table-cell table:style-name="ce78" table:content-validation-name="val2" office:value-type="string" calcext:value-type="string">
            <text:p>Attack t1</text:p>
          </table:table-cell>
          <table:table-cell table:style-name="ce70" table:content-validation-name="val1" office:value-type="string" calcext:value-type="string">
            <text:p>Buffers</text:p>
          </table:table-cell>
          <table:table-cell table:style-name="ce75" table:content-validation-name="val4" office:value-type="string" calcext:value-type="string">
            <text:p>Attack t1</text:p>
          </table:table-cell>
          <table:table-cell table:style-name="ce70" table:content-validation-name="val1" office:value-type="string" calcext:value-type="string">
            <text:p>Buffers</text:p>
          </table:table-cell>
          <table:table-cell table:style-name="ce80" table:content-validation-name="val6" office:value-type="string" calcext:value-type="string">
            <text:p>Attack t1</text:p>
          </table:table-cell>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elee (T) (Long)</text:p>
          </table:table-cell>
          <table:table-cell table:style-name="ce70" table:content-validation-name="val1" office:value-type="string" calcext:value-type="string">
            <text:p>Buffers</text:p>
          </table:table-cell>
          <table:table-cell table:style-name="ce78" table:content-validation-name="val2" office:value-type="string" calcext:value-type="string">
            <text:p>Attack t1</text:p>
          </table:table-cell>
          <table:table-cell table:style-name="ce70" table:content-validation-name="val1" office:value-type="string" calcext:value-type="string">
            <text:p>Buffers</text:p>
          </table:table-cell>
          <table:table-cell table:style-name="ce75" table:content-validation-name="val4" office:value-type="string" calcext:value-type="string">
            <text:p>Attack t1</text:p>
          </table:table-cell>
          <table:table-cell table:style-name="ce70" table:content-validation-name="val1" office:value-type="string" calcext:value-type="string">
            <text:p>Buffers</text:p>
          </table:table-cell>
          <table:table-cell table:style-name="ce80" table:content-validation-name="val6" office:value-type="string" calcext:value-type="string">
            <text:p>Attack t1</text:p>
          </table:table-cell>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88" table:content-validation-name="val8" office:value-type="string" calcext:value-type="string">
            <text:p>Different functions:</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Grab</text:p>
          </table:table-cell>
          <table:table-cell table:style-name="ce70" table:content-validation-name="val1" office:value-type="string" calcext:value-type="string">
            <text:p>Cancels</text:p>
          </table:table-cell>
          <table:table-cell table:style-name="ce78" table:content-validation-name="val2" office:value-type="string" calcext:value-type="string">
            <text:p>Grab</text:p>
          </table:table-cell>
          <table:table-cell table:style-name="ce70" table:content-validation-name="val1" office:value-type="string" calcext:value-type="string">
            <text:p>Cancels</text:p>
          </table:table-cell>
          <table:table-cell table:style-name="ce75" table:content-validation-name="val4" office:value-type="string" calcext:value-type="string">
            <text:p>Grab</text:p>
          </table:table-cell>
          <table:table-cell table:style-name="ce70" table:content-validation-name="val1" office:value-type="string" calcext:value-type="string">
            <text:p>Cancels</text:p>
          </table:table-cell>
          <table:table-cell table:style-name="ce80" table:content-validation-name="val6" office:value-type="string" calcext:value-type="string">
            <text:p>Grab</text:p>
          </table:table-cell>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Block</text:p>
          </table:table-cell>
          <table:table-cell table:style-name="ce70" table:content-validation-name="val1" office:value-type="string" calcext:value-type="string">
            <text:p>Cancels</text:p>
          </table:table-cell>
          <table:table-cell table:style-name="ce78" table:content-validation-name="val2" office:value-type="string" calcext:value-type="string">
            <text:p>Block</text:p>
          </table:table-cell>
          <table:table-cell table:style-name="ce70" table:content-validation-name="val1" office:value-type="string" calcext:value-type="string">
            <text:p>Cancels</text:p>
          </table:table-cell>
          <table:table-cell table:style-name="ce75" table:content-validation-name="val4" office:value-type="string" calcext:value-type="string">
            <text:p>Block</text:p>
          </table:table-cell>
          <table:table-cell table:style-name="ce70" table:content-validation-name="val1" office:value-type="string" calcext:value-type="string">
            <text:p>Cancels</text:p>
          </table:table-cell>
          <table:table-cell table:style-name="ce80" table:content-validation-name="val6" office:value-type="string" calcext:value-type="string">
            <text:p>Block</text:p>
          </table:table-cell>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106" table:content-validation-name="val8" office:value-type="string" calcext:value-type="string">
            <text:p>”Refresh”.</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Magic</text:p>
          </table:table-cell>
          <table:table-cell table:style-name="ce70" table:content-validation-name="val1" office:value-type="string" calcext:value-type="string">
            <text:p>Cancels</text:p>
          </table:table-cell>
          <table:table-cell table:style-name="ce78" table:content-validation-name="val2" office:value-type="string" calcext:value-type="string">
            <text:p>Magic</text:p>
          </table:table-cell>
          <table:table-cell table:style-name="ce70" table:content-validation-name="val1" office:value-type="string" calcext:value-type="string">
            <text:p>Cancels</text:p>
          </table:table-cell>
          <table:table-cell table:style-name="ce75" table:content-validation-name="val4" office:value-type="string" calcext:value-type="string">
            <text:p>Magic</text:p>
          </table:table-cell>
          <table:table-cell table:style-name="ce70" table:content-validation-name="val1" office:value-type="string" calcext:value-type="string">
            <text:p>Cancels</text:p>
          </table:table-cell>
          <table:table-cell table:style-name="ce80" table:content-validation-name="val6" office:value-type="string" calcext:value-type="string">
            <text:p>Magic</text:p>
          </table:table-cell>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8" table:content-validation-name="val8" office:value-type="string" calcext:value-type="string">
            <text:p>1. the function goes through the whole Mechanics sheet and checks for discrepancies between it and Master Animation List.</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Rage</text:p>
          </table:table-cell>
          <table:table-cell table:style-name="ce70" table:content-validation-name="val1" office:value-type="string" calcext:value-type="string">
            <text:p>Cancels</text:p>
          </table:table-cell>
          <table:table-cell table:style-name="ce78" table:content-validation-name="val2" office:value-type="string" calcext:value-type="string">
            <text:p>Rage</text:p>
          </table:table-cell>
          <table:table-cell table:style-name="ce70" table:content-validation-name="val1" office:value-type="string" calcext:value-type="string">
            <text:p>No effect</text:p>
          </table:table-cell>
          <table:table-cell table:style-name="ce75" table:content-validation-name="val4"/>
          <table:table-cell table:style-name="ce70" table:content-validation-name="val1" office:value-type="string" calcext:value-type="string">
            <text:p>No effect</text:p>
          </table:table-cell>
          <table:table-cell table:style-name="ce80" table:content-validation-name="val6"/>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8" table:content-validation-name="val8" office:value-type="string" calcext:value-type="string">
            <text:p>2. the code adds lines non-destructively or deletes rows that are no longer needed.</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office:value-type="string" calcext:value-type="string">
            <text:p>Pause</text:p>
          </table:table-cell>
          <table:table-cell table:style-name="ce70" table:content-validation-name="val1" office:value-type="string" calcext:value-type="string">
            <text:p>Mutual</text:p>
          </table:table-cell>
          <table:table-cell table:style-name="ce78" table:content-validation-name="val2"/>
          <table:table-cell table:style-name="ce70" table:content-validation-name="val1" office:value-type="string" calcext:value-type="string">
            <text:p>Mutual</text:p>
          </table:table-cell>
          <table:table-cell table:style-name="ce75" table:content-validation-name="val4"/>
          <table:table-cell table:style-name="ce70" table:content-validation-name="val1" office:value-type="string" calcext:value-type="string">
            <text:p>Mutual</text:p>
          </table:table-cell>
          <table:table-cell table:style-name="ce80" table:content-validation-name="val6"/>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8" table:content-validation-name="val8" office:value-type="string" calcext:value-type="string">
            <text:p>3. the code checks if phase data is also correct.</text:p>
          </table:table-cell>
          <table:table-cell table:style-name="ce151" table:number-columns-repeated="13"/>
          <table:table-cell table:number-columns-repeated="866"/>
        </table:table-row>
        <table:table-row-group>
          <table:table-row table:style-name="ro1">
            <table:table-cell office:value-type="string" calcext:value-type="string">
              <text:p>Attack s1</text:p>
            </table:table-cell>
            <table:table-cell/>
            <table:table-cell table:style-name="ce64" office:value-type="string" calcext:value-type="string">
              <text:p>Retry</text:p>
            </table:table-cell>
            <table:table-cell table:style-name="ce70" table:content-validation-name="val1" office:value-type="string" calcext:value-type="string">
              <text:p>Cancels</text:p>
            </table:table-cell>
            <table:table-cell table:style-name="ce78" table:content-validation-name="val2"/>
            <table:table-cell table:style-name="ce70" table:content-validation-name="val1" office:value-type="string" calcext:value-type="string">
              <text:p>Cancels</text:p>
            </table:table-cell>
            <table:table-cell table:style-name="ce75" table:content-validation-name="val4"/>
            <table:table-cell table:style-name="ce70" table:content-validation-name="val1" office:value-type="string" calcext:value-type="string">
              <text:p>Cancels</text:p>
            </table:table-cell>
            <table:table-cell table:style-name="ce80" table:content-validation-name="val6"/>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Upgrade Blades</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Upgrade Head</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106" table:content-validation-name="val8" office:value-type="string" calcext:value-type="string">
              <text:p>”Generate inputs”.</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Fall</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Landing</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9" table:content-validation-name="val8" office:value-type="string" calcext:value-type="string">
              <text:p>1. a single animation is selected.</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Hang From Ledge</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9" table:content-validation-name="val8" office:value-type="string" calcext:value-type="string">
              <text:p>2. code figures out which input list has to be printed out. It does this by cross-referencing the animation name from Master Animation List.</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Water</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9" table:content-validation-name="val8" office:value-type="string" calcext:value-type="string">
              <text:p>3. check if rows have to be added in a non-destructive way (i.e. if the animation already has existing inputs and it just needs an update OR if they are generated from new)</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Rope</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9" table:content-validation-name="val8" office:value-type="string" calcext:value-type="string">
              <text:p>4. generate rows and print various inputs.</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64" office:value-type="string" calcext:value-type="string">
              <text:p>Shimmy</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8" table:content-validation-name="val8"/>
            <table:table-cell table:style-name="ce151" table:number-columns-repeated="13"/>
            <table:table-cell table:number-columns-repeated="866"/>
          </table:table-row>
        </table:table-row-group>
        <table:table-row-group>
          <table:table-row table:style-name="ro1">
            <table:table-cell office:value-type="string" calcext:value-type="string">
              <text:p>Attack s1</text:p>
            </table:table-cell>
            <table:table-cell/>
            <table:table-cell table:style-name="ce65" office:value-type="string" calcext:value-type="string">
              <text:p>Hold X</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S</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106" table:content-validation-name="val8" office:value-type="string" calcext:value-type="string">
              <text:p>”Generate variations”.</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T</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O</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office:value-type="string" calcext:value-type="string">
              <text:p>§</text:p>
            </table:table-cell>
            <table:table-cell table:style-name="ce70" table:content-validation-name="val1"/>
            <table:table-cell table:style-name="ce76" table:content-validation-name="val5"/>
            <table:table-cell table:style-name="ce99" table:content-validation-name="val8" office:value-type="string" calcext:value-type="string">
              <text:p>1. a single animation is selected.</text:p>
            </table:table-cell>
            <table:table-cell table:style-name="ce151" table:number-columns-repeated="13"/>
            <table:table-cell table:number-columns-repeated="866"/>
          </table:table-row>
        </table:table-row-group>
        <table:table-row table:style-name="ro1">
          <table:table-cell table:number-columns-repeated="2"/>
          <table:table-cell table:style-name="ce32"/>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99" table:content-validation-name="val8" office:value-type="string" calcext:value-type="string">
            <text:p>2. code figures out how many times the animation has to be printed out, cross-referencing from the rules of Master Animation List.</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Letting go of input</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office:value-type="string" calcext:value-type="string">
            <text:p>§</text:p>
          </table:table-cell>
          <table:table-cell table:style-name="ce99" table:content-validation-name="val8" office:value-type="string" calcext:value-type="string">
            <text:p>3. check if rows have to be added in a non-destructive way (i.e. if the animation already has existing variations and it just needs an update OR if they are generated from new)</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ove</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No effect</text:p>
          </table:table-cell>
          <table:table-cell table:style-name="ce75" table:content-validation-name="val4"/>
          <table:table-cell table:style-name="ce70" table:content-validation-name="val1" office:value-type="string" calcext:value-type="string">
            <text:p>Cancels</text:p>
          </table:table-cell>
          <table:table-cell table:style-name="ce80" table:content-validation-name="val6" office:value-type="string" calcext:value-type="string">
            <text:p>Run</text:p>
          </table:table-cell>
          <table:table-cell table:style-name="ce70" table:content-validation-name="val1" office:value-type="string" calcext:value-type="string">
            <text:p>Cancels</text:p>
          </table:table-cell>
          <table:table-cell table:style-name="ce81" table:content-validation-name="val7" office:value-type="string" calcext:value-type="string">
            <text:p>Run</text:p>
          </table:table-cell>
          <table:table-cell table:style-name="ce70" table:content-validation-name="val1"/>
          <table:table-cell table:style-name="ce76" table:content-validation-name="val5" office:value-type="string" calcext:value-type="string">
            <text:p>§</text:p>
          </table:table-cell>
          <table:table-cell table:style-name="ce99" table:content-validation-name="val8" office:value-type="string" calcext:value-type="string">
            <text:p>4. generate rows according to the rules of Modifier List.</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Roll (Forward)</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Roll</text:p>
          </table:table-cell>
          <table:table-cell table:style-name="ce70" table:content-validation-name="val1" office:value-type="string" calcext:value-type="string">
            <text:p>Cancels</text:p>
          </table:table-cell>
          <table:table-cell table:style-name="ce80" table:content-validation-name="val6" office:value-type="string" calcext:value-type="string">
            <text:p>Roll</text:p>
          </table:table-cell>
          <table:table-cell table:style-name="ce70" table:content-validation-name="val1" office:value-type="string" calcext:value-type="string">
            <text:p>Cancels</text:p>
          </table:table-cell>
          <table:table-cell table:style-name="ce81" table:content-validation-name="val7" office:value-type="string" calcext:value-type="string">
            <text:p>Roll</text:p>
          </table:table-cell>
          <table:table-cell table:style-name="ce70" table:content-validation-name="val1"/>
          <table:table-cell table:style-name="ce76" table:content-validation-name="val5" office:value-type="string" calcext:value-type="string">
            <text:p>§</text:p>
          </table:table-cell>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Roll (Left)</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Roll</text:p>
          </table:table-cell>
          <table:table-cell table:style-name="ce70" table:content-validation-name="val1" office:value-type="string" calcext:value-type="string">
            <text:p>Cancels</text:p>
          </table:table-cell>
          <table:table-cell table:style-name="ce80" table:content-validation-name="val6" office:value-type="string" calcext:value-type="string">
            <text:p>Roll</text:p>
          </table:table-cell>
          <table:table-cell table:style-name="ce70" table:content-validation-name="val1" office:value-type="string" calcext:value-type="string">
            <text:p>Cancels</text:p>
          </table:table-cell>
          <table:table-cell table:style-name="ce81" table:content-validation-name="val7" office:value-type="string" calcext:value-type="string">
            <text:p>Roll</text:p>
          </table:table-cell>
          <table:table-cell table:style-name="ce70" table:content-validation-name="val1"/>
          <table:table-cell table:style-name="ce76" table:content-validation-name="val5" office:value-type="string" calcext:value-type="string">
            <text:p>§</text:p>
          </table:table-cell>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Roll (Right)</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Roll</text:p>
          </table:table-cell>
          <table:table-cell table:style-name="ce70" table:content-validation-name="val1" office:value-type="string" calcext:value-type="string">
            <text:p>Cancels</text:p>
          </table:table-cell>
          <table:table-cell table:style-name="ce80" table:content-validation-name="val6" office:value-type="string" calcext:value-type="string">
            <text:p>Roll</text:p>
          </table:table-cell>
          <table:table-cell table:style-name="ce70" table:content-validation-name="val1" office:value-type="string" calcext:value-type="string">
            <text:p>Cancels</text:p>
          </table:table-cell>
          <table:table-cell table:style-name="ce81" table:content-validation-name="val7" office:value-type="string" calcext:value-type="string">
            <text:p>Roll</text:p>
          </table:table-cell>
          <table:table-cell table:style-name="ce70" table:content-validation-name="val1"/>
          <table:table-cell table:style-name="ce76" table:content-validation-name="val5" office:value-type="string" calcext:value-type="string">
            <text:p>§</text:p>
          </table:table-cell>
          <table:table-cell table:style-name="ce106" table:content-validation-name="val8" office:value-type="string" calcext:value-type="string">
            <text:p>”Add conditional formatting”</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Roll (Back)</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Roll</text:p>
          </table:table-cell>
          <table:table-cell table:style-name="ce70" table:content-validation-name="val1" office:value-type="string" calcext:value-type="string">
            <text:p>Cancels</text:p>
          </table:table-cell>
          <table:table-cell table:style-name="ce80" table:content-validation-name="val6" office:value-type="string" calcext:value-type="string">
            <text:p>Roll</text:p>
          </table:table-cell>
          <table:table-cell table:style-name="ce70" table:content-validation-name="val1" office:value-type="string" calcext:value-type="string">
            <text:p>Cancels</text:p>
          </table:table-cell>
          <table:table-cell table:style-name="ce81" table:content-validation-name="val7" office:value-type="string" calcext:value-type="string">
            <text:p>Roll</text:p>
          </table:table-cell>
          <table:table-cell table:style-name="ce70" table:content-validation-name="val1"/>
          <table:table-cell table:style-name="ce76" table:content-validation-name="val5" office:value-type="string" calcext:value-type="string">
            <text:p>§</text:p>
          </table:table-cell>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Weapon Switch</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Switch animation</text:p>
          </table:table-cell>
          <table:table-cell table:style-name="ce70" table:content-validation-name="val1" office:value-type="string" calcext:value-type="string">
            <text:p>Cancels</text:p>
          </table:table-cell>
          <table:table-cell table:style-name="ce80" table:content-validation-name="val6" office:value-type="string" calcext:value-type="string">
            <text:p>Switch animation</text:p>
          </table:table-cell>
          <table:table-cell table:style-name="ce70" table:content-validation-name="val1" office:value-type="string" calcext:value-type="string">
            <text:p>Cancels</text:p>
          </table:table-cell>
          <table:table-cell table:style-name="ce81" table:content-validation-name="val7" office:value-type="string" calcext:value-type="string">
            <text:p>Switch animation</text:p>
          </table:table-cell>
          <table:table-cell table:style-name="ce70" table:content-validation-name="val1"/>
          <table:table-cell table:style-name="ce76" table:content-validation-name="val5" office:value-type="string" calcext:value-type="string">
            <text:p>§</text:p>
          </table:table-cell>
          <table:table-cell table:style-name="ce99" table:content-validation-name="val8" office:value-type="string" calcext:value-type="string">
            <text:p>1. delete existing rules for conditional formatting.</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Jump (Result 1)</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Jump (Ground)</text:p>
          </table:table-cell>
          <table:table-cell table:style-name="ce70" table:content-validation-name="val1" office:value-type="string" calcext:value-type="string">
            <text:p>Cancels</text:p>
          </table:table-cell>
          <table:table-cell table:style-name="ce80" table:content-validation-name="val6" office:value-type="string" calcext:value-type="string">
            <text:p>Jump (Ground)</text:p>
          </table:table-cell>
          <table:table-cell table:style-name="ce70" table:content-validation-name="val1" office:value-type="string" calcext:value-type="string">
            <text:p>Cancels</text:p>
          </table:table-cell>
          <table:table-cell table:style-name="ce81" table:content-validation-name="val7" office:value-type="string" calcext:value-type="string">
            <text:p>Jump (Ground)</text:p>
          </table:table-cell>
          <table:table-cell table:style-name="ce70" table:content-validation-name="val1"/>
          <table:table-cell table:style-name="ce76" table:content-validation-name="val5" office:value-type="string" calcext:value-type="string">
            <text:p>§</text:p>
          </table:table-cell>
          <table:table-cell table:style-name="ce99" table:content-validation-name="val8" office:value-type="string" calcext:value-type="string">
            <text:p>2. find new rules for conditional formatting from Reactions sheet.</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Jump (Result 2)</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Idle (Airborne)</text:p>
          </table:table-cell>
          <table:table-cell table:style-name="ce70" table:content-validation-name="val1" office:value-type="string" calcext:value-type="string">
            <text:p>Cancels</text:p>
          </table:table-cell>
          <table:table-cell table:style-name="ce80" table:content-validation-name="val6" office:value-type="string" calcext:value-type="string">
            <text:p>Idle (Airborne)</text:p>
          </table:table-cell>
          <table:table-cell table:style-name="ce70" table:content-validation-name="val1" office:value-type="string" calcext:value-type="string">
            <text:p>Cancels</text:p>
          </table:table-cell>
          <table:table-cell table:style-name="ce81" table:content-validation-name="val7" office:value-type="string" calcext:value-type="string">
            <text:p>Idle (Airborne)</text:p>
          </table:table-cell>
          <table:table-cell table:style-name="ce70" table:content-validation-name="val1"/>
          <table:table-cell table:style-name="ce76" table:content-validation-name="val5" office:value-type="string" calcext:value-type="string">
            <text:p>§</text:p>
          </table:table-cell>
          <table:table-cell table:style-name="ce99" table:content-validation-name="val8" office:value-type="string" calcext:value-type="string">
            <text:p>3. apply new rules for conditional formatting.</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elee (S)</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Buffers</text:p>
          </table:table-cell>
          <table:table-cell table:style-name="ce75" table:content-validation-name="val4" office:value-type="string" calcext:value-type="string">
            <text:p>Attack s2</text:p>
          </table:table-cell>
          <table:table-cell table:style-name="ce70" table:content-validation-name="val1" office:value-type="string" calcext:value-type="string">
            <text:p>Buffers</text:p>
          </table:table-cell>
          <table:table-cell table:style-name="ce80" table:content-validation-name="val6" office:value-type="string" calcext:value-type="string">
            <text:p>Attack s2</text:p>
          </table:table-cell>
          <table:table-cell table:style-name="ce70" table:content-validation-name="val1" office:value-type="string" calcext:value-type="string">
            <text:p>Buffers</text:p>
          </table:table-cell>
          <table:table-cell table:style-name="ce81" table:content-validation-name="val7" office:value-type="string" calcext:value-type="string">
            <text:p>Attack s2</text:p>
          </table:table-cell>
          <table:table-cell table:style-name="ce70" table:content-validation-name="val1"/>
          <table:table-cell table:style-name="ce76" table:content-validation-name="val5" office:value-type="string" calcext:value-type="string">
            <text:p>§</text:p>
          </table:table-cell>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elee (S) (Long)</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Buffers</text:p>
          </table:table-cell>
          <table:table-cell table:style-name="ce75" table:content-validation-name="val4" office:value-type="string" calcext:value-type="string">
            <text:p>Attack s2</text:p>
          </table:table-cell>
          <table:table-cell table:style-name="ce70" table:content-validation-name="val1" office:value-type="string" calcext:value-type="string">
            <text:p>Buffers</text:p>
          </table:table-cell>
          <table:table-cell table:style-name="ce80" table:content-validation-name="val6" office:value-type="string" calcext:value-type="string">
            <text:p>Attack s2</text:p>
          </table:table-cell>
          <table:table-cell table:style-name="ce70" table:content-validation-name="val1" office:value-type="string" calcext:value-type="string">
            <text:p>Buffers</text:p>
          </table:table-cell>
          <table:table-cell table:style-name="ce81" table:content-validation-name="val7" office:value-type="string" calcext:value-type="string">
            <text:p>Attack s2</text:p>
          </table:table-cell>
          <table:table-cell table:style-name="ce70" table:content-validation-name="val1"/>
          <table:table-cell table:style-name="ce76" table:content-validation-name="val5" office:value-type="string" calcext:value-type="string">
            <text:p>§</text:p>
          </table:table-cell>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elee (T)</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Buffers</text:p>
          </table:table-cell>
          <table:table-cell table:style-name="ce75" table:content-validation-name="val4" office:value-type="string" calcext:value-type="string">
            <text:p>Attack t1</text:p>
          </table:table-cell>
          <table:table-cell table:style-name="ce70" table:content-validation-name="val1" office:value-type="string" calcext:value-type="string">
            <text:p>Buffers</text:p>
          </table:table-cell>
          <table:table-cell table:style-name="ce80" table:content-validation-name="val6" office:value-type="string" calcext:value-type="string">
            <text:p>Attack t1</text:p>
          </table:table-cell>
          <table:table-cell table:style-name="ce70" table:content-validation-name="val1" office:value-type="string" calcext:value-type="string">
            <text:p>Buffers</text:p>
          </table:table-cell>
          <table:table-cell table:style-name="ce81" table:content-validation-name="val7" office:value-type="string" calcext:value-type="string">
            <text:p>Attack t1</text:p>
          </table:table-cell>
          <table:table-cell table:style-name="ce70" table:content-validation-name="val1"/>
          <table:table-cell table:style-name="ce76" table:content-validation-name="val5" office:value-type="string" calcext:value-type="string">
            <text:p>§</text:p>
          </table:table-cell>
          <table:table-cell table:style-name="ce106" table:content-validation-name="val8" office:value-type="string" calcext:value-type="string">
            <text:p>”Generate both inputs + variations for an animation”</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elee (T) (Long)</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Buffers</text:p>
          </table:table-cell>
          <table:table-cell table:style-name="ce75" table:content-validation-name="val4" office:value-type="string" calcext:value-type="string">
            <text:p>Attack t1</text:p>
          </table:table-cell>
          <table:table-cell table:style-name="ce70" table:content-validation-name="val1" office:value-type="string" calcext:value-type="string">
            <text:p>Buffers</text:p>
          </table:table-cell>
          <table:table-cell table:style-name="ce80" table:content-validation-name="val6" office:value-type="string" calcext:value-type="string">
            <text:p>Attack t1</text:p>
          </table:table-cell>
          <table:table-cell table:style-name="ce70" table:content-validation-name="val1" office:value-type="string" calcext:value-type="string">
            <text:p>Buffers</text:p>
          </table:table-cell>
          <table:table-cell table:style-name="ce81" table:content-validation-name="val7" office:value-type="string" calcext:value-type="string">
            <text:p>Attack t1</text:p>
          </table:table-cell>
          <table:table-cell table:style-name="ce70" table:content-validation-name="val1"/>
          <table:table-cell table:style-name="ce76" table:content-validation-name="val5" office:value-type="string" calcext:value-type="string">
            <text:p>§</text:p>
          </table:table-cell>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Grab</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Grab</text:p>
          </table:table-cell>
          <table:table-cell table:style-name="ce70" table:content-validation-name="val1" office:value-type="string" calcext:value-type="string">
            <text:p>Cancels</text:p>
          </table:table-cell>
          <table:table-cell table:style-name="ce80" table:content-validation-name="val6" office:value-type="string" calcext:value-type="string">
            <text:p>Grab</text:p>
          </table:table-cell>
          <table:table-cell table:style-name="ce70" table:content-validation-name="val1" office:value-type="string" calcext:value-type="string">
            <text:p>Cancels</text:p>
          </table:table-cell>
          <table:table-cell table:style-name="ce81" table:content-validation-name="val7" office:value-type="string" calcext:value-type="string">
            <text:p>Grab</text:p>
          </table:table-cell>
          <table:table-cell table:style-name="ce70" table:content-validation-name="val1"/>
          <table:table-cell table:style-name="ce76" table:content-validation-name="val5" office:value-type="string" calcext:value-type="string">
            <text:p>§</text:p>
          </table:table-cell>
          <table:table-cell table:style-name="ce98" table:content-validation-name="val8" office:value-type="string" calcext:value-type="string">
            <text:p>a combination of the above.</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Block</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Block</text:p>
          </table:table-cell>
          <table:table-cell table:style-name="ce70" table:content-validation-name="val1" office:value-type="string" calcext:value-type="string">
            <text:p>Cancels</text:p>
          </table:table-cell>
          <table:table-cell table:style-name="ce80" table:content-validation-name="val6" office:value-type="string" calcext:value-type="string">
            <text:p>Block</text:p>
          </table:table-cell>
          <table:table-cell table:style-name="ce70" table:content-validation-name="val1" office:value-type="string" calcext:value-type="string">
            <text:p>Cancels</text:p>
          </table:table-cell>
          <table:table-cell table:style-name="ce81" table:content-validation-name="val7" office:value-type="string" calcext:value-type="string">
            <text:p>Block</text:p>
          </table:table-cell>
          <table:table-cell table:style-name="ce70" table:content-validation-name="val1"/>
          <table:table-cell table:style-name="ce76" table:content-validation-name="val5" office:value-type="string" calcext:value-type="string">
            <text:p>§</text:p>
          </table:table-cell>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Magic</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Magic</text:p>
          </table:table-cell>
          <table:table-cell table:style-name="ce70" table:content-validation-name="val1" office:value-type="string" calcext:value-type="string">
            <text:p>Cancels</text:p>
          </table:table-cell>
          <table:table-cell table:style-name="ce80" table:content-validation-name="val6" office:value-type="string" calcext:value-type="string">
            <text:p>Magic</text:p>
          </table:table-cell>
          <table:table-cell table:style-name="ce70" table:content-validation-name="val1" office:value-type="string" calcext:value-type="string">
            <text:p>Cancels</text:p>
          </table:table-cell>
          <table:table-cell table:style-name="ce81" table:content-validation-name="val7" office:value-type="string" calcext:value-type="string">
            <text:p>Magic</text:p>
          </table:table-cell>
          <table:table-cell table:style-name="ce70" table:content-validation-name="val1"/>
          <table:table-cell table:style-name="ce76" table:content-validation-name="val5" office:value-type="string" calcext:value-type="string">
            <text:p>§</text:p>
          </table:table-cell>
          <table:table-cell table:style-name="ce98"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Rage</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Rage</text:p>
          </table:table-cell>
          <table:table-cell table:style-name="ce70" table:content-validation-name="val1" office:value-type="string" calcext:value-type="string">
            <text:p>No effect</text:p>
          </table:table-cell>
          <table:table-cell table:style-name="ce80" table:content-validation-name="val6"/>
          <table:table-cell table:style-name="ce70" table:content-validation-name="val1" office:value-type="string" calcext:value-type="string">
            <text:p>No effect</text:p>
          </table:table-cell>
          <table:table-cell table:style-name="ce81" table:content-validation-name="val7"/>
          <table:table-cell table:style-name="ce70" table:content-validation-name="val1"/>
          <table:table-cell table:style-name="ce76" table:content-validation-name="val5" office:value-type="string" calcext:value-type="string">
            <text:p>§</text:p>
          </table:table-cell>
          <table:table-cell table:style-name="ce106" table:content-validation-name="val8" office:value-type="string" calcext:value-type="string">
            <text:p>”Generate both inputs + variations for all animations + add conditional formatting”</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32" office:value-type="string" calcext:value-type="string">
            <text:p>Pause</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Mutual</text:p>
          </table:table-cell>
          <table:table-cell table:style-name="ce75" table:content-validation-name="val4"/>
          <table:table-cell table:style-name="ce70" table:content-validation-name="val1" office:value-type="string" calcext:value-type="string">
            <text:p>Mutual</text:p>
          </table:table-cell>
          <table:table-cell table:style-name="ce80" table:content-validation-name="val6"/>
          <table:table-cell table:style-name="ce70" table:content-validation-name="val1" office:value-type="string" calcext:value-type="string">
            <text:p>Mutual</text:p>
          </table:table-cell>
          <table:table-cell table:style-name="ce81" table:content-validation-name="val7"/>
          <table:table-cell table:style-name="ce70" table:content-validation-name="val1"/>
          <table:table-cell table:style-name="ce76" table:content-validation-name="val5" office:value-type="string" calcext:value-type="string">
            <text:p>§</text:p>
          </table:table-cell>
          <table:table-cell table:style-name="ce98" table:content-validation-name="val8"/>
          <table:table-cell table:style-name="ce151" table:number-columns-repeated="13"/>
          <table:table-cell table:number-columns-repeated="866"/>
        </table:table-row>
        <table:table-row-group>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Retry</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table:table-cell table:style-name="ce70" table:content-validation-name="val1" office:value-type="string" calcext:value-type="string">
              <text:p>Cancels</text:p>
            </table:table-cell>
            <table:table-cell table:style-name="ce80" table:content-validation-name="val6"/>
            <table:table-cell table:style-name="ce70" table:content-validation-name="val1" office:value-type="string" calcext:value-type="string">
              <text:p>Cancels</text:p>
            </table:table-cell>
            <table:table-cell table:style-name="ce81" table:content-validation-name="val7"/>
            <table:table-cell table:style-name="ce70" table:content-validation-name="val1"/>
            <table:table-cell table:style-name="ce76" table:content-validation-name="val5" office:value-type="string" calcext:value-type="string">
              <text:p>§</text:p>
            </table:table-cell>
            <table:table-cell table:style-name="ce99" table:content-validation-name="val8" office:value-type="string" calcext:value-type="string">
              <text:p>a combination of the above for all possible animations that are listed in Master Animation List. Should generate or update a whole ready-to-use list of animations automatically based on established rules.</text:p>
            </table:table-cell>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Upgrade Blades</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office:value-type="string" calcext:value-type="string">
              <text:p>§</text:p>
            </table:table-cell>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Upgrade Head</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office:value-type="string" calcext:value-type="string">
              <text:p>§</text:p>
            </table:table-cell>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Fall</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office:value-type="string" calcext:value-type="string">
              <text:p>§</text:p>
            </table:table-cell>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Landing</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office:value-type="string" calcext:value-type="string">
              <text:p>§</text:p>
            </table:table-cell>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Hang From Ledge</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office:value-type="string" calcext:value-type="string">
              <text:p>§</text:p>
            </table:table-cell>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Water</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office:value-type="string" calcext:value-type="string">
              <text:p>§</text:p>
            </table:table-cell>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Rope</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office:value-type="string" calcext:value-type="string">
              <text:p>§</text:p>
            </table:table-cell>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style-name="ce10" office:value-type="string" calcext:value-type="string">
              <text:p>&lt;Rage&gt;</text:p>
            </table:table-cell>
            <table:table-cell table:style-name="ce64" office:value-type="string" calcext:value-type="string">
              <text:p>Shimmy</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office:value-type="string" calcext:value-type="string">
              <text:p>§</text:p>
            </table:table-cell>
            <table:table-cell table:style-name="ce131" table:content-validation-name="val8"/>
            <table:table-cell table:style-name="ce151" table:number-columns-repeated="13"/>
            <table:table-cell table:number-columns-repeated="866"/>
          </table:table-row>
        </table:table-row-group>
        <table:table-row-group>
          <table:table-row table:style-name="ro1">
            <table:table-cell office:value-type="string" calcext:value-type="string">
              <text:p>Attack s1</text:p>
            </table:table-cell>
            <table:table-cell/>
            <table:table-cell table:style-name="ce65" office:value-type="string" calcext:value-type="string">
              <text:p>Hold X</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office:value-type="string" calcext:value-type="string">
              <text:p>§</text:p>
            </table:table-cell>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S</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office:value-type="string" calcext:value-type="string">
              <text:p>§</text:p>
            </table:table-cell>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T</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office:value-type="string" calcext:value-type="string">
              <text:p>§</text:p>
            </table:table-cell>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65" office:value-type="string" calcext:value-type="string">
              <text:p>Hold O</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group>
        <table:table-row table:style-name="ro1">
          <table:table-cell table:number-columns-repeated="2"/>
          <table:table-cell table:style-name="ce66"/>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style-name="ce7"/>
          <table:table-cell table:style-name="ce32" office:value-type="string" calcext:value-type="string">
            <text:p>Letting go of input</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table:table-cell table:style-name="ce75" table:content-validation-name="val4"/>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style-name="ce7"/>
          <table:table-cell table:style-name="ce32" office:value-type="string" calcext:value-type="string">
            <text:p>Move</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No effect</text:p>
          </table:table-cell>
          <table:table-cell table:style-name="ce75" table:content-validation-name="val4"/>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style-name="ce7"/>
          <table:table-cell table:style-name="ce32" office:value-type="string" calcext:value-type="string">
            <text:p>Roll (Forward)</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Roll</text:p>
          </table:table-cell>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style-name="ce7"/>
          <table:table-cell table:style-name="ce32" office:value-type="string" calcext:value-type="string">
            <text:p>Roll (Left)</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Roll</text:p>
          </table:table-cell>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style-name="ce7"/>
          <table:table-cell table:style-name="ce32" office:value-type="string" calcext:value-type="string">
            <text:p>Roll (Right)</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Roll</text:p>
          </table:table-cell>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style-name="ce7"/>
          <table:table-cell table:style-name="ce32" office:value-type="string" calcext:value-type="string">
            <text:p>Roll (Back)</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Roll</text:p>
          </table:table-cell>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style-name="ce7"/>
          <table:table-cell table:style-name="ce32" office:value-type="string" calcext:value-type="string">
            <text:p>Weapon Switch</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Switch animation</text:p>
          </table:table-cell>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style-name="ce7"/>
          <table:table-cell table:style-name="ce32" office:value-type="string" calcext:value-type="string">
            <text:p>Jump (Result 1)</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Jump (Ground)</text:p>
          </table:table-cell>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style-name="ce7"/>
          <table:table-cell table:style-name="ce32" office:value-type="string" calcext:value-type="string">
            <text:p>Jump (Result 2)</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Special</text:p>
          </table:table-cell>
          <table:table-cell table:style-name="ce75" table:content-validation-name="val4" office:value-type="string" calcext:value-type="string">
            <text:p>Idle (Airborne)</text:p>
          </table:table-cell>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style-name="ce7"/>
          <table:table-cell table:style-name="ce32" office:value-type="string" calcext:value-type="string">
            <text:p>Melee (S)</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Buffers</text:p>
          </table:table-cell>
          <table:table-cell table:style-name="ce75" table:content-validation-name="val4" office:value-type="string" calcext:value-type="string">
            <text:p>Attack s2</text:p>
          </table:table-cell>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style-name="ce7"/>
          <table:table-cell table:style-name="ce32" office:value-type="string" calcext:value-type="string">
            <text:p>Melee (T)</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Buffers</text:p>
          </table:table-cell>
          <table:table-cell table:style-name="ce75" table:content-validation-name="val4" office:value-type="string" calcext:value-type="string">
            <text:p>Attack t1</text:p>
          </table:table-cell>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style-name="ce7"/>
          <table:table-cell table:style-name="ce32" office:value-type="string" calcext:value-type="string">
            <text:p>Grab</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Grab</text:p>
          </table:table-cell>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style-name="ce7"/>
          <table:table-cell table:style-name="ce32" office:value-type="string" calcext:value-type="string">
            <text:p>Block</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Block</text:p>
          </table:table-cell>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style-name="ce7"/>
          <table:table-cell table:style-name="ce32" office:value-type="string" calcext:value-type="string">
            <text:p>Magic</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Magic</text:p>
          </table:table-cell>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style-name="ce7"/>
          <table:table-cell table:style-name="ce32" office:value-type="string" calcext:value-type="string">
            <text:p>Rage</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office:value-type="string" calcext:value-type="string">
            <text:p>Rage</text:p>
          </table:table-cell>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style-name="ce7"/>
          <table:table-cell table:style-name="ce32" office:value-type="string" calcext:value-type="string">
            <text:p>Pause</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Mutual</text:p>
          </table:table-cell>
          <table:table-cell table:style-name="ce75" table:content-validation-name="val4"/>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group table:display="false">
          <table:table-row table:style-name="ro1" table:visibility="collapse">
            <table:table-cell office:value-type="string" calcext:value-type="string">
              <text:p>Attack s1 &lt;S b&gt;</text:p>
            </table:table-cell>
            <table:table-cell table:style-name="ce7"/>
            <table:table-cell table:style-name="ce64" office:value-type="string" calcext:value-type="string">
              <text:p>Retry</text:p>
            </table:table-cell>
            <table:table-cell table:style-name="ce70" table:content-validation-name="val1"/>
            <table:table-cell table:style-name="ce78" table:content-validation-name="val2" office:value-type="string" calcext:value-type="string">
              <text:p>§</text:p>
            </table:table-cell>
            <table:table-cell table:style-name="ce70" table:content-validation-name="val1" office:value-type="string" calcext:value-type="string">
              <text:p>Cancels</text:p>
            </table:table-cell>
            <table:table-cell table:style-name="ce75" table:content-validation-name="val4"/>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visibility="collapse">
            <table:table-cell office:value-type="string" calcext:value-type="string">
              <text:p>Attack s1 &lt;S b&gt;</text:p>
            </table:table-cell>
            <table:table-cell table:style-name="ce7"/>
            <table:table-cell table:style-name="ce64" office:value-type="string" calcext:value-type="string">
              <text:p>Upgrade Blades</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visibility="collapse">
            <table:table-cell office:value-type="string" calcext:value-type="string">
              <text:p>Attack s1 &lt;S b&gt;</text:p>
            </table:table-cell>
            <table:table-cell table:style-name="ce7"/>
            <table:table-cell table:style-name="ce64" office:value-type="string" calcext:value-type="string">
              <text:p>Upgrade Head</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visibility="collapse">
            <table:table-cell office:value-type="string" calcext:value-type="string">
              <text:p>Attack s1 &lt;S b&gt;</text:p>
            </table:table-cell>
            <table:table-cell table:style-name="ce7"/>
            <table:table-cell table:style-name="ce64" office:value-type="string" calcext:value-type="string">
              <text:p>Fall</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visibility="collapse">
            <table:table-cell office:value-type="string" calcext:value-type="string">
              <text:p>Attack s1 &lt;S b&gt;</text:p>
            </table:table-cell>
            <table:table-cell table:style-name="ce7"/>
            <table:table-cell table:style-name="ce64" office:value-type="string" calcext:value-type="string">
              <text:p>Landing</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visibility="collapse">
            <table:table-cell office:value-type="string" calcext:value-type="string">
              <text:p>Attack s1 &lt;S b&gt;</text:p>
            </table:table-cell>
            <table:table-cell table:style-name="ce7"/>
            <table:table-cell table:style-name="ce64" office:value-type="string" calcext:value-type="string">
              <text:p>Hang From Ledge</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visibility="collapse">
            <table:table-cell office:value-type="string" calcext:value-type="string">
              <text:p>Attack s1 &lt;S b&gt;</text:p>
            </table:table-cell>
            <table:table-cell table:style-name="ce7"/>
            <table:table-cell table:style-name="ce64" office:value-type="string" calcext:value-type="string">
              <text:p>Water</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visibility="collapse">
            <table:table-cell office:value-type="string" calcext:value-type="string">
              <text:p>Attack s1 &lt;S b&gt;</text:p>
            </table:table-cell>
            <table:table-cell table:style-name="ce7"/>
            <table:table-cell table:style-name="ce64" office:value-type="string" calcext:value-type="string">
              <text:p>Rope</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visibility="collapse">
            <table:table-cell office:value-type="string" calcext:value-type="string">
              <text:p>Attack s1 &lt;S b&gt;</text:p>
            </table:table-cell>
            <table:table-cell table:style-name="ce7"/>
            <table:table-cell table:style-name="ce64" office:value-type="string" calcext:value-type="string">
              <text:p>Shimmy</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6" table:content-validation-name="val5" office:value-type="string" calcext:value-type="string">
              <text:p>§</text:p>
            </table:table-cell>
            <table:table-cell table:style-name="ce80" table:content-validation-name="val6"/>
            <table:table-cell table:style-name="ce76" table:content-validation-name="val5"/>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group>
        <table:table-row-group>
          <table:table-row table:style-name="ro1">
            <table:table-cell office:value-type="string" calcext:value-type="string">
              <text:p>Attack s1 &lt;S b&gt;</text:p>
            </table:table-cell>
            <table:table-cell/>
            <table:table-cell table:style-name="ce65" office:value-type="string" calcext:value-type="string">
              <text:p>Hold X</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6" table:content-validation-name="val5" office:value-type="string" calcext:value-type="string">
              <text:p>§</text:p>
            </table:table-cell>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table-cell table:style-name="ce65" office:value-type="string" calcext:value-type="string">
              <text:p>Hold S</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6" table:content-validation-name="val5" office:value-type="string" calcext:value-type="string">
              <text:p>§</text:p>
            </table:table-cell>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table-cell table:style-name="ce65" office:value-type="string" calcext:value-type="string">
              <text:p>Hold T</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6" table:content-validation-name="val5" office:value-type="string" calcext:value-type="string">
              <text:p>§</text:p>
            </table:table-cell>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 &lt;S b&gt;</text:p>
            </table:table-cell>
            <table:table-cell/>
            <table:table-cell table:style-name="ce65" office:value-type="string" calcext:value-type="string">
              <text:p>Hold O</text:p>
            </table:table-cell>
            <table:table-cell table:style-name="ce70" table:content-validation-name="val1"/>
            <table:table-cell table:style-name="ce78" table:content-validation-name="val2" office:value-type="string" calcext:value-type="string">
              <text:p>§</text:p>
            </table:table-cell>
            <table:table-cell table:style-name="ce69" table:content-validation-name="val3"/>
            <table:table-cell table:style-name="ce75" table:content-validation-name="val4"/>
            <table:table-cell table:style-name="ce76" table:content-validation-name="val5" office:value-type="string" calcext:value-type="string">
              <text:p>§</text:p>
            </table:table-cell>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group>
        <table:table-row table:style-name="ro1">
          <table:table-cell table:number-columns-repeated="2"/>
          <table:table-cell table:style-name="ce32"/>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1</text:p>
          </table:table-cell>
          <table:table-cell/>
          <table:table-cell table:style-name="ce32"/>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table-cell office:value-type="string" calcext:value-type="string">
            <text:p>Attack s2</text:p>
          </table:table-cell>
          <table:table-cell table:number-columns-repeated="2"/>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87" table:content-validation-name="val8"/>
          <table:table-cell table:style-name="ce151" table:number-columns-repeated="13"/>
          <table:table-cell table:number-columns-repeated="866"/>
        </table:table-row>
        <table:table-row table:style-name="ro1">
          <table:table-cell office:value-type="string" calcext:value-type="string">
            <text:p>Attack s3</text:p>
          </table:table-cell>
          <table:table-cell table:number-columns-repeated="2"/>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87" table:content-validation-name="val8"/>
          <table:table-cell table:style-name="ce151" table:number-columns-repeated="13"/>
          <table:table-cell table:number-columns-repeated="866"/>
        </table:table-row>
        <table:table-row table:style-name="ro1">
          <table:table-cell office:value-type="string" calcext:value-type="string">
            <text:p>Attack s4</text:p>
          </table:table-cell>
          <table:table-cell table:number-columns-repeated="2"/>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87" table:content-validation-name="val8"/>
          <table:table-cell table:style-name="ce151" table:number-columns-repeated="13"/>
          <table:table-cell table:number-columns-repeated="866"/>
        </table:table-row>
        <table:table-row table:style-name="ro1">
          <table:table-cell table:number-columns-repeated="3"/>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87" table:content-validation-name="val8"/>
          <table:table-cell table:style-name="ce151"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Letting go of input</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87" table:content-validation-name="val8"/>
          <table:table-cell table:style-name="ce151"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Move</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87" table:content-validation-name="val8"/>
          <table:table-cell table:style-name="ce151"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Rush</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87" table:content-validation-name="val8"/>
          <table:table-cell table:style-name="ce151"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Retry</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87" table:content-validation-name="val8"/>
          <table:table-cell table:style-name="ce151"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Upgrade Blades</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87" table:content-validation-name="val8"/>
          <table:table-cell table:style-name="ce151"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Upgrade Head</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87" table:content-validation-name="val8"/>
          <table:table-cell table:style-name="ce151" table:number-columns-repeated="13"/>
          <table:table-cell table:number-columns-repeated="866"/>
        </table:table-row>
        <table:table-row table:style-name="ro1">
          <table:table-cell office:value-type="string" calcext:value-type="string">
            <text:p>Swim</text:p>
          </table:table-cell>
          <table:table-cell/>
          <table:table-cell table:style-name="ce32" office:value-type="string" calcext:value-type="string">
            <text:p>Prompt 1</text:p>
          </table:table-cell>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87" table:content-validation-name="val8"/>
          <table:table-cell table:style-name="ce151" table:number-columns-repeated="13"/>
          <table:table-cell table:number-columns-repeated="866"/>
        </table:table-row>
        <table:table-row table:style-name="ro1" table:number-rows-repeated="3">
          <table:table-cell table:number-columns-repeated="3"/>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87" table:content-validation-name="val8"/>
          <table:table-cell table:style-name="ce151" table:number-columns-repeated="13"/>
          <table:table-cell table:number-columns-repeated="866"/>
        </table:table-row>
        <table:table-row table:style-name="ro1">
          <table:table-cell table:number-columns-repeated="3"/>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number-rows-repeated="50">
          <table:table-cell table:number-columns-repeated="3"/>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Default" table:content-validation-name="val8"/>
          <table:table-cell table:style-name="ce151" table:number-columns-repeated="13"/>
          <table:table-cell table:number-columns-repeated="866"/>
        </table:table-row>
        <table:table-row table:style-name="ro1" table:number-rows-repeated="2">
          <table:table-cell table:number-columns-repeated="3"/>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number-rows-repeated="4">
          <table:table-cell table:number-columns-repeated="3"/>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87" table:content-validation-name="val8"/>
          <table:table-cell table:style-name="ce151" table:number-columns-repeated="13"/>
          <table:table-cell table:number-columns-repeated="866"/>
        </table:table-row>
        <table:table-row table:style-name="ro1" table:number-rows-repeated="44">
          <table:table-cell table:number-columns-repeated="3"/>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131" table:content-validation-name="val8"/>
          <table:table-cell table:style-name="ce151" table:number-columns-repeated="13"/>
          <table:table-cell table:number-columns-repeated="866"/>
        </table:table-row>
        <table:table-row table:style-name="ro1" table:number-rows-repeated="2011">
          <table:table-cell table:number-columns-repeated="3"/>
          <table:table-cell table:style-name="ce70" table:content-validation-name="val1"/>
          <table:table-cell table:style-name="ce78" table:content-validation-name="val2"/>
          <table:table-cell table:style-name="ce69" table:content-validation-name="val3"/>
          <table:table-cell table:style-name="ce75" table:content-validation-name="val4"/>
          <table:table-cell table:style-name="ce70" table:content-validation-name="val1"/>
          <table:table-cell table:style-name="ce80" table:content-validation-name="val6"/>
          <table:table-cell table:style-name="ce70" table:content-validation-name="val1"/>
          <table:table-cell table:style-name="ce81" table:content-validation-name="val7"/>
          <table:table-cell table:style-name="ce70" table:content-validation-name="val1"/>
          <table:table-cell table:style-name="ce76" table:content-validation-name="val5"/>
          <table:table-cell table:style-name="ce87" table:content-validation-name="val8"/>
          <table:table-cell table:style-name="ce151" table:number-columns-repeated="13"/>
          <table:table-cell table:number-columns-repeated="866"/>
        </table:table-row>
        <table:table-row table:style-name="ro1" table:number-rows-repeated="1046353">
          <table:table-cell table:number-columns-repeated="3"/>
          <table:table-cell table:content-validation-name="val1"/>
          <table:table-cell table:content-validation-name="val2"/>
          <table:table-cell table:content-validation-name="val3"/>
          <table:table-cell table:content-validation-name="val4"/>
          <table:table-cell table:content-validation-name="val1"/>
          <table:table-cell table:content-validation-name="val6"/>
          <table:table-cell table:content-validation-name="val1"/>
          <table:table-cell table:content-validation-name="val7"/>
          <table:table-cell table:content-validation-name="val1"/>
          <table:table-cell table:content-validation-name="val5"/>
          <table:table-cell table:content-validation-name="val8"/>
          <table:table-cell table:number-columns-repeated="879"/>
        </table:table-row>
        <table:table-row table:style-name="ro1">
          <table:table-cell table:number-columns-repeated="3"/>
          <table:table-cell table:content-validation-name="val1"/>
          <table:table-cell table:content-validation-name="val2"/>
          <table:table-cell table:content-validation-name="val3"/>
          <table:table-cell table:content-validation-name="val4"/>
          <table:table-cell table:content-validation-name="val1"/>
          <table:table-cell table:content-validation-name="val6"/>
          <table:table-cell table:content-validation-name="val1"/>
          <table:table-cell table:content-validation-name="val7"/>
          <table:table-cell table:content-validation-name="val1"/>
          <table:table-cell table:content-validation-name="val5"/>
          <table:table-cell table:content-validation-name="val8"/>
          <table:table-cell table:number-columns-repeated="879"/>
        </table:table-row>
        <calcext:conditional-formats>
          <calcext:conditional-format calcext:target-range-address="Mechanics.D2:Mechanics.AA2 Mechanics.D162:Mechanics.AA2222 Mechanics.D112:Mechanics.M161 Mechanics.O112:Mechanics.AA161 Mechanics.D53:Mechanics.AA111 Mechanics.D3:Mechanics.M52 Mechanics.O3:Mechanics.AA52">
            <calcext:condition calcext:apply-style-name="Red bg" calcext:value="=&quot;Cancels&quot;" calcext:base-cell-address="Mechanics.D2"/>
            <calcext:condition calcext:apply-style-name="Light orange bg" calcext:value="=&quot;Follows&quot;" calcext:base-cell-address="Mechanics.D2"/>
            <calcext:condition calcext:apply-style-name="Yellow bg" calcext:value="=&quot;Buffers&quot;" calcext:base-cell-address="Mechanics.D2"/>
            <calcext:condition calcext:apply-style-name="Light blue bg" calcext:value="=&quot;Mutual&quot;" calcext:base-cell-address="Mechanics.D2"/>
            <calcext:condition calcext:apply-style-name="Green bg" calcext:value="=&quot;Special&quot;" calcext:base-cell-address="Mechanics.D2"/>
            <calcext:condition calcext:apply-style-name="Blue bg" calcext:value="=&quot;Prereq&quot;" calcext:base-cell-address="Mechanics.D2"/>
            <calcext:condition calcext:apply-style-name="Light gray bg" calcext:value="=&quot;Impossible?&quot;" calcext:base-cell-address="Mechanics.D2"/>
            <calcext:condition calcext:apply-style-name="Dark gray bg" calcext:value="=&quot;§§§&quot;" calcext:base-cell-address="Mechanics.D2"/>
            <calcext:condition calcext:apply-style-name="Dark gray bg" calcext:value="contains-text(&quot;!!&quot;)" calcext:base-cell-address="Mechanics.D2"/>
            <calcext:condition calcext:apply-style-name="Purple bg" calcext:value="=&quot;???&quot;" calcext:base-cell-address="Mechanics.D2"/>
            <calcext:condition calcext:apply-style-name="Light gray bg" calcext:value="=&quot;No effect&quot;" calcext:base-cell-address="Mechanics.D2"/>
          </calcext:conditional-format>
          <calcext:conditional-format calcext:target-range-address="Mechanics.N3:Mechanics.N52">
            <calcext:condition calcext:apply-style-name="Red bg" calcext:value="=&quot;Cancels&quot;" calcext:base-cell-address="Mechanics.N3"/>
            <calcext:condition calcext:apply-style-name="Light orange bg" calcext:value="=&quot;Follows&quot;" calcext:base-cell-address="Mechanics.N3"/>
            <calcext:condition calcext:apply-style-name="Yellow bg" calcext:value="=&quot;Buffers&quot;" calcext:base-cell-address="Mechanics.N3"/>
            <calcext:condition calcext:apply-style-name="Light blue bg" calcext:value="=&quot;Mutual&quot;" calcext:base-cell-address="Mechanics.N3"/>
            <calcext:condition calcext:apply-style-name="Green bg" calcext:value="=&quot;Special&quot;" calcext:base-cell-address="Mechanics.N3"/>
            <calcext:condition calcext:apply-style-name="Blue bg" calcext:value="=&quot;Prereq&quot;" calcext:base-cell-address="Mechanics.N3"/>
            <calcext:condition calcext:apply-style-name="Light gray bg" calcext:value="=&quot;Impossible?&quot;" calcext:base-cell-address="Mechanics.N3"/>
            <calcext:condition calcext:apply-style-name="Dark gray bg" calcext:value="=&quot;§§§&quot;" calcext:base-cell-address="Mechanics.N3"/>
            <calcext:condition calcext:apply-style-name="Dark gray bg" calcext:value="contains-text(&quot;!!&quot;)" calcext:base-cell-address="Mechanics.N3"/>
            <calcext:condition calcext:apply-style-name="Purple bg" calcext:value="=&quot;???&quot;" calcext:base-cell-address="Mechanics.N3"/>
            <calcext:condition calcext:apply-style-name="Light gray bg" calcext:value="=&quot;No effect&quot;" calcext:base-cell-address="Mechanics.N3"/>
          </calcext:conditional-format>
        </calcext:conditional-formats>
      </table:table>
      <table:table table:name="Modifier List" table:style-name="ta1">
        <office:forms form:automatic-focus="false" form:apply-design-mode="false"/>
        <table:table-column table:style-name="co2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table:style-name="ce8" office:value-type="string" calcext:value-type="string">
            <text:p>Modifier / Buffer name</text:p>
          </table:table-cell>
          <table:table-cell table:style-name="ce8" office:value-type="string" calcext:value-type="string">
            <text:p>Color</text:p>
          </table:table-cell>
          <table:table-cell table:style-name="ce8" office:value-type="string" calcext:value-type="string">
            <text:p>Ignore in Mechanics Listing?</text:p>
          </table:table-cell>
          <table:table-cell table:style-name="ce8" office:value-type="string" calcext:value-type="string">
            <text:p>Ignore in simultaneous testing?</text:p>
          </table:table-cell>
          <table:table-cell table:style-name="ce8" office:value-type="string" calcext:value-type="string">
            <text:p>Rules:</text:p>
          </table:table-cell>
          <table:table-cell table:style-name="ce291" office:value-type="string" calcext:value-type="string">
            <text:p>Explanation for user</text:p>
          </table:table-cell>
          <table:table-cell table:style-name="ce291" office:value-type="string" calcext:value-type="string">
            <text:p>Notes 2:</text:p>
          </table:table-cell>
        </table:table-row>
        <table:table-row table:style-name="ro1">
          <table:table-cell office:value-type="string" calcext:value-type="string">
            <text:p>DEFA</text:p>
          </table:table-cell>
          <table:table-cell/>
          <table:table-cell table:number-columns-repeated="2" office:value-type="string" calcext:value-type="string">
            <text:p>No</text:p>
          </table:table-cell>
          <table:table-cell/>
          <table:table-cell office:value-type="string" calcext:value-type="string">
            <text:p>Default version of animation</text:p>
          </table:table-cell>
          <table:table-cell/>
        </table:table-row>
        <table:table-row table:style-name="ro1">
          <table:table-cell office:value-type="string" calcext:value-type="string">
            <text:p>RAGE</text:p>
          </table:table-cell>
          <table:table-cell table:style-name="ce84"/>
          <table:table-cell table:number-columns-repeated="2" office:value-type="string" calcext:value-type="string">
            <text:p>No</text:p>
          </table:table-cell>
          <table:table-cell office:value-type="string" calcext:value-type="string">
            <text:p>Mutually exlusive with THING</text:p>
          </table:table-cell>
          <table:table-cell office:value-type="string" calcext:value-type="string">
            <text:p>Can the animation be done while in Rage-mode?</text:p>
          </table:table-cell>
          <table:table-cell/>
        </table:table-row>
        <table:table-row table:style-name="ro1">
          <table:table-cell office:value-type="string" calcext:value-type="string">
            <text:p>THING</text:p>
          </table:table-cell>
          <table:table-cell table:style-name="ce84"/>
          <table:table-cell office:value-type="string" calcext:value-type="string">
            <text:p>No</text:p>
          </table:table-cell>
          <table:table-cell office:value-type="string" calcext:value-type="string">
            <text:p>Yes</text:p>
          </table:table-cell>
          <table:table-cell table:number-columns-repeated="3"/>
        </table:table-row>
        <table:table-row table:style-name="ro1">
          <table:table-cell office:value-type="string" calcext:value-type="string">
            <text:p>LAM</text:p>
          </table:table-cell>
          <table:table-cell table:style-name="ce85"/>
          <table:table-cell office:value-type="string" calcext:value-type="string">
            <text:p>No</text:p>
          </table:table-cell>
          <table:table-cell office:value-type="string" calcext:value-type="string">
            <text:p>Yes</text:p>
          </table:table-cell>
          <table:table-cell office:value-type="string" calcext:value-type="string">
            <text:p>Implies BLAM.</text:p>
          </table:table-cell>
          <table:table-cell office:value-type="string" calcext:value-type="string">
            <text:p>Can the animation have Lenient Air Momentum?</text:p>
          </table:table-cell>
          <table:table-cell/>
        </table:table-row>
        <table:table-row table:style-name="ro1">
          <table:table-cell office:value-type="string" calcext:value-type="string">
            <text:p>BLAM</text:p>
          </table:table-cell>
          <table:table-cell table:style-name="ce86"/>
          <table:table-cell office:value-type="string" calcext:value-type="string">
            <text:p>No</text:p>
          </table:table-cell>
          <table:table-cell office:value-type="string" calcext:value-type="string">
            <text:p>Yes</text:p>
          </table:table-cell>
          <table:table-cell office:value-type="string" calcext:value-type="string">
            <text:p>Implies LAM.</text:p>
          </table:table-cell>
          <table:table-cell table:number-columns-repeated="2"/>
        </table:table-row>
        <table:table-row table:style-name="ro1" table:number-rows-repeated="6">
          <table:table-cell table:number-columns-repeated="7"/>
        </table:table-row>
        <table:table-row table:style-name="ro1">
          <table:table-cell table:number-columns-repeated="4"/>
          <table:table-cell office:value-type="string" calcext:value-type="string">
            <text:p>Make a code-wise simple way to implement rule logic.</text:p>
          </table:table-cell>
          <table:table-cell table:number-columns-repeated="2"/>
        </table:table-row>
        <table:table-row table:style-name="ro1">
          <table:table-cell table:number-columns-repeated="7"/>
        </table:table-row>
        <table:table-row table:style-name="ro1">
          <table:table-cell table:number-columns-repeated="4"/>
          <table:table-cell office:value-type="string" calcext:value-type="string">
            <text:p>Note: to test buffers during various actions, it might be the best to make these their own ”Animation” rather than a variation.</text:p>
          </table:table-cell>
          <table:table-cell table:number-columns-repeated="2"/>
        </table:table-row>
        <table:table-row table:style-name="ro1">
          <table:table-cell table:number-columns-repeated="4"/>
          <table:table-cell office:value-type="string" calcext:value-type="string">
            <text:p>Depends a lot on the game. In something like God of War, the buffers are asymmetric and don’t mesh well with variations in general...</text:p>
          </table:table-cell>
          <table:table-cell table:number-columns-repeated="2"/>
        </table:table-row>
        <table:table-row table:style-name="ro1" table:number-rows-repeated="2">
          <table:table-cell table:number-columns-repeated="7"/>
        </table:table-row>
        <table:table-row table:style-name="ro1">
          <table:table-cell table:number-columns-repeated="5"/>
          <table:table-cell table:style-name="ce95" office:value-type="string" calcext:value-type="string">
            <text:p>Specialties of this sheet:</text:p>
          </table:table-cell>
          <table:table-cell/>
        </table:table-row>
        <table:table-row table:style-name="ro1">
          <table:table-cell table:number-columns-repeated="7"/>
        </table:table-row>
        <table:table-row table:style-name="ro1">
          <table:table-cell table:number-columns-repeated="5"/>
          <table:table-cell office:value-type="string" calcext:value-type="string">
            <text:p>1. ”default” modifier exists by default. It can’t be removed or ignored from any listing?</text:p>
          </table:table-cell>
          <table:table-cell/>
        </table:table-row>
        <table:table-row table:style-name="ro1" table:number-rows-repeated="2">
          <table:table-cell table:number-columns-repeated="7"/>
        </table:table-row>
        <table:table-row table:style-name="ro1">
          <table:table-cell table:number-columns-repeated="5"/>
          <table:table-cell office:value-type="string" calcext:value-type="string">
            <text:p>An alternative way to devise rules for Modifiers might be to put them in a similar format as the Simultaneous tests (i.e. like a multiplication table).</text:p>
          </table:table-cell>
          <table:table-cell/>
        </table:table-row>
        <table:table-row table:style-name="ro1">
          <table:table-cell table:number-columns-repeated="5"/>
          <table:table-cell office:value-type="string" calcext:value-type="string">
            <text:p>But this would preclude giving them colors, explanations and other common settings?</text:p>
          </table:table-cell>
          <table:table-cell/>
        </table:table-row>
      </table:table>
      <table:table table:name="Simultaneous" table:style-name="ta1">
        <office:forms form:automatic-focus="false" form:apply-design-mode="false"/>
        <table:table-column table:style-name="co31" table:default-cell-style-name="Default"/>
        <table:table-column table:style-name="co15" table:number-columns-repeated="12" table:default-cell-style-name="Default"/>
        <table:table-row table:style-name="ro1">
          <table:table-cell table:style-name="ce200"/>
          <table:table-cell table:style-name="ce200" table:content-validation-name="val9" office:value-type="string" calcext:value-type="string">
            <text:p>Attack s1</text:p>
          </table:table-cell>
          <table:table-cell table:style-name="ce200"/>
          <table:table-cell table:style-name="ce200" table:content-validation-name="val10" office:value-type="string" calcext:value-type="string">
            <text:p>Attack s2</text:p>
          </table:table-cell>
          <table:table-cell table:style-name="ce200"/>
          <table:table-cell table:style-name="ce200" table:content-validation-name="val11" office:value-type="string" calcext:value-type="string">
            <text:p>Attack s3</text:p>
          </table:table-cell>
          <table:table-cell table:style-name="ce200"/>
          <table:table-cell table:style-name="ce200" table:content-validation-name="val12" office:value-type="string" calcext:value-type="string">
            <text:p>Attack s4</text:p>
          </table:table-cell>
          <table:table-cell table:style-name="ce200"/>
          <table:table-cell table:style-name="ce200" table:content-validation-name="val13" office:value-type="string" calcext:value-type="string">
            <text:p>Swim</text:p>
          </table:table-cell>
          <table:table-cell table:style-name="ce200"/>
          <table:table-cell table:style-name="ce200" table:content-validation-name="val14" office:value-type="string" calcext:value-type="string">
            <text:p>Rush</text:p>
          </table:table-cell>
          <table:table-cell table:style-name="ce200"/>
        </table:table-row>
        <table:table-row table:style-name="ro1">
          <table:table-cell table:style-name="ce200" office:value-type="string" calcext:value-type="string">
            <text:p>Attack s1</text:p>
          </table:table-cell>
          <table:table-cell table:style-name="ce15" table:content-validation-name="val9" office:value-type="string" calcext:value-type="string">
            <text:p>Impossible?</text:p>
          </table:table-cell>
          <table:table-cell table:style-name="ce15"/>
          <table:table-cell table:style-name="ce3" table:content-validation-name="val10"/>
          <table:table-cell table:style-name="ce3"/>
          <table:table-cell table:style-name="ce3" table:content-validation-name="val11"/>
          <table:table-cell table:style-name="ce3"/>
          <table:table-cell table:style-name="ce3" table:content-validation-name="val12"/>
          <table:table-cell table:style-name="ce3"/>
          <table:table-cell table:style-name="ce212" table:content-validation-name="val13" office:value-type="string" calcext:value-type="string">
            <text:p>Special</text:p>
          </table:table-cell>
          <table:table-cell table:style-name="ce3" office:value-type="string" calcext:value-type="string">
            <text:p>Attack xy</text:p>
          </table:table-cell>
          <table:table-cell table:style-name="ce3" table:content-validation-name="val14"/>
          <table:table-cell table:style-name="ce3"/>
        </table:table-row>
        <table:table-row table:style-name="ro1">
          <table:table-cell table:style-name="ce200" office:value-type="string" calcext:value-type="string">
            <text:p>Attack s2</text:p>
          </table:table-cell>
          <table:table-cell table:style-name="ce3" table:content-validation-name="val9"/>
          <table:table-cell table:style-name="ce3"/>
          <table:table-cell table:style-name="ce15" table:content-validation-name="val10" office:value-type="string" calcext:value-type="string">
            <text:p>Impossible?</text:p>
          </table:table-cell>
          <table:table-cell table:style-name="ce15"/>
          <table:table-cell table:style-name="ce212" table:content-validation-name="val11" office:value-type="string" calcext:value-type="string">
            <text:p>Special</text:p>
          </table:table-cell>
          <table:table-cell table:style-name="ce3" office:value-type="string" calcext:value-type="string">
            <text:p>Attack zy</text:p>
          </table:table-cell>
          <table:table-cell table:style-name="ce3" table:content-validation-name="val12"/>
          <table:table-cell table:style-name="ce3"/>
          <table:table-cell table:style-name="ce3" table:content-validation-name="val13"/>
          <table:table-cell table:style-name="ce3"/>
          <table:table-cell table:style-name="ce3" table:content-validation-name="val14"/>
          <table:table-cell table:style-name="ce3"/>
        </table:table-row>
        <table:table-row table:style-name="ro1">
          <table:table-cell table:style-name="ce200" office:value-type="string" calcext:value-type="string">
            <text:p>Attack s3</text:p>
          </table:table-cell>
          <table:table-cell table:style-name="ce3" table:content-validation-name="val9"/>
          <table:table-cell table:style-name="ce3"/>
          <table:table-cell table:style-name="ce212" table:content-validation-name="val10" office:value-type="string" calcext:value-type="string">
            <text:p>Special</text:p>
          </table:table-cell>
          <table:table-cell table:style-name="ce3" office:value-type="string" calcext:value-type="string">
            <text:p>Attack zy</text:p>
          </table:table-cell>
          <table:table-cell table:style-name="ce15" table:content-validation-name="val11" office:value-type="string" calcext:value-type="string">
            <text:p>Impossible?</text:p>
          </table:table-cell>
          <table:table-cell table:style-name="ce15"/>
          <table:table-cell table:style-name="ce3" table:content-validation-name="val12"/>
          <table:table-cell table:style-name="ce3"/>
          <table:table-cell table:style-name="ce3" table:content-validation-name="val13"/>
          <table:table-cell table:style-name="ce3"/>
          <table:table-cell table:style-name="ce3" table:content-validation-name="val14"/>
          <table:table-cell table:style-name="ce3"/>
        </table:table-row>
        <table:table-row table:style-name="ro1">
          <table:table-cell table:style-name="ce200" office:value-type="string" calcext:value-type="string">
            <text:p>Attack s4</text:p>
          </table:table-cell>
          <table:table-cell table:style-name="ce3" table:content-validation-name="val9"/>
          <table:table-cell table:style-name="ce3"/>
          <table:table-cell table:style-name="ce3" table:content-validation-name="val10"/>
          <table:table-cell table:style-name="ce3"/>
          <table:table-cell table:style-name="ce3" table:content-validation-name="val11"/>
          <table:table-cell table:style-name="ce3"/>
          <table:table-cell table:style-name="ce15" table:content-validation-name="val12" office:value-type="string" calcext:value-type="string">
            <text:p>Impossible?</text:p>
          </table:table-cell>
          <table:table-cell table:style-name="ce15"/>
          <table:table-cell table:style-name="ce3" table:content-validation-name="val13"/>
          <table:table-cell table:style-name="ce3"/>
          <table:table-cell table:style-name="ce3" table:content-validation-name="val14"/>
          <table:table-cell table:style-name="ce3"/>
        </table:table-row>
        <table:table-row table:style-name="ro1">
          <table:table-cell table:style-name="ce200" office:value-type="string" calcext:value-type="string">
            <text:p>Swim</text:p>
          </table:table-cell>
          <table:table-cell table:style-name="ce212" table:content-validation-name="val9" office:value-type="string" calcext:value-type="string">
            <text:p>Special</text:p>
          </table:table-cell>
          <table:table-cell table:style-name="ce3" office:value-type="string" calcext:value-type="string">
            <text:p>Attack xy</text:p>
          </table:table-cell>
          <table:table-cell table:style-name="ce3" table:content-validation-name="val10"/>
          <table:table-cell table:style-name="ce3"/>
          <table:table-cell table:style-name="ce3" table:content-validation-name="val11"/>
          <table:table-cell table:style-name="ce3"/>
          <table:table-cell table:style-name="ce3" table:content-validation-name="val12"/>
          <table:table-cell table:style-name="ce3"/>
          <table:table-cell table:style-name="ce15" table:content-validation-name="val13" office:value-type="string" calcext:value-type="string">
            <text:p>Impossible?</text:p>
          </table:table-cell>
          <table:table-cell table:style-name="ce15"/>
          <table:table-cell table:style-name="ce3" table:content-validation-name="val14"/>
          <table:table-cell table:style-name="ce3"/>
        </table:table-row>
        <table:table-row table:style-name="ro1">
          <table:table-cell table:style-name="ce200" office:value-type="string" calcext:value-type="string">
            <text:p>Rush</text:p>
          </table:table-cell>
          <table:table-cell table:style-name="ce3" table:content-validation-name="val9"/>
          <table:table-cell table:style-name="ce3"/>
          <table:table-cell table:style-name="ce3" table:content-validation-name="val10"/>
          <table:table-cell table:style-name="ce3"/>
          <table:table-cell table:style-name="ce3" table:content-validation-name="val11"/>
          <table:table-cell table:style-name="ce3"/>
          <table:table-cell table:style-name="ce3" table:content-validation-name="val12"/>
          <table:table-cell table:style-name="ce3"/>
          <table:table-cell table:style-name="ce3" table:content-validation-name="val13"/>
          <table:table-cell table:style-name="ce3"/>
          <table:table-cell table:style-name="ce15" table:content-validation-name="val14" office:value-type="string" calcext:value-type="string">
            <text:p>Impossible?</text:p>
          </table:table-cell>
          <table:table-cell table:style-name="ce15"/>
        </table:table-row>
        <table:table-row table:style-name="ro1" table:number-rows-repeated="3">
          <table:table-cell/>
          <table:table-cell table:content-validation-name="val9"/>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table:style-name="ce95" office:value-type="string" calcext:value-type="string">
            <text:p>Specialties of this sheet:</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1. It should be impossible to add columns or rows by hand, or rename column A and row 1. This is all handled from Master Action List instead.</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2. The cells should be linked somehow so that filling one intersection also fills its duplicate on the opposite side of the table?</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3. Code should automatically apply conditional formatting based on the rules in Reactions sheet.</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Data validation makes it faster to fill the table. Same rules as in Mechanics sheet.</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Conditional formatting... like in the Mechanics table. (not implemented yet)</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number-rows-repeated="2">
          <table:table-cell/>
          <table:table-cell table:content-validation-name="val9"/>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table:style-name="ce95" office:value-type="string" calcext:value-type="string">
            <text:p>Different functions:</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table:style-name="ce215" office:value-type="string" calcext:value-type="string">
            <text:p>”Refresh”</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1. code checks if there are discrepancies between the listed animations here compared to what is included in the Master Action List.</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2. code adds things non-destructively or deletes unnecessary rows / columns.</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number-rows-repeated="2">
          <table:table-cell/>
          <table:table-cell table:content-validation-name="val9"/>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table:style-name="ce96" office:value-type="string" calcext:value-type="string">
            <text:p>”generate list”</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1. The Master Action List is printed out both horizontally and vertically so that they form intersections.</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text:s text:c="3"/>(Animation variations are included if they’re enabled to be included from Modifiers List.)</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2. The cells should be linked somehow so that filling one intersection also fills its duplicate on the opposite side of the table?</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text:s text:c="3"/>This is probably accomplished via filling one half of the spreadsheet with formula... or alternatively, with some type of events.</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number-rows-repeated="2">
          <table:table-cell/>
          <table:table-cell table:content-validation-name="val9"/>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table:style-name="ce96" office:value-type="string" calcext:value-type="string">
            <text:p>”fill opposite”</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1. a single cell – or a group of cells? - is selected.</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2. code figures out the alternative position and duplicates the cell’s contents there.</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3. should be automatic?</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number-rows-repeated="2">
          <table:table-cell/>
          <table:table-cell table:content-validation-name="val9"/>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table:style-name="ce96" office:value-type="string" calcext:value-type="string">
            <text:p>”Add conditional formatting”</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1. delete existing rules for conditional formatting.</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2. find new rules for conditional formatting from Reactions sheet.</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office:value-type="string" calcext:value-type="string">
            <text:p>3. apply new rules for conditional formatting.</text:p>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number-rows-repeated="1048526">
          <table:table-cell/>
          <table:table-cell table:content-validation-name="val9"/>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row table:style-name="ro1">
          <table:table-cell/>
          <table:table-cell table:content-validation-name="val9"/>
          <table:table-cell/>
          <table:table-cell table:content-validation-name="val10"/>
          <table:table-cell/>
          <table:table-cell table:content-validation-name="val11"/>
          <table:table-cell/>
          <table:table-cell table:content-validation-name="val12"/>
          <table:table-cell/>
          <table:table-cell table:content-validation-name="val13"/>
          <table:table-cell/>
          <table:table-cell table:content-validation-name="val14"/>
          <table:table-cell/>
        </table:table-row>
      </table:table>
      <table:table table:name="Reactions" table:style-name="ta1">
        <office:forms form:automatic-focus="false" form:apply-design-mode="false"/>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row table:style-name="ro1">
          <table:table-cell table:style-name="ce8" office:value-type="string" calcext:value-type="string">
            <text:p>Reactions list:</text:p>
          </table:table-cell>
          <table:table-cell table:style-name="ce8" office:value-type="string" calcext:value-type="string">
            <text:p>Color</text:p>
          </table:table-cell>
          <table:table-cell table:style-name="ce8" office:value-type="string" calcext:value-type="string">
            <text:p>Explanation for the user:</text:p>
          </table:table-cell>
          <table:table-cell/>
        </table:table-row>
        <table:table-row table:style-name="ro1">
          <table:table-cell table:style-name="ce12" office:value-type="string" calcext:value-type="string">
            <text:p>No effect</text:p>
          </table:table-cell>
          <table:table-cell table:style-name="ce85"/>
          <table:table-cell office:value-type="string" calcext:value-type="string">
            <text:p>Does nothing</text:p>
          </table:table-cell>
          <table:table-cell office:value-type="string" calcext:value-type="string">
            <text:p>Nothing visible happens as a result of intersecting mechanics.</text:p>
          </table:table-cell>
        </table:table-row>
        <table:table-row table:style-name="ro1">
          <table:table-cell table:style-name="ce12" office:value-type="string" calcext:value-type="string">
            <text:p>Impossible?</text:p>
          </table:table-cell>
          <table:table-cell table:style-name="ce16"/>
          <table:table-cell office:value-type="string" calcext:value-type="string">
            <text:p>Impossible</text:p>
          </table:table-cell>
          <table:table-cell office:value-type="string" calcext:value-type="string">
            <text:p>This entry means that some mechanics cannot be combined at that intersection because of some circumstance mismatch.</text:p>
          </table:table-cell>
        </table:table-row>
        <table:table-row table:style-name="ro1">
          <table:table-cell table:style-name="ce12" office:value-type="string" calcext:value-type="string">
            <text:p>Undecided</text:p>
          </table:table-cell>
          <table:table-cell table:style-name="ce12"/>
          <table:table-cell office:value-type="string" calcext:value-type="string">
            <text:p>Did Some Tests, No Exact Answer, Probably Irrelevant</text:p>
          </table:table-cell>
          <table:table-cell office:value-type="string" calcext:value-type="string">
            <text:p>This entry is used with precise buffer tests or other things that are difficult to test exactly. Basically, you'd need frame precise tools to get an exact answer. Even so, rough tests suggest there is nothing glitchy about this particular intersecting mechanic.</text:p>
          </table:table-cell>
        </table:table-row>
        <table:table-row table:style-name="ro1">
          <table:table-cell table:style-name="ce12" office:value-type="string" calcext:value-type="string">
            <text:p>Prereq</text:p>
          </table:table-cell>
          <table:table-cell table:style-name="ce17"/>
          <table:table-cell office:value-type="string" calcext:value-type="string">
            <text:p>Prerequisite</text:p>
          </table:table-cell>
          <table:table-cell office:value-type="string" calcext:value-type="string">
            <text:p>This entry means that some input or property is a prerequisite for the animation to work, hence it cannot be tested at certain intersections.</text:p>
          </table:table-cell>
        </table:table-row>
        <table:table-row table:style-name="ro1">
          <table:table-cell table:style-name="ce12" office:value-type="string" calcext:value-type="string">
            <text:p>Mutual</text:p>
          </table:table-cell>
          <table:table-cell table:style-name="ce20"/>
          <table:table-cell office:value-type="string" calcext:value-type="string">
            <text:p>a.k.a. Co-exists / Is Combined</text:p>
          </table:table-cell>
          <table:table-cell office:value-type="string" calcext:value-type="string">
            <text:p>Some property or animation combines with the tested mechanic.</text:p>
          </table:table-cell>
        </table:table-row>
        <table:table-row table:style-name="ro1">
          <table:table-cell table:style-name="ce12" office:value-type="string" calcext:value-type="string">
            <text:p>Special</text:p>
          </table:table-cell>
          <table:table-cell table:style-name="ce21"/>
          <table:table-cell office:value-type="string" calcext:value-type="string">
            <text:p>Special</text:p>
          </table:table-cell>
          <table:table-cell office:value-type="string" calcext:value-type="string">
            <text:p>This entry is often reserved for glitches or other unique results.</text:p>
          </table:table-cell>
        </table:table-row>
        <table:table-row table:style-name="ro1">
          <table:table-cell office:value-type="string" calcext:value-type="string">
            <text:p>Cancels</text:p>
          </table:table-cell>
          <table:table-cell table:style-name="ce23"/>
          <table:table-cell office:value-type="string" calcext:value-type="string">
            <text:p>Interrupts</text:p>
          </table:table-cell>
          <table:table-cell office:value-type="string" calcext:value-type="string">
            <text:p>The tested action is interrupted by an intersecting mechanic.</text:p>
          </table:table-cell>
        </table:table-row>
        <table:table-row table:style-name="ro1">
          <table:table-cell table:style-name="ce12" office:value-type="string" calcext:value-type="string">
            <text:p>Follows</text:p>
          </table:table-cell>
          <table:table-cell table:style-name="ce24"/>
          <table:table-cell office:value-type="string" calcext:value-type="string">
            <text:p>Follows</text:p>
          </table:table-cell>
          <table:table-cell/>
        </table:table-row>
        <table:table-row table:style-name="ro1">
          <table:table-cell table:style-name="ce12" office:value-type="string" calcext:value-type="string">
            <text:p>Buffers</text:p>
          </table:table-cell>
          <table:table-cell table:style-name="ce28"/>
          <table:table-cell office:value-type="string" calcext:value-type="string">
            <text:p>a.k.a. Combos / Is Buffered</text:p>
          </table:table-cell>
          <table:table-cell/>
        </table:table-row>
        <table:table-row table:style-name="ro1">
          <table:table-cell table:style-name="ce12" office:value-type="string" calcext:value-type="string">
            <text:p>???</text:p>
          </table:table-cell>
          <table:table-cell table:style-name="ce29"/>
          <table:table-cell/>
          <table:table-cell office:value-type="string" calcext:value-type="string">
            <text:p>Something that is unknown and might be interesting to find out some day.</text:p>
          </table:table-cell>
        </table:table-row>
        <table:table-row table:style-name="ro1">
          <table:table-cell table:style-name="ce12" office:value-type="string" calcext:value-type="string">
            <text:p>---</text:p>
          </table:table-cell>
          <table:table-cell table:style-name="ce12"/>
          <table:table-cell table:number-columns-repeated="2"/>
        </table:table-row>
        <table:table-row table:style-name="ro1">
          <table:table-cell office:value-type="string" calcext:value-type="string">
            <text:p>(Placeholder 1)</text:p>
          </table:table-cell>
          <table:table-cell table:number-columns-repeated="2"/>
          <table:table-cell office:value-type="string" calcext:value-type="string">
            <text:p>Whatever else is needed.</text:p>
          </table:table-cell>
        </table:table-row>
        <table:table-row table:style-name="ro1">
          <table:table-cell office:value-type="string" calcext:value-type="string">
            <text:p>(Placeholder 2)</text:p>
          </table:table-cell>
          <table:table-cell table:number-columns-repeated="3"/>
        </table:table-row>
        <table:table-row table:style-name="ro1">
          <table:table-cell office:value-type="string" calcext:value-type="string">
            <text:p>(Placeholder 3)</text:p>
          </table:table-cell>
          <table:table-cell table:number-columns-repeated="3"/>
        </table:table-row>
        <table:table-row table:style-name="ro1" table:number-rows-repeated="5">
          <table:table-cell table:number-columns-repeated="4"/>
        </table:table-row>
        <table:table-row table:style-name="ro1">
          <table:table-cell table:number-columns-repeated="2"/>
          <table:table-cell office:value-type="string" calcext:value-type="string">
            <text:p>Hint: it’s useful to keep all reactions at a different letter so that it’s faster to add them via data validation.</text:p>
          </table:table-cell>
          <table:table-cell/>
        </table:table-row>
        <table:table-row table:style-name="ro1">
          <table:table-cell table:number-columns-repeated="2"/>
          <table:table-cell table:style-name="ce13"/>
          <table:table-cell/>
        </table:table-row>
      </table:table>
      <table:table table:name="Input List" table:style-name="ta1">
        <office:forms form:automatic-focus="false" form:apply-design-mode="false"/>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5" table:number-columns-repeated="1020" table:default-cell-style-name="Default"/>
        <table:table-row table:style-name="ro1">
          <table:table-cell table:style-name="ce240" office:value-type="string" calcext:value-type="string">
            <text:p>Input Group</text:p>
          </table:table-cell>
          <table:table-cell table:style-name="ce240" office:value-type="string" calcext:value-type="string">
            <text:p>Input Name</text:p>
          </table:table-cell>
          <table:table-cell table:style-name="ce240" office:value-type="string" calcext:value-type="string">
            <text:p>Input</text:p>
          </table:table-cell>
          <table:table-cell table:style-name="ce240" office:value-type="string" calcext:value-type="string">
            <text:p>Color</text:p>
          </table:table-cell>
          <table:table-cell table:style-name="ce240" office:value-type="string" calcext:value-type="string">
            <text:p>Group</text:p>
          </table:table-cell>
          <table:table-cell table:style-name="ce240" table:number-columns-repeated="1018"/>
          <table:table-cell table:style-name="ce8"/>
        </table:table-row>
        <table:table-row table:style-name="ro1">
          <table:table-cell office:value-type="string" calcext:value-type="string">
            <text:p>Default</text:p>
          </table:table-cell>
          <table:table-cell office:value-type="string" calcext:value-type="string">
            <text:p>Letting go of input</text:p>
          </table:table-cell>
          <table:table-cell table:number-columns-repeated="1022"/>
        </table:table-row>
        <table:table-row table:style-name="ro1">
          <table:table-cell office:value-type="string" calcext:value-type="string">
            <text:p>Default</text:p>
          </table:table-cell>
          <table:table-cell office:value-type="string" calcext:value-type="string">
            <text:p>Move</text:p>
          </table:table-cell>
          <table:table-cell office:value-type="string" calcext:value-type="string">
            <text:p>L-stick</text:p>
          </table:table-cell>
          <table:table-cell table:number-columns-repeated="1021"/>
        </table:table-row>
        <table:table-row table:style-name="ro1">
          <table:table-cell office:value-type="string" calcext:value-type="string">
            <text:p>Default</text:p>
          </table:table-cell>
          <table:table-cell office:value-type="string" calcext:value-type="string">
            <text:p>Roll (Forward)</text:p>
          </table:table-cell>
          <table:table-cell office:value-type="string" calcext:value-type="string">
            <text:p>R-stick</text:p>
          </table:table-cell>
          <table:table-cell table:number-columns-repeated="1021"/>
        </table:table-row>
        <table:table-row table:style-name="ro1">
          <table:table-cell office:value-type="string" calcext:value-type="string">
            <text:p>Default</text:p>
          </table:table-cell>
          <table:table-cell office:value-type="string" calcext:value-type="string">
            <text:p>Roll (Left)</text:p>
          </table:table-cell>
          <table:table-cell office:value-type="string" calcext:value-type="string">
            <text:p>R-stick</text:p>
          </table:table-cell>
          <table:table-cell table:number-columns-repeated="1021"/>
        </table:table-row>
        <table:table-row table:style-name="ro1">
          <table:table-cell office:value-type="string" calcext:value-type="string">
            <text:p>Default</text:p>
          </table:table-cell>
          <table:table-cell office:value-type="string" calcext:value-type="string">
            <text:p>Roll (Right)</text:p>
          </table:table-cell>
          <table:table-cell office:value-type="string" calcext:value-type="string">
            <text:p>R-stick</text:p>
          </table:table-cell>
          <table:table-cell table:number-columns-repeated="1021"/>
        </table:table-row>
        <table:table-row table:style-name="ro1">
          <table:table-cell office:value-type="string" calcext:value-type="string">
            <text:p>Default</text:p>
          </table:table-cell>
          <table:table-cell office:value-type="string" calcext:value-type="string">
            <text:p>Roll (Back)</text:p>
          </table:table-cell>
          <table:table-cell office:value-type="string" calcext:value-type="string">
            <text:p>R-stick</text:p>
          </table:table-cell>
          <table:table-cell table:number-columns-repeated="1021"/>
        </table:table-row>
        <table:table-row table:style-name="ro1">
          <table:table-cell office:value-type="string" calcext:value-type="string">
            <text:p>Default</text:p>
          </table:table-cell>
          <table:table-cell office:value-type="string" calcext:value-type="string">
            <text:p>Weapon Switch</text:p>
          </table:table-cell>
          <table:table-cell office:value-type="string" calcext:value-type="string">
            <text:p>D-pad</text:p>
          </table:table-cell>
          <table:table-cell table:number-columns-repeated="1021"/>
        </table:table-row>
        <table:table-row table:style-name="ro1">
          <table:table-cell office:value-type="string" calcext:value-type="string">
            <text:p>Default</text:p>
          </table:table-cell>
          <table:table-cell office:value-type="string" calcext:value-type="string">
            <text:p>Jump (Result 1)</text:p>
          </table:table-cell>
          <table:table-cell office:value-type="string" calcext:value-type="string">
            <text:p>X</text:p>
          </table:table-cell>
          <table:table-cell table:number-columns-repeated="1021"/>
        </table:table-row>
        <table:table-row table:style-name="ro1">
          <table:table-cell office:value-type="string" calcext:value-type="string">
            <text:p>Default</text:p>
          </table:table-cell>
          <table:table-cell office:value-type="string" calcext:value-type="string">
            <text:p>Jump (Result 2)</text:p>
          </table:table-cell>
          <table:table-cell office:value-type="string" calcext:value-type="string">
            <text:p>X</text:p>
          </table:table-cell>
          <table:table-cell table:number-columns-repeated="1021"/>
        </table:table-row>
        <table:table-row table:style-name="ro1">
          <table:table-cell office:value-type="string" calcext:value-type="string">
            <text:p>Default</text:p>
          </table:table-cell>
          <table:table-cell office:value-type="string" calcext:value-type="string">
            <text:p>Melee (S)</text:p>
          </table:table-cell>
          <table:table-cell office:value-type="string" calcext:value-type="string">
            <text:p>Square</text:p>
          </table:table-cell>
          <table:table-cell table:number-columns-repeated="1021"/>
        </table:table-row>
        <table:table-row table:style-name="ro1">
          <table:table-cell office:value-type="string" calcext:value-type="string">
            <text:p>Default</text:p>
          </table:table-cell>
          <table:table-cell office:value-type="string" calcext:value-type="string">
            <text:p>Melee (S) (Long)</text:p>
          </table:table-cell>
          <table:table-cell office:value-type="string" calcext:value-type="string">
            <text:p>Square</text:p>
          </table:table-cell>
          <table:table-cell table:number-columns-repeated="1021"/>
        </table:table-row>
        <table:table-row table:style-name="ro1">
          <table:table-cell office:value-type="string" calcext:value-type="string">
            <text:p>Default</text:p>
          </table:table-cell>
          <table:table-cell office:value-type="string" calcext:value-type="string">
            <text:p>Melee (T)</text:p>
          </table:table-cell>
          <table:table-cell office:value-type="string" calcext:value-type="string">
            <text:p>Triangle</text:p>
          </table:table-cell>
          <table:table-cell table:number-columns-repeated="1021"/>
        </table:table-row>
        <table:table-row table:style-name="ro1">
          <table:table-cell office:value-type="string" calcext:value-type="string">
            <text:p>Default</text:p>
          </table:table-cell>
          <table:table-cell office:value-type="string" calcext:value-type="string">
            <text:p>Melee (T) (Long)</text:p>
          </table:table-cell>
          <table:table-cell office:value-type="string" calcext:value-type="string">
            <text:p>Triangle</text:p>
          </table:table-cell>
          <table:table-cell table:number-columns-repeated="1021"/>
        </table:table-row>
        <table:table-row table:style-name="ro1">
          <table:table-cell office:value-type="string" calcext:value-type="string">
            <text:p>Default</text:p>
          </table:table-cell>
          <table:table-cell office:value-type="string" calcext:value-type="string">
            <text:p>Grab</text:p>
          </table:table-cell>
          <table:table-cell office:value-type="string" calcext:value-type="string">
            <text:p>Circle</text:p>
          </table:table-cell>
          <table:table-cell table:number-columns-repeated="1021"/>
        </table:table-row>
        <table:table-row table:style-name="ro1">
          <table:table-cell office:value-type="string" calcext:value-type="string">
            <text:p>Default</text:p>
          </table:table-cell>
          <table:table-cell office:value-type="string" calcext:value-type="string">
            <text:p>Block</text:p>
          </table:table-cell>
          <table:table-cell office:value-type="string" calcext:value-type="string">
            <text:p>L1</text:p>
          </table:table-cell>
          <table:table-cell table:number-columns-repeated="1021"/>
        </table:table-row>
        <table:table-row table:style-name="ro1">
          <table:table-cell office:value-type="string" calcext:value-type="string">
            <text:p>Default</text:p>
          </table:table-cell>
          <table:table-cell office:value-type="string" calcext:value-type="string">
            <text:p>Magic</text:p>
          </table:table-cell>
          <table:table-cell office:value-type="string" calcext:value-type="string">
            <text:p>R2</text:p>
          </table:table-cell>
          <table:table-cell table:number-columns-repeated="1021"/>
        </table:table-row>
        <table:table-row table:style-name="ro1">
          <table:table-cell office:value-type="string" calcext:value-type="string">
            <text:p>Default</text:p>
          </table:table-cell>
          <table:table-cell office:value-type="string" calcext:value-type="string">
            <text:p>Rage</text:p>
          </table:table-cell>
          <table:table-cell office:value-type="string" calcext:value-type="string">
            <text:p>L3 + R3</text:p>
          </table:table-cell>
          <table:table-cell table:number-columns-repeated="1021"/>
        </table:table-row>
        <table:table-row table:style-name="ro1">
          <table:table-cell office:value-type="string" calcext:value-type="string">
            <text:p>Default</text:p>
          </table:table-cell>
          <table:table-cell table:number-columns-repeated="2" office:value-type="string" calcext:value-type="string">
            <text:p>Pause</text:p>
          </table:table-cell>
          <table:table-cell table:style-name="ce12"/>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Retry</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Upgrade Blades</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Upgrade Head</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Fall</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Landing</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Hang From Ledge</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Water</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Rope</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Shimmy</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Prompt 1</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Default</text:p>
          </table:table-cell>
          <table:table-cell office:value-type="string" calcext:value-type="string">
            <text:p>Hold X</text:p>
          </table:table-cell>
          <table:table-cell office:value-type="string" calcext:value-type="string">
            <text:p>X</text:p>
          </table:table-cell>
          <table:table-cell table:style-name="ce250"/>
          <table:table-cell office:value-type="float" office:value="2" calcext:value-type="float">
            <text:p>2</text:p>
          </table:table-cell>
          <table:table-cell table:number-columns-repeated="1019"/>
        </table:table-row>
        <table:table-row table:style-name="ro1">
          <table:table-cell office:value-type="string" calcext:value-type="string">
            <text:p>Default</text:p>
          </table:table-cell>
          <table:table-cell office:value-type="string" calcext:value-type="string">
            <text:p>Hold S</text:p>
          </table:table-cell>
          <table:table-cell office:value-type="string" calcext:value-type="string">
            <text:p>Square</text:p>
          </table:table-cell>
          <table:table-cell table:style-name="ce250"/>
          <table:table-cell office:value-type="float" office:value="2" calcext:value-type="float">
            <text:p>2</text:p>
          </table:table-cell>
          <table:table-cell table:number-columns-repeated="1019"/>
        </table:table-row>
        <table:table-row table:style-name="ro1">
          <table:table-cell office:value-type="string" calcext:value-type="string">
            <text:p>Default</text:p>
          </table:table-cell>
          <table:table-cell office:value-type="string" calcext:value-type="string">
            <text:p>Hold T</text:p>
          </table:table-cell>
          <table:table-cell office:value-type="string" calcext:value-type="string">
            <text:p>Triangle</text:p>
          </table:table-cell>
          <table:table-cell table:style-name="ce250"/>
          <table:table-cell office:value-type="float" office:value="2" calcext:value-type="float">
            <text:p>2</text:p>
          </table:table-cell>
          <table:table-cell table:number-columns-repeated="1019"/>
        </table:table-row>
        <table:table-row table:style-name="ro1">
          <table:table-cell office:value-type="string" calcext:value-type="string">
            <text:p>Default</text:p>
          </table:table-cell>
          <table:table-cell office:value-type="string" calcext:value-type="string">
            <text:p>Hold O</text:p>
          </table:table-cell>
          <table:table-cell office:value-type="string" calcext:value-type="string">
            <text:p>O</text:p>
          </table:table-cell>
          <table:table-cell table:style-name="ce250"/>
          <table:table-cell office:value-type="float" office:value="2" calcext:value-type="float">
            <text:p>2</text:p>
          </table:table-cell>
          <table:table-cell table:number-columns-repeated="1019"/>
        </table:table-row>
        <table:table-row table:style-name="ro1">
          <table:table-cell table:number-columns-repeated="3"/>
          <table:table-cell table:style-name="ce12"/>
          <table:table-cell table:number-columns-repeated="1020"/>
        </table:table-row>
        <table:table-row table:style-name="ro1">
          <table:table-cell office:value-type="string" calcext:value-type="string">
            <text:p>Water</text:p>
          </table:table-cell>
          <table:table-cell office:value-type="string" calcext:value-type="string">
            <text:p>Letting go of input</text:p>
          </table:table-cell>
          <table:table-cell table:number-columns-repeated="1022"/>
        </table:table-row>
        <table:table-row table:style-name="ro1">
          <table:table-cell office:value-type="string" calcext:value-type="string">
            <text:p>Water</text:p>
          </table:table-cell>
          <table:table-cell office:value-type="string" calcext:value-type="string">
            <text:p>Move</text:p>
          </table:table-cell>
          <table:table-cell office:value-type="string" calcext:value-type="string">
            <text:p>L-stick</text:p>
          </table:table-cell>
          <table:table-cell table:number-columns-repeated="1021"/>
        </table:table-row>
        <table:table-row table:style-name="ro1">
          <table:table-cell office:value-type="string" calcext:value-type="string">
            <text:p>Water</text:p>
          </table:table-cell>
          <table:table-cell office:value-type="string" calcext:value-type="string">
            <text:p>Rush</text:p>
          </table:table-cell>
          <table:table-cell office:value-type="string" calcext:value-type="string">
            <text:p>R1</text:p>
          </table:table-cell>
          <table:table-cell table:number-columns-repeated="1021"/>
        </table:table-row>
        <table:table-row table:style-name="ro1">
          <table:table-cell office:value-type="string" calcext:value-type="string">
            <text:p>Water</text:p>
          </table:table-cell>
          <table:table-cell office:value-type="string" calcext:value-type="string">
            <text:p>Retry</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Water</text:p>
          </table:table-cell>
          <table:table-cell office:value-type="string" calcext:value-type="string">
            <text:p>Upgrade Blades</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Water</text:p>
          </table:table-cell>
          <table:table-cell office:value-type="string" calcext:value-type="string">
            <text:p>Upgrade Head</text:p>
          </table:table-cell>
          <table:table-cell/>
          <table:table-cell table:style-name="ce249"/>
          <table:table-cell office:value-type="float" office:value="1" calcext:value-type="float">
            <text:p>1</text:p>
          </table:table-cell>
          <table:table-cell table:number-columns-repeated="1019"/>
        </table:table-row>
        <table:table-row table:style-name="ro1">
          <table:table-cell office:value-type="string" calcext:value-type="string">
            <text:p>Water</text:p>
          </table:table-cell>
          <table:table-cell office:value-type="string" calcext:value-type="string">
            <text:p>Prompt 1</text:p>
          </table:table-cell>
          <table:table-cell/>
          <table:table-cell table:style-name="ce249"/>
          <table:table-cell office:value-type="float" office:value="1" calcext:value-type="float">
            <text:p>1</text:p>
          </table:table-cell>
          <table:table-cell table:number-columns-repeated="1019"/>
        </table:table-row>
        <table:table-row table:style-name="ro1">
          <table:table-cell table:number-columns-repeated="1024"/>
        </table:table-row>
        <table:table-row table:style-name="ro1">
          <table:table-cell table:number-columns-repeated="6"/>
          <table:table-cell table:style-name="ce95" office:value-type="string" calcext:value-type="string">
            <text:p>Specialties about this sheet:</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calcext:value-type="string">
            <text:p>1. ”default” input list exists by default. It can’t be removed? Or: the code automatically adds it back whenever refreshing, if needed.</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calcext:value-type="string">
            <text:p>2. user can create ”groups”. Their purpose is to make it easier to hide more complex or esoteric inputs whenever needed to get more space in the Mechanics sheet.</text:p>
          </table:table-cell>
          <table:table-cell table:number-columns-repeated="1017"/>
        </table:table-row>
        <table:table-row table:style-name="ro1">
          <table:table-cell table:number-columns-repeated="6"/>
          <table:table-cell office:value-type="string" calcext:value-type="string">
            <text:p>The group number doesn’t matter – it just differentiates where one group should end and one begin.</text:p>
          </table:table-cell>
          <table:table-cell table:number-columns-repeated="1017"/>
        </table:table-row>
        <table:table-row table:style-name="ro1" table:number-rows-repeated="2">
          <table:table-cell table:number-columns-repeated="1024"/>
        </table:table-row>
        <table:table-row table:style-name="ro1">
          <table:table-cell table:number-columns-repeated="6"/>
          <table:table-cell table:style-name="ce95" office:value-type="string" calcext:value-type="string">
            <text:p>Different functions:</text:p>
          </table:table-cell>
          <table:table-cell table:number-columns-repeated="1017"/>
        </table:table-row>
        <table:table-row table:style-name="ro1">
          <table:table-cell table:number-columns-repeated="1024"/>
        </table:table-row>
        <table:table-row table:style-name="ro1">
          <table:table-cell table:number-columns-repeated="6"/>
          <table:table-cell table:style-name="ce96" office:value-type="string" calcext:value-type="string">
            <text:p>”Refresh”</text:p>
          </table:table-cell>
          <table:table-cell table:number-columns-repeated="1017"/>
        </table:table-row>
        <table:table-row table:style-name="ro1">
          <table:table-cell table:number-columns-repeated="1024"/>
        </table:table-row>
        <table:table-row table:style-name="ro1">
          <table:table-cell table:number-columns-repeated="6"/>
          <table:table-cell office:value-type="string" calcext:value-type="string">
            <text:p>1. the code checks for discrepancies between Input Lists and the existing animations in the Mechanics sheet.</text:p>
          </table:table-cell>
          <table:table-cell table:number-columns-repeated="1017"/>
        </table:table-row>
        <table:table-row table:style-name="ro1">
          <table:table-cell table:number-columns-repeated="6"/>
          <table:table-cell office:value-type="string" calcext:value-type="string">
            <text:p>2. if there are too few or too many rows, they are added in a non-destructive way or deleted.</text:p>
          </table:table-cell>
          <table:table-cell table:number-columns-repeated="1017"/>
        </table:table-row>
      </table:table>
      <table:table table:name="About" table:style-name="ta1">
        <office:forms form:automatic-focus="false" form:apply-design-mode="false"/>
        <table:table-column table:style-name="co15" table:number-columns-repeated="1024" table:default-cell-style-name="Default"/>
        <table:table-row table:style-name="ro1">
          <table:table-cell table:style-name="ce243" table:number-columns-repeated="1024"/>
        </table:table-row>
        <table:table-row table:style-name="ro1" table:number-rows-repeated="2">
          <table:table-cell table:number-columns-repeated="1024"/>
        </table:table-row>
        <table:table-row table:style-name="ro1">
          <table:table-cell table:number-columns-repeated="3"/>
          <table:table-cell office:value-type="string" calcext:value-type="string">
            <text:p>Movelister template v. 1</text:p>
          </table:table-cell>
          <table:table-cell table:number-columns-repeated="1020"/>
        </table:table-row>
        <table:table-row table:style-name="ro1">
          <table:table-cell table:number-columns-repeated="3"/>
          <table:table-cell office:value-type="string" calcext:value-type="string">
            <text:p>by Nelitarnia</text:p>
          </table:table-cell>
          <table:table-cell table:number-columns-repeated="1020"/>
        </table:table-row>
      </table:table>
      <table:named-expressions/>
      <table:database-ranges>
        <table:database-range table:name="__Anonymous_DB__1" table:target-range-address="'Master Action List'.M1:'Master Action List'.M1048576" table:orientation="column"/>
        <table:database-range table:name="__Anonymous_DB__2" table:target-range-address="'Master Action List'.M1:'Master Action List'.M1048576" table:orientation="column"/>
        <table:database-range table:name="__Anonymous_DB__3" table:target-range-address="'Master Action List'.M1:'Master Action List'.M104857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Light_20_gray_20_bg" style:display-name="Light gray bg" style:family="table-cell" style:parent-style-name="Default">
      <style:table-cell-properties fo:background-color="#c0c0c0"/>
    </style:style>
    <style:style style:name="Red_20_bg" style:display-name="Red bg" style:family="table-cell" style:parent-style-name="Default">
      <style:table-cell-properties fo:background-color="#ff8080"/>
    </style:style>
    <style:style style:name="Light_20_orange_20_bg" style:display-name="Light orange bg" style:family="table-cell" style:parent-style-name="Default">
      <style:table-cell-properties fo:background-color="#ff9966"/>
    </style:style>
    <style:style style:name="Yellow_20_bg" style:display-name="Yellow bg" style:family="table-cell" style:parent-style-name="Default">
      <style:table-cell-properties fo:background-color="#ffff00"/>
    </style:style>
    <style:style style:name="Light_20_blue_20_bg" style:display-name="Light blue bg" style:family="table-cell" style:parent-style-name="Default">
      <style:table-cell-properties fo:background-color="#99ccff"/>
    </style:style>
    <style:style style:name="Green_20_bg" style:display-name="Green bg" style:family="table-cell" style:parent-style-name="Default">
      <style:table-cell-properties fo:background-color="#00ae00"/>
    </style:style>
    <style:style style:name="Blue_20_bg" style:display-name="Blue bg" style:family="table-cell" style:parent-style-name="Default">
      <style:table-cell-properties fo:background-color="#0000ff"/>
    </style:style>
    <style:style style:name="Dark_20_gray_20_bg" style:display-name="Dark gray bg" style:family="table-cell" style:parent-style-name="Default">
      <style:table-cell-properties fo:background-color="#808080"/>
    </style:style>
    <style:style style:name="Very_20_light_20_gray_20_bg" style:display-name="Very light gray bg" style:family="table-cell" style:parent-style-name="Default">
      <style:table-cell-properties fo:background-color="#e6e6e6"/>
    </style:style>
    <style:style style:name="Purple_20_bg" style:display-name="Purple bg" style:family="table-cell" style:parent-style-name="Default">
      <style:table-cell-properties fo:background-color="#80008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3">00.00.0000</text:date>, <text:time style:data-style-name="N2" text:time-value="20:30:16.03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nu Ratilainen</meta:initial-creator>
    <meta:creation-date>2016-12-31T10:25:48.537000000</meta:creation-date>
    <dc:date>2018-05-13T21:10:10.028000000</dc:date>
    <meta:editing-duration>P6DT6H43M8S</meta:editing-duration>
    <meta:editing-cycles>988</meta:editing-cycles>
    <meta:generator>LibreOffice/5.4.0.3$Windows_X86_64 LibreOffice_project/7556cbc6811c9d992f4064ab9287069087d7f62c</meta:generator>
    <meta:document-statistic meta:table-count="7" meta:cell-count="1013" meta:object-count="0"/>
  </office:meta>
</office:document-meta>
</file>